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あ・・・っ！　あ・・・っ！　あ・・・っ！　あ・・・っ！</text:p>
          </table:table-cell>
          <table:table-cell table:style-name="ce0"/>
          <table:table-cell table:style-name="ce0" office:value-type="string">
            <text:p>Shinigami</text:p>
          </table:table-cell>
          <table:table-cell table:style-name="ce0" office:value-type="string">
            <text:p>Ah...! Ah...! Ah...! Ah...!</text:p>
          </table:table-cell>
          <table:table-cell table:number-columns-repeated="1020"/>
        </table:table-row>
        <table:table-row>
          <table:table-cell table:style-name="ce0" office:value-type="string">
            <text:p>はぁ・・・！　はぁ・・・！　はぁ・・・！</text:p>
          </table:table-cell>
          <table:table-cell table:style-name="ce0"/>
          <table:table-cell table:style-name="ce0"/>
          <table:table-cell table:style-name="ce0" office:value-type="string">
            <text:p>Haah...! Haah...! Haah...!</text:p>
          </table:table-cell>
          <table:table-cell table:number-columns-repeated="1020"/>
        </table:table-row>
        <table:table-row>
          <table:table-cell table:style-name="ce0" office:value-type="string">
            <text:p>\C[6]途中の分かれ道を右へ左へと蛇行し、敵から
逃れるために決死の思いで走って来た少女。</text:p>
          </table:table-cell>
          <table:table-cell table:style-name="ce0"/>
          <table:table-cell table:style-name="ce0"/>
          <table:table-cell table:style-name="ce0" office:value-type="string">
            <text:p>\C[6]The girl desperately ran from the enemy,
snaking left and right through forks in
the path.</text:p>
          </table:table-cell>
          <table:table-cell table:number-columns-repeated="1020"/>
        </table:table-row>
        <table:table-row>
          <table:table-cell table:style-name="ce0" office:value-type="string">
            <text:p>\C[6]その功あってか、追走する死神たちをなんとか
振り切り、ようやく姿が見えなくなる場所まで
たどり着いたようであった。</text:p>
          </table:table-cell>
          <table:table-cell table:style-name="ce0"/>
          <table:table-cell table:style-name="ce0"/>
          <table:table-cell table:style-name="ce0" office:value-type="string">
            <text:p>\C[6]Thanks to her efforts, she managed to evade
the Shinigami and reach a spot from which
she could not be seen.</text:p>
          </table:table-cell>
          <table:table-cell table:number-columns-repeated="1020"/>
        </table:table-row>
        <table:table-row>
          <table:table-cell table:style-name="ce0" office:value-type="string">
            <text:p>\C[6]しかし、彼らの足音はまだ響いており、いつ
ここまで追いつかれてしまってもおかしくない。</text:p>
          </table:table-cell>
          <table:table-cell table:style-name="ce0"/>
          <table:table-cell table:style-name="ce0"/>
          <table:table-cell table:style-name="ce0" office:value-type="string">
            <text:p>\C[6]However, the sounds of their footsteps still
rang out, so it was clear that they
could appear at any moment.</text:p>
          </table:table-cell>
          <table:table-cell table:number-columns-repeated="1020"/>
        </table:table-row>
        <table:table-row>
          <table:table-cell table:style-name="ce0" office:value-type="string">
            <text:p>\C[6]運良く洞窟の出口に差し当たることを心の底
から切望しながら、少女は再び脚に力を込める。</text:p>
          </table:table-cell>
          <table:table-cell table:style-name="ce0"/>
          <table:table-cell table:style-name="ce0"/>
          <table:table-cell table:style-name="ce0" office:value-type="string">
            <text:p>\C[6]The girl focused her power into her legs once
again, hoping with all her heart that
she might be so lucky as to stumble
upon the cave's exit.</text:p>
          </table:table-cell>
          <table:table-cell table:number-columns-repeated="1020"/>
        </table:table-row>
        <table:table-row>
          <table:table-cell table:style-name="ce0" office:value-type="string">
            <text:p>・・・・・・・んぅっ、あ・・・・・・・・・・・・・・・・・・・・・っ</text:p>
          </table:table-cell>
          <table:table-cell table:style-name="ce0"/>
          <table:table-cell table:style-name="ce0"/>
          <table:table-cell table:style-name="ce0" office:value-type="string">
            <text:p>.........Ngh, ah..............................</text:p>
          </table:table-cell>
          <table:table-cell table:number-columns-repeated="1020"/>
        </table:table-row>
        <table:table-row>
          <table:table-cell table:style-name="ce0" office:value-type="string">
            <text:p>（っぴゅ！　ぷしゅぅっ！！）</text:p>
          </table:table-cell>
          <table:table-cell table:style-name="ce0"/>
          <table:table-cell table:style-name="ce0"/>
          <table:table-cell table:style-name="ce0" office:value-type="string">
            <text:p>*pyu*! *psshhhh*!!</text:p>
          </table:table-cell>
          <table:table-cell table:number-columns-repeated="1020"/>
        </table:table-row>
        <table:table-row>
          <table:table-cell table:style-name="ce0" office:value-type="string">
            <text:p>・・・・・・・・ぁあっ！！</text:p>
          </table:table-cell>
          <table:table-cell table:style-name="ce0"/>
          <table:table-cell table:style-name="ce0"/>
          <table:table-cell table:style-name="ce0" office:value-type="string">
            <text:p>............Aaaah!!</text:p>
          </table:table-cell>
          <table:table-cell table:number-columns-repeated="1020"/>
        </table:table-row>
        <table:table-row>
          <table:table-cell table:style-name="ce0" office:value-type="string">
            <text:p>\C[6]すでに表面張力のような状態でこらえ続けて
いたが、敵と距離を置くことができたという少し
ばかりの安堵が災いしたのかもしれない。</text:p>
          </table:table-cell>
          <table:table-cell table:style-name="ce0"/>
          <table:table-cell table:style-name="ce0"/>
          <table:table-cell table:style-name="ce0" office:value-type="string">
            <text:p>\C[6]There was a kind of surface tension allowing
her to hold back, but perhaps the slight
relief of being distanced from the
enemy might have resulted in disaster.</text:p>
          </table:table-cell>
          <table:table-cell table:number-columns-repeated="1020"/>
        </table:table-row>
        <table:table-row>
          <table:table-cell table:style-name="ce0" office:value-type="string">
            <text:p>\C[6]ここへ来てついに、我慢に我慢を重ねてお腹の
中に留めていたおしっこが、一瞬の孔のゆるみ
を狙って数滴噴き出してしまったのだ。</text:p>
          </table:table-cell>
          <table:table-cell table:style-name="ce0"/>
          <table:table-cell table:style-name="ce0"/>
          <table:table-cell table:style-name="ce0" office:value-type="string">
            <text:p>\C[6]The pee she had been holding in her belly
for ages and ages finally spurted out in
a few drops, taking advantage of the
momentary relaxation of her exit.</text:p>
          </table:table-cell>
          <table:table-cell table:number-columns-repeated="1020"/>
        </table:table-row>
        <table:table-row>
          <table:table-cell table:style-name="ce0" office:value-type="string">
            <text:p>\C[6]まるで目の粗い霧吹きのように股間から
勢い良くおしっこの粒が飛び出す感覚に襲われ、
我を忘れて前かがみになる少女。</text:p>
          </table:table-cell>
          <table:table-cell table:style-name="ce0"/>
          <table:table-cell table:style-name="ce0"/>
          <table:table-cell table:style-name="ce0" office:value-type="string">
            <text:p>\C[6]She bent over, forgetting herself, assaulted
by the sensation of drops of pee forcefully
shooting from her crotch, like a dense
spray.</text:p>
          </table:table-cell>
          <table:table-cell table:number-columns-repeated="1020"/>
        </table:table-row>
        <table:table-row>
          <table:table-cell table:style-name="ce0" office:value-type="string">
            <text:p>\C[6]当然、指という指に力を込めて、ゆるみかけた
出口をふさぎとめるのに必死である。</text:p>
          </table:table-cell>
          <table:table-cell table:style-name="ce0"/>
          <table:table-cell table:style-name="ce0"/>
          <table:table-cell table:style-name="ce0" office:value-type="string">
            <text:p>\C[6]Needless to say, she blocked her outlet with
every single one of her fingers.</text:p>
          </table:table-cell>
          <table:table-cell table:number-columns-repeated="1020"/>
        </table:table-row>
        <table:table-row>
          <table:table-cell table:style-name="ce0" office:value-type="string">
            <text:p>\C[6]反応が良かったためか何とかギリギリで決壊
だけは先延ばしにしたものの、とうとう我慢
できずにおしっこが外に出てしまったという
現実が、彼女に絶望の一端を垣間見せる。</text:p>
          </table:table-cell>
          <table:table-cell table:style-name="ce0"/>
          <table:table-cell table:style-name="ce0"/>
          <table:table-cell table:style-name="ce0" office:value-type="string">
            <text:p>\C[6]Perhaps because of her quick reaction, she
just barely managed to avoid catastrophe,
but the reality that she had just
peed gave her a glimpse of despair.</text:p>
          </table:table-cell>
          <table:table-cell table:number-columns-repeated="1020"/>
        </table:table-row>
        <table:table-row>
          <table:table-cell table:style-name="ce0" office:value-type="string">
            <text:p>\C[6]とにかくもう、時間が無い。　本当に時間が
無い。</text:p>
          </table:table-cell>
          <table:table-cell table:style-name="ce0"/>
          <table:table-cell table:style-name="ce0"/>
          <table:table-cell table:style-name="ce0" office:value-type="string">
            <text:p>\C[6]At any rate, she had no time to lose.
Not even a minute.</text:p>
          </table:table-cell>
          <table:table-cell table:number-columns-repeated="1020"/>
        </table:table-row>
        <table:table-row>
          <table:table-cell table:style-name="ce0" office:value-type="string">
            <text:p>\C[6]ここで留まっていては、敵に追いつかれるに
しろ、我慢の限界がやって来るにしろ、待って
いるのは彼女の下半身から流れ落ちる黄金の
ナイアガラである。</text:p>
          </table:table-cell>
          <table:table-cell table:style-name="ce0"/>
          <table:table-cell table:style-name="ce0"/>
          <table:table-cell table:style-name="ce0" office:value-type="string">
            <text:p>\C[6]If she stayed here, whether the enemy caught
up to her or she simply ran out of
endurance, all that awaited her was
a golden Niagara Falls.</text:p>
          </table:table-cell>
          <table:table-cell table:number-columns-repeated="1020"/>
        </table:table-row>
        <table:table-row>
          <table:table-cell table:style-name="ce0" office:value-type="string">
            <text:p>\C[6]すでに何度目かの分かれ道であるが、冷静に
経路を考えている余裕など、とっくの昔に失われ
ている死神の少女。</text:p>
          </table:table-cell>
          <table:table-cell table:style-name="ce0"/>
          <table:table-cell table:style-name="ce0"/>
          <table:table-cell table:style-name="ce0" office:value-type="string">
            <text:p>\C[6]She did not know whether this was the tenth
or the hundredth fork in the road, but
all time for contemplation was long
gone.</text:p>
          </table:table-cell>
          <table:table-cell table:number-columns-repeated="1020"/>
        </table:table-row>
        <table:table-row>
          <table:table-cell table:style-name="ce0" office:value-type="string">
            <text:p>\C[6]ここで彼女が選んだ道は・・・</text:p>
          </table:table-cell>
          <table:table-cell table:style-name="ce0"/>
          <table:table-cell table:style-name="ce0"/>
          <table:table-cell table:style-name="ce0" office:value-type="string">
            <text:p>\C[6]The path she chose was...</text:p>
          </table:table-cell>
          <table:table-cell table:number-columns-repeated="1020"/>
        </table:table-row>
        <table:table-row>
          <table:table-cell table:style-name="ce0" office:value-type="string">
            <text:p>右の道であった</text:p>
          </table:table-cell>
          <table:table-cell table:style-name="ce0"/>
          <table:table-cell table:style-name="ce0" office:value-type="string">
            <text:p>System</text:p>
          </table:table-cell>
          <table:table-cell table:style-name="ce0" office:value-type="string">
            <text:p>The path to the right</text:p>
          </table:table-cell>
          <table:table-cell table:number-columns-repeated="1020"/>
        </table:table-row>
        <table:table-row>
          <table:table-cell table:style-name="ce0" office:value-type="string">
            <text:p>左の道であった</text:p>
          </table:table-cell>
          <table:table-cell table:style-name="ce0"/>
          <table:table-cell table:style-name="ce0" office:value-type="string">
            <text:p>System</text:p>
          </table:table-cell>
          <table:table-cell table:style-name="ce0" office:value-type="string">
            <text:p>The path to the left</text:p>
          </table:table-cell>
          <table:table-cell table:number-columns-repeated="1020"/>
        </table:table-row>
        <table:table-row>
          <table:table-cell table:style-name="ce0" office:value-type="string">
            <text:p>\C[6]彼女が選んだのは、右の道であった。</text:p>
          </table:table-cell>
          <table:table-cell table:style-name="ce0" office:value-type="string">
            <text:p>Right</text:p>
          </table:table-cell>
          <table:table-cell table:style-name="ce0"/>
          <table:table-cell table:style-name="ce0" office:value-type="string">
            <text:p>\C[6]The path she chose was the one which went
to the right.</text:p>
          </table:table-cell>
          <table:table-cell table:number-columns-repeated="1020"/>
        </table:table-row>
        <table:table-row>
          <table:table-cell table:style-name="ce0" office:value-type="string">
            <text:p>\C[6]否、選んだと言うよりは、おちびりをこらえる
ために身をよじった際、偶然右の道が見えたと
いう程度の理由である。</text:p>
          </table:table-cell>
          <table:table-cell table:style-name="ce0"/>
          <table:table-cell table:style-name="ce0"/>
          <table:table-cell table:style-name="ce0" office:value-type="string">
            <text:p>\C[6]Rather than “chose”, it was the path she
happened to see first while twisting
around to hold back any leaks.</text:p>
          </table:table-cell>
          <table:table-cell table:number-columns-repeated="1020"/>
        </table:table-row>
        <table:table-row>
          <table:table-cell table:style-name="ce0" office:value-type="string">
            <text:p>\C[6]先ほども言ったとおり、彼女には冷静に道筋を
考察する余裕など、まったく残されてはいない
のだ。</text:p>
          </table:table-cell>
          <table:table-cell table:style-name="ce0"/>
          <table:table-cell table:style-name="ce0"/>
          <table:table-cell table:style-name="ce0" office:value-type="string">
            <text:p>\C[6]As mentioned, she no longer had the time to
carefully consider her way forward.</text:p>
          </table:table-cell>
          <table:table-cell table:number-columns-repeated="1020"/>
        </table:table-row>
        <table:table-row>
          <table:table-cell table:style-name="ce0" office:value-type="string">
            <text:p>\C[6]ほとんど反射的に、顔が向いた方向へと歩み
を進める少女。</text:p>
          </table:table-cell>
          <table:table-cell table:style-name="ce0"/>
          <table:table-cell table:style-name="ce0"/>
          <table:table-cell table:style-name="ce0" office:value-type="string">
            <text:p>\C[6]Almost reflexively, she walked forward in
the direction she was facing.</text:p>
          </table:table-cell>
          <table:table-cell table:number-columns-repeated="1020"/>
        </table:table-row>
        <table:table-row>
          <table:table-cell table:style-name="ce0" office:value-type="string">
            <text:p>\C[6]しかしその足取りは、敵から逃走した時のそれ
と比べ、完全に失速しつつあった。</text:p>
          </table:table-cell>
          <table:table-cell table:style-name="ce0"/>
          <table:table-cell table:style-name="ce0"/>
          <table:table-cell table:style-name="ce0" office:value-type="string">
            <text:p>\C[6]But the pace of her movement was utterly
sluggish in comparison to that of her
pursuers.</text:p>
          </table:table-cell>
          <table:table-cell table:number-columns-repeated="1020"/>
        </table:table-row>
        <table:table-row>
          <table:table-cell table:style-name="ce0" office:value-type="string">
            <text:p>んんうぅっ、ぁ・・・・・・はぁ・・・・・・・っ　あ・・・・・っ</text:p>
          </table:table-cell>
          <table:table-cell table:style-name="ce0"/>
          <table:table-cell table:style-name="ce0"/>
          <table:table-cell table:style-name="ce0" office:value-type="string">
            <text:p>Nnnghh, ah......... haah......... ah.......</text:p>
          </table:table-cell>
          <table:table-cell table:number-columns-repeated="1020"/>
        </table:table-row>
        <table:table-row>
          <table:table-cell table:style-name="ce0" office:value-type="string">
            <text:p>・・・・も、もう・・・・・・・・・・おしっこ・・・・・・・・・・・
・・・・・・・・・・・・でちゃ・・・・・・・・・・・う・・・ぅ・・・・っ</text:p>
          </table:table-cell>
          <table:table-cell table:style-name="ce0"/>
          <table:table-cell table:style-name="ce0"/>
          <table:table-cell table:style-name="ce0" office:value-type="string">
            <text:p>....I-I'm................ gonna............
............ pee............. eee... ee....</text:p>
          </table:table-cell>
          <table:table-cell table:number-columns-repeated="1020"/>
        </table:table-row>
        <table:table-row>
          <table:table-cell table:style-name="ce0" office:value-type="string">
            <text:p>\C[6]寄せては返していた尿意の波が、満潮のごとく
常に高位を保つようになり、たまらず立ち
止まってしまう少女。</text:p>
          </table:table-cell>
          <table:table-cell table:style-name="ce0"/>
          <table:table-cell table:style-name="ce0"/>
          <table:table-cell table:style-name="ce0" office:value-type="string">
            <text:p>\C[6]The ebbing and flowing of the waves of urine
that assailed her body had now reached
a high tide, stopping the girl in
her tracks.</text:p>
          </table:table-cell>
          <table:table-cell table:number-columns-repeated="1020"/>
        </table:table-row>
        <table:table-row>
          <table:table-cell table:style-name="ce0" office:value-type="string">
            <text:p>\C[6]これまで、全力で股間を締め付けなければ
ならない頻度と時間が徐々に多くなる一方で
あったが、ついにまったく力をゆるめることさえ
できなくなってしまったのである。</text:p>
          </table:table-cell>
          <table:table-cell table:style-name="ce0"/>
          <table:table-cell table:style-name="ce0"/>
          <table:table-cell table:style-name="ce0" office:value-type="string">
            <text:p>\C[6]She had been needing to tense her muscles
more and more frequently, and for longer
and longer, until she couldn't relax
anymore whatsoever.</text:p>
          </table:table-cell>
          <table:table-cell table:number-columns-repeated="1020"/>
        </table:table-row>
        <table:table-row>
          <table:table-cell table:style-name="ce0" office:value-type="string">
            <text:p>\C[6]こうなってしまうと、全神経をおしっこの孔に
集中させながら、ペンギンのようなすり足でしか
前に進めないのだ。</text:p>
          </table:table-cell>
          <table:table-cell table:style-name="ce0"/>
          <table:table-cell table:style-name="ce0"/>
          <table:table-cell table:style-name="ce0" office:value-type="string">
            <text:p>\C[6]At this point, the only way she could move
was by waddling like a penguin, totally
focused on her pee-hole.</text:p>
          </table:table-cell>
          <table:table-cell table:number-columns-repeated="1020"/>
        </table:table-row>
        <table:table-row>
          <table:table-cell table:style-name="ce0" office:value-type="string">
            <text:p>はぁっ！　はぁっ！　はぁっ！　はぁっ！</text:p>
          </table:table-cell>
          <table:table-cell table:style-name="ce0"/>
          <table:table-cell table:style-name="ce0"/>
          <table:table-cell table:style-name="ce0" office:value-type="string">
            <text:p>Haah! Haah! Haah! Haah!</text:p>
          </table:table-cell>
          <table:table-cell table:number-columns-repeated="1020"/>
        </table:table-row>
        <table:table-row>
          <table:table-cell table:style-name="ce0" office:value-type="string">
            <text:p>ん・・・・・ぁ・・・・・ふぅ・・・・ふぅ・・・・ふぅ・・・・っ</text:p>
          </table:table-cell>
          <table:table-cell table:style-name="ce0"/>
          <table:table-cell table:style-name="ce0"/>
          <table:table-cell table:style-name="ce0" office:value-type="string">
            <text:p>Nn....... ah..... fuu.... fuu.... fuu....</text:p>
          </table:table-cell>
          <table:table-cell table:number-columns-repeated="1020"/>
        </table:table-row>
        <table:table-row>
          <table:table-cell table:style-name="ce0" office:value-type="string">
            <text:p>\C[6]ほんの少しでも再び尿意の波がひいてくれる
ことに期待をかけて、息を整える少女。</text:p>
          </table:table-cell>
          <table:table-cell table:style-name="ce0"/>
          <table:table-cell table:style-name="ce0"/>
          <table:table-cell table:style-name="ce0" office:value-type="string">
            <text:p>\C[6]The girl caught her breath, hoping the waves
of urine would recede just a little.</text:p>
          </table:table-cell>
          <table:table-cell table:number-columns-repeated="1020"/>
        </table:table-row>
        <table:table-row>
          <table:table-cell table:style-name="ce0" office:value-type="string">
            <text:p>\C[6]どうしてもこのまま満潮が続くようであれば、
いっそのこと、この場でしゃがんでおしっこをして
しまおうかと考えていたが、ここでついに恐れて
いた事態が彼女に忍び寄る。</text:p>
          </table:table-cell>
          <table:table-cell table:style-name="ce0"/>
          <table:table-cell table:style-name="ce0"/>
          <table:table-cell table:style-name="ce0" office:value-type="string">
            <text:p>\C[6]If this high tide was going to continue, she
thought she had better squat down and
pee on the spot, when finally the
situation caught up to her.</text:p>
          </table:table-cell>
          <table:table-cell table:number-columns-repeated="1020"/>
        </table:table-row>
        <table:table-row>
          <table:table-cell table:style-name="ce0" office:value-type="string">
            <text:p>追っ手の声
「オレはこっちを捜す！　お前はそっちの道
　だ！」</text:p>
          </table:table-cell>
          <table:table-cell table:style-name="ce0"/>
          <table:table-cell table:style-name="ce0"/>
          <table:table-cell table:style-name="ce0" office:value-type="string">
            <text:p>Pursuer's Voice
“I'll search over this way! You go search
that path!”</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追跡者がもうそこまで迫っていたのだ。</text:p>
          </table:table-cell>
          <table:table-cell table:style-name="ce0"/>
          <table:table-cell table:style-name="ce0"/>
          <table:table-cell table:style-name="ce0" office:value-type="string">
            <text:p>\C[6]They had already chased her this far.</text:p>
          </table:table-cell>
          <table:table-cell table:number-columns-repeated="1020"/>
        </table:table-row>
        <table:table-row>
          <table:table-cell table:style-name="ce0" office:value-type="string">
            <text:p>\C[6]一刻も早くこの場を離れなければ、見つかって
しまうだろう。</text:p>
          </table:table-cell>
          <table:table-cell table:style-name="ce0"/>
          <table:table-cell table:style-name="ce0"/>
          <table:table-cell table:style-name="ce0" office:value-type="string">
            <text:p>\C[6]If she didn't move immediately, they'd
find her.</text:p>
          </table:table-cell>
          <table:table-cell table:number-columns-repeated="1020"/>
        </table:table-row>
        <table:table-row>
          <table:table-cell table:style-name="ce0" office:value-type="string">
            <text:p>\C[6]そしてその後に起こりうる悲劇は、たった一つ
しかないのだ。</text:p>
          </table:table-cell>
          <table:table-cell table:style-name="ce0"/>
          <table:table-cell table:style-name="ce0"/>
          <table:table-cell table:style-name="ce0" office:value-type="string">
            <text:p>\C[6]And if they did, there was only one tragic
possible outcome.</text:p>
          </table:table-cell>
          <table:table-cell table:number-columns-repeated="1020"/>
        </table:table-row>
        <table:table-row>
          <table:table-cell table:style-name="ce0" office:value-type="string">
            <text:p>\C[6]まるであらかじめ用意されていた運命に手を
引かれるかのように、彼女はペンギン歩行術で
よちよちと歩き始める。</text:p>
          </table:table-cell>
          <table:table-cell table:style-name="ce0"/>
          <table:table-cell table:style-name="ce0"/>
          <table:table-cell table:style-name="ce0" office:value-type="string">
            <text:p>\C[6]She used her penguin-waddling skills,
clumsily moving as if fate itself was
pulling her away.</text:p>
          </table:table-cell>
          <table:table-cell table:number-columns-repeated="1020"/>
        </table:table-row>
        <table:table-row>
          <table:table-cell table:style-name="ce0" office:value-type="string">
            <text:p>（ぶしゅっ！！　じょじょ・・・じょわ・・・じょろろっ）</text:p>
          </table:table-cell>
          <table:table-cell table:style-name="ce0"/>
          <table:table-cell table:style-name="ce0"/>
          <table:table-cell table:style-name="ce0" office:value-type="string">
            <text:p>*pshhhh*!! *drip* *drip*... *spurt*...
*trickle *trickle*</text:p>
          </table:table-cell>
          <table:table-cell table:number-columns-repeated="1020"/>
        </table:table-row>
        <table:table-row>
          <table:table-cell table:style-name="ce0" office:value-type="string">
            <text:p>・・・んんんんんーーーー～～～っ////////</text:p>
          </table:table-cell>
          <table:table-cell table:style-name="ce0"/>
          <table:table-cell table:style-name="ce0"/>
          <table:table-cell table:style-name="ce0" office:value-type="string">
            <text:p>....Nnnnngh————〜〜〜 ////////</text:p>
          </table:table-cell>
          <table:table-cell table:number-columns-repeated="1020"/>
        </table:table-row>
        <table:table-row>
          <table:table-cell table:style-name="ce0" office:value-type="string">
            <text:p>\C[6]本日2度目の大量おちびり。</text:p>
          </table:table-cell>
          <table:table-cell table:style-name="ce0"/>
          <table:table-cell table:style-name="ce0"/>
          <table:table-cell table:style-name="ce0" office:value-type="string">
            <text:p>\C[6]That was the second great leakage of the
day.</text:p>
          </table:table-cell>
          <table:table-cell table:number-columns-repeated="1020"/>
        </table:table-row>
        <table:table-row>
          <table:table-cell table:style-name="ce0" office:value-type="string">
            <text:p>\C[6]股間から流れ出た幾筋もの雫は、まるでツタの
ように両ふとももにからみつき、彼女の必死の
歩みを止めようとしているかのようだった。</text:p>
          </table:table-cell>
          <table:table-cell table:style-name="ce0"/>
          <table:table-cell table:style-name="ce0"/>
          <table:table-cell table:style-name="ce0" office:value-type="string">
            <text:p>\C[6]The drops that flowed from her crotch
rolled down her thighs like ivy, as
if trying to stop her in her tracks.</text:p>
          </table:table-cell>
          <table:table-cell table:number-columns-repeated="1020"/>
        </table:table-row>
        <table:table-row>
          <table:table-cell table:style-name="ce0" office:value-type="string">
            <text:p>\C[6]おちびりは、括約筋の緊張が排尿の圧力を
下回った瞬間に起こる、言わば尿意に対する
少女の敗北の証である。</text:p>
          </table:table-cell>
          <table:table-cell table:style-name="ce0"/>
          <table:table-cell table:style-name="ce0"/>
          <table:table-cell table:style-name="ce0" office:value-type="string">
            <text:p>\C[6]Such leakages happen when the tension in the
sphincter muscles fall below the pressure
of the urine in one's bladder. It's a
sign of a girl's defeat against her urges.</text:p>
          </table:table-cell>
          <table:table-cell table:number-columns-repeated="1020"/>
        </table:table-row>
        <table:table-row>
          <table:table-cell table:style-name="ce0" office:value-type="string">
            <text:p>\C[6]彼女はなんとしてでもおしっこを出口から
出すまいと必死に我慢をしているのだが、
膀胱内は決して多次元空間ではない。</text:p>
          </table:table-cell>
          <table:table-cell table:style-name="ce0"/>
          <table:table-cell table:style-name="ce0"/>
          <table:table-cell table:style-name="ce0" office:value-type="string">
            <text:p>\C[6]She was trying desperately not to let any
pee out, but the inside of her bladder
was by no means a multidimensional
space.</text:p>
          </table:table-cell>
          <table:table-cell table:number-columns-repeated="1020"/>
        </table:table-row>
        <table:table-row>
          <table:table-cell table:style-name="ce0" office:value-type="string">
            <text:p>\C[6]これでもかこれでもかと大量極まりない尿を
恐ろしい勢いで注水され続けた膀胱は、普段の
許容量をはるかに上回るおしっこの貯蔵を主
から命令され、ギリギリでそれに応えてきた。</text:p>
          </table:table-cell>
          <table:table-cell table:style-name="ce0"/>
          <table:table-cell table:style-name="ce0"/>
          <table:table-cell table:style-name="ce0" office:value-type="string">
            <text:p>\C[6]It had been flooded with unbelievable quantities
of urine at a frightening rate, and was
holding an inordinate amount of fluid,
as if blessed by God.</text:p>
          </table:table-cell>
          <table:table-cell table:number-columns-repeated="1020"/>
        </table:table-row>
        <table:table-row>
          <table:table-cell table:style-name="ce0" office:value-type="string">
            <text:p>\C[6]しかし、想像を絶するほどのおしっこを限界の
限界まで溜め込まされ、今もなお新たなおしっこ
が詰め込まれ続けているのにもかかわらず、</text:p>
          </table:table-cell>
          <table:table-cell table:style-name="ce0"/>
          <table:table-cell table:style-name="ce0"/>
          <table:table-cell table:style-name="ce0" office:value-type="string">
            <text:p>\C[6]Yet she was still crammed to her utmost
limit, and urine was still flowing into
her bladder anew...</text:p>
          </table:table-cell>
          <table:table-cell table:number-columns-repeated="1020"/>
        </table:table-row>
        <table:table-row>
          <table:table-cell table:style-name="ce0" office:value-type="string">
            <text:p>\C[6]心待ちにしている主からの放水許可は、
依然として降りてこないのだ。</text:p>
          </table:table-cell>
          <table:table-cell table:style-name="ce0"/>
          <table:table-cell table:style-name="ce0"/>
          <table:table-cell table:style-name="ce0" office:value-type="string">
            <text:p>\C[6]And still she received no permission from
the Lord above to purge the water from
her body.</text:p>
          </table:table-cell>
          <table:table-cell table:number-columns-repeated="1020"/>
        </table:table-row>
        <table:table-row>
          <table:table-cell table:style-name="ce0" office:value-type="string">
            <text:p>\C[6]そんな膀胱からの感極まった悲鳴なのか、
無理難題を要求し続ける主への小さな反逆
なのか。</text:p>
          </table:table-cell>
          <table:table-cell table:style-name="ce0"/>
          <table:table-cell table:style-name="ce0"/>
          <table:table-cell table:style-name="ce0" office:value-type="string">
            <text:p>\C[6]Was it impassioned scream from her bladder,
or a small act of rebellion against
that God?</text:p>
          </table:table-cell>
          <table:table-cell table:number-columns-repeated="1020"/>
        </table:table-row>
        <table:table-row>
          <table:table-cell table:style-name="ce0" office:value-type="string">
            <text:p>\C[6]いずれにせよ、少女はこのおちびりで大きく
心をくじかれてしまったのである。</text:p>
          </table:table-cell>
          <table:table-cell table:style-name="ce0"/>
          <table:table-cell table:style-name="ce0"/>
          <table:table-cell table:style-name="ce0" office:value-type="string">
            <text:p>\C[6]Either way, the leakage greatly dismayed
the girl.</text:p>
          </table:table-cell>
          <table:table-cell table:number-columns-repeated="1020"/>
        </table:table-row>
        <table:table-row>
          <table:table-cell table:style-name="ce0" office:value-type="string">
            <text:p>・・・・・も、・・・・も・・・ぅ・・・・・だめ・・・・・・・・・・・
・・・・・・・・・逃げ・・・・・られ・・・・・・・・・ない・・・っ</text:p>
          </table:table-cell>
          <table:table-cell table:style-name="ce0"/>
          <table:table-cell table:style-name="ce0"/>
          <table:table-cell table:style-name="ce0" office:value-type="string">
            <text:p>......I..... I.... uh..... can't.............
.......... run..... any............ more...</text:p>
          </table:table-cell>
          <table:table-cell table:number-columns-repeated="1020"/>
        </table:table-row>
        <table:table-row>
          <table:table-cell table:style-name="ce0" office:value-type="string">
            <text:p>か・・・・・・か、・・・隠れな・・・・・・・・きゃ・・・・・っ</text:p>
          </table:table-cell>
          <table:table-cell table:style-name="ce0"/>
          <table:table-cell table:style-name="ce0"/>
          <table:table-cell table:style-name="ce0" office:value-type="string">
            <text:p>H....... H... Have to............ hide......</text:p>
          </table:table-cell>
          <table:table-cell table:number-columns-repeated="1020"/>
        </table:table-row>
        <table:table-row>
          <table:table-cell table:style-name="ce0" office:value-type="string">
            <text:p>・・・・・・んううぅ・・・・・・・・・・く・・・・・・・はぁ・・・・っ</text:p>
          </table:table-cell>
          <table:table-cell table:style-name="ce0"/>
          <table:table-cell table:style-name="ce0"/>
          <table:table-cell table:style-name="ce0" office:value-type="string">
            <text:p>.....Nghhhhhh............... khh........ haah....</text:p>
          </table:table-cell>
          <table:table-cell table:number-columns-repeated="1020"/>
        </table:table-row>
        <table:table-row>
          <table:table-cell table:style-name="ce0" office:value-type="string">
            <text:p>追っ手1
「ハァ・・・ハァ・・・くそ・・・」</text:p>
          </table:table-cell>
          <table:table-cell table:style-name="ce0"/>
          <table:table-cell table:style-name="ce0"/>
          <table:table-cell table:style-name="ce0" office:value-type="string">
            <text:p>Pursuer 1
“Haah... haah... shit...”</text:p>
          </table:table-cell>
          <table:table-cell table:number-columns-repeated="1020"/>
        </table:table-row>
        <table:table-row>
          <table:table-cell table:style-name="ce0" office:value-type="string">
            <text:p>追っ手1
「あと捜してないのはこっちの道と向こうの道
　だけだ・・・」</text:p>
          </table:table-cell>
          <table:table-cell table:style-name="ce0"/>
          <table:table-cell table:style-name="ce0"/>
          <table:table-cell table:style-name="ce0" office:value-type="string">
            <text:p>Pursuer 1
“The only places we haven't searched yet
are this path and the one over there...”</text:p>
          </table:table-cell>
          <table:table-cell table:number-columns-repeated="1020"/>
        </table:table-row>
        <table:table-row>
          <table:table-cell table:style-name="ce0" office:value-type="string">
            <text:p>追っ手1
「どこに行きやがった・・・！？」</text:p>
          </table:table-cell>
          <table:table-cell table:style-name="ce0"/>
          <table:table-cell table:style-name="ce0"/>
          <table:table-cell table:style-name="ce0" office:value-type="string">
            <text:p>Pursuer 1
“Which way'd she go...?!”</text:p>
          </table:table-cell>
          <table:table-cell table:number-columns-repeated="1020"/>
        </table:table-row>
        <table:table-row>
          <table:table-cell table:style-name="ce0" office:value-type="string">
            <text:p>ふぅ・・・！　ふぅ・・・！　ふぅ・・・！　ふぅ・・・！</text:p>
          </table:table-cell>
          <table:table-cell table:style-name="ce0"/>
          <table:table-cell table:style-name="ce0"/>
          <table:table-cell table:style-name="ce0" office:value-type="string">
            <text:p>Fuu...! Fuu...! Fuu...! Fuu...!</text:p>
          </table:table-cell>
          <table:table-cell table:number-columns-repeated="1020"/>
        </table:table-row>
        <table:table-row>
          <table:table-cell table:style-name="ce0" office:value-type="string">
            <text:p>\C[6]間一髪で岩の後ろに身を隠すことに成功した
少女は、正座のような姿勢で上半身を折り曲げ、
両手を股間に挟み込み、小動物のように浅く
短い呼吸を繰り返す。</text:p>
          </table:table-cell>
          <table:table-cell table:style-name="ce0"/>
          <table:table-cell table:style-name="ce0"/>
          <table:table-cell table:style-name="ce0" office:value-type="string">
            <text:p>\C[6]The girl managed to duck behind a rock just
in the nick of time, crumpling onto her
knees with her hands clasped between
her legs, and gasping like a small animal.</text:p>
          </table:table-cell>
          <table:table-cell table:number-columns-repeated="1020"/>
        </table:table-row>
        <table:table-row>
          <table:table-cell table:style-name="ce0" office:value-type="string">
            <text:p>\C[6]だが、なんとか一時的に追っ手の目をごまかす
ことはできたものの、まったく身動きが取れない
この状況は、少女が安堵するにはまだ早すぎる
のだ。</text:p>
          </table:table-cell>
          <table:table-cell table:style-name="ce0"/>
          <table:table-cell table:style-name="ce0"/>
          <table:table-cell table:style-name="ce0" office:value-type="string">
            <text:p>\C[6]But though she managed to temporarily fool
her pursuer, she couldn't even budge an
inch. It was too early to breathe
easy.</text:p>
          </table:table-cell>
          <table:table-cell table:number-columns-repeated="1020"/>
        </table:table-row>
        <table:table-row>
          <table:table-cell table:style-name="ce0" office:value-type="string">
            <text:p>\C[6]ここで追っ手が岩の裏を確認に来れば、言う
までもなく終幕。</text:p>
          </table:table-cell>
          <table:table-cell table:style-name="ce0"/>
          <table:table-cell table:style-name="ce0"/>
          <table:table-cell table:style-name="ce0" office:value-type="string">
            <text:p>\C[6]Of course, if the pursuer simply checked behind
the rock, it would all be over.</text:p>
          </table:table-cell>
          <table:table-cell table:number-columns-repeated="1020"/>
        </table:table-row>
        <table:table-row>
          <table:table-cell table:style-name="ce0" office:value-type="string">
            <text:p>\C[6]仮にそうでなかったとしても、この場でおしっこ
の我慢が限界を向かえ、滝のような放水音を
響かせてしまえば、すぐそこまで差し迫っている
追っ手に気付かれてしまうのは明らかだ。</text:p>
          </table:table-cell>
          <table:table-cell table:style-name="ce0"/>
          <table:table-cell table:style-name="ce0"/>
          <table:table-cell table:style-name="ce0" office:value-type="string">
            <text:p>\C[6]Even if he didn't, she was at her wit's end.
The sound of a waterfall being released
would resonate through the cave, alerting
the enemy.</text:p>
          </table:table-cell>
          <table:table-cell table:number-columns-repeated="1020"/>
        </table:table-row>
        <table:table-row>
          <table:table-cell table:style-name="ce0" office:value-type="string">
            <text:p>\C[6]追っ手がこの場所を捜しに来ないという強運と、
溜まりに溜まったおしっこを追っ手が去るまで
我慢しきるという強力な意志と肉体の双方が
揃わなければ、悪夢を回避することはできない。</text:p>
          </table:table-cell>
          <table:table-cell table:style-name="ce0"/>
          <table:table-cell table:style-name="ce0"/>
          <table:table-cell table:style-name="ce0" office:value-type="string">
            <text:p>\C[6]If she was so lucky as to not be found, she
would have to wait until her pursuers
left. It would take a tough body and a
strong will to avoid calamity.</text:p>
          </table:table-cell>
          <table:table-cell table:number-columns-repeated="1020"/>
        </table:table-row>
        <table:table-row>
          <table:table-cell table:style-name="ce0" office:value-type="string">
            <text:p>\C[6]前者については少女の努力でどうにかなる
ものではないが、後者は彼女の精神力、集中力
そして肉体の限界の果てに及ぶ持久力との
勝負である。</text:p>
          </table:table-cell>
          <table:table-cell table:style-name="ce0"/>
          <table:table-cell table:style-name="ce0"/>
          <table:table-cell table:style-name="ce0" office:value-type="string">
            <text:p>\C[6]There was nothing she could do about her luck,
but besides that, it was a race against
her mental strength, concentration,
and the limits of her endurance.</text:p>
          </table:table-cell>
          <table:table-cell table:number-columns-repeated="1020"/>
        </table:table-row>
        <table:table-row>
          <table:table-cell table:style-name="ce0" office:value-type="string">
            <text:p>追っ手1
「・・・・・・ん？」</text:p>
          </table:table-cell>
          <table:table-cell table:style-name="ce0"/>
          <table:table-cell table:style-name="ce0"/>
          <table:table-cell table:style-name="ce0" office:value-type="string">
            <text:p>Pursuer 1
“.......Hm?”</text:p>
          </table:table-cell>
          <table:table-cell table:number-columns-repeated="1020"/>
        </table:table-row>
        <table:table-row>
          <table:table-cell table:style-name="ce0" office:value-type="string">
            <text:p>（びくっ）</text:p>
          </table:table-cell>
          <table:table-cell table:style-name="ce0"/>
          <table:table-cell table:style-name="ce0"/>
          <table:table-cell table:style-name="ce0" office:value-type="string">
            <text:p>*jolt*</text:p>
          </table:table-cell>
          <table:table-cell table:number-columns-repeated="1020"/>
        </table:table-row>
        <table:table-row>
          <table:table-cell table:style-name="ce0" office:value-type="string">
            <text:p>追っ手1
「このにおい・・・」</text:p>
          </table:table-cell>
          <table:table-cell table:style-name="ce0"/>
          <table:table-cell table:style-name="ce0"/>
          <table:table-cell table:style-name="ce0" office:value-type="string">
            <text:p>Pursuer 1
“This smell...”</text:p>
          </table:table-cell>
          <table:table-cell table:number-columns-repeated="1020"/>
        </table:table-row>
        <table:table-row>
          <table:table-cell table:style-name="ce0" office:value-type="string">
            <text:p>追っ手1
「ク・・・ククク・・・！」</text:p>
          </table:table-cell>
          <table:table-cell table:style-name="ce0"/>
          <table:table-cell table:style-name="ce0"/>
          <table:table-cell table:style-name="ce0" office:value-type="string">
            <text:p>Pursuer 1
“Ku... kukuku...!”</text:p>
          </table:table-cell>
          <table:table-cell table:number-columns-repeated="1020"/>
        </table:table-row>
        <table:table-row>
          <table:table-cell table:style-name="ce0" office:value-type="string">
            <text:p>追っ手1
「間違いない、この近くだな・・・？　ククク・・・」</text:p>
          </table:table-cell>
          <table:table-cell table:style-name="ce0"/>
          <table:table-cell table:style-name="ce0"/>
          <table:table-cell table:style-name="ce0" office:value-type="string">
            <text:p>Pursuer 1
“No mistaking it, she's around her
somewhere...! Kukuku...”</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はっきりとは口にしなかったものの、彼が嗅ぎ
つけたのは自分が先程どうしても我慢できずに
ちびり出してしまったおしっこのにおいであった
ことを、少女は瞬時に理解する。</text:p>
          </table:table-cell>
          <table:table-cell table:style-name="ce0"/>
          <table:table-cell table:style-name="ce0"/>
          <table:table-cell table:style-name="ce0" office:value-type="string">
            <text:p>\C[6]He didn't say it outright, but the girl
understood what he had gotten a whiff of.
It was the smell of the pee she had
leaked out just before.</text:p>
          </table:table-cell>
          <table:table-cell table:number-columns-repeated="1020"/>
        </table:table-row>
        <table:table-row>
          <table:table-cell table:style-name="ce0" office:value-type="string">
            <text:p>\C[6]知られるだけでも恥ずかしくてたまらない尿意。</text:p>
          </table:table-cell>
          <table:table-cell table:style-name="ce0"/>
          <table:table-cell table:style-name="ce0"/>
          <table:table-cell table:style-name="ce0" office:value-type="string">
            <text:p>\C[6]Just the fact that someone knew about her
need to pee embarrassed her greatly.</text:p>
          </table:table-cell>
          <table:table-cell table:number-columns-repeated="1020"/>
        </table:table-row>
        <table:table-row>
          <table:table-cell table:style-name="ce0" office:value-type="string">
            <text:p>\C[6]それに加え、下腹部で煮詰まった熱々の
おしっこのにおいまで嗅がれてしまったことを
知り、少女の頬はさらに熱を帯びる。</text:p>
          </table:table-cell>
          <table:table-cell table:style-name="ce0"/>
          <table:table-cell table:style-name="ce0"/>
          <table:table-cell table:style-name="ce0" office:value-type="string">
            <text:p>\C[6]But not only that, this person could smell
the pee that had been simmering inside
her abdomen. Thinking this, the girl's
cheeks grew even hotter.</text:p>
          </table:table-cell>
          <table:table-cell table:number-columns-repeated="1020"/>
        </table:table-row>
        <table:table-row>
          <table:table-cell table:style-name="ce0" office:value-type="string">
            <text:p>\C[6]そして耐え難い羞恥もさることながら、何より
問題なのは敵に自分がこのエリアに潜んでいる
ことを察知されてしまったことである。</text:p>
          </table:table-cell>
          <table:table-cell table:style-name="ce0"/>
          <table:table-cell table:style-name="ce0"/>
          <table:table-cell table:style-name="ce0" office:value-type="string">
            <text:p>\C[6]Aside from the unbearable shame, the greatest
problem of all was that the enemy himself
had sensed that she was hiding nearby.</text:p>
          </table:table-cell>
          <table:table-cell table:number-columns-repeated="1020"/>
        </table:table-row>
        <table:table-row>
          <table:table-cell table:style-name="ce0" office:value-type="string">
            <text:p>\C[6]彼は間もなく、この岩陰を覗きに来るだろう。</text:p>
          </table:table-cell>
          <table:table-cell table:style-name="ce0"/>
          <table:table-cell table:style-name="ce0"/>
          <table:table-cell table:style-name="ce0" office:value-type="string">
            <text:p>\C[6]It wouldn't be long before he came peeking
behind the rock.</text:p>
          </table:table-cell>
          <table:table-cell table:number-columns-repeated="1020"/>
        </table:table-row>
        <table:table-row>
          <table:table-cell table:style-name="ce0" office:value-type="string">
            <text:p>\C[6]そして少女は、それに対してもはやどうする
こともできない。</text:p>
          </table:table-cell>
          <table:table-cell table:style-name="ce0"/>
          <table:table-cell table:style-name="ce0"/>
          <table:table-cell table:style-name="ce0" office:value-type="string">
            <text:p>\C[6]And there was no longer anything she could
do about it.</text:p>
          </table:table-cell>
          <table:table-cell table:number-columns-repeated="1020"/>
        </table:table-row>
        <table:table-row>
          <table:table-cell table:style-name="ce0" office:value-type="string">
            <text:p>\C[6]しかし、絶望に打ち震える哀れな少女の姿に
対する神のささやかな慈悲か。</text:p>
          </table:table-cell>
          <table:table-cell table:style-name="ce0"/>
          <table:table-cell table:style-name="ce0"/>
          <table:table-cell table:style-name="ce0" office:value-type="string">
            <text:p>\C[6]But, was God smiling down on this girl's
despair-stricken form?</text:p>
          </table:table-cell>
          <table:table-cell table:number-columns-repeated="1020"/>
        </table:table-row>
        <table:table-row>
          <table:table-cell table:style-name="ce0" office:value-type="string">
            <text:p>\C[6]追っ手はまず、少女が隠れた場所とは反対の
岩陰を確認しに行ったのだ。</text:p>
          </table:table-cell>
          <table:table-cell table:style-name="ce0"/>
          <table:table-cell table:style-name="ce0"/>
          <table:table-cell table:style-name="ce0" office:value-type="string">
            <text:p>\C[6]The first place the pursuer checked was the
rock opposite where the girl hid.</text:p>
          </table:table-cell>
          <table:table-cell table:number-columns-repeated="1020"/>
        </table:table-row>
        <table:table-row>
          <table:table-cell table:style-name="ce0" office:value-type="string">
            <text:p>\C[6]もし彼が注意力に欠ける死神であり、こちらの
岩陰の存在を見落としたまま去って行けば、
少女には最大の放尿チャンスが訪れるであろう。</text:p>
          </table:table-cell>
          <table:table-cell table:style-name="ce0"/>
          <table:table-cell table:style-name="ce0"/>
          <table:table-cell table:style-name="ce0" office:value-type="string">
            <text:p>\C[6]Should this Shinigami have a short attention-
span and leave without checking behind
her rock, it would grant her the best
possible chance to urinate.</text:p>
          </table:table-cell>
          <table:table-cell table:number-columns-repeated="1020"/>
        </table:table-row>
        <table:table-row>
          <table:table-cell table:style-name="ce0" office:value-type="string">
            <text:p>・・・・・がまん・・・・・っ、がまん・・・・・・・・っ
がまん・・・・・・っ、ぅ・・・・ぅ・・・・・・・・・・がまんっ</text:p>
          </table:table-cell>
          <table:table-cell table:style-name="ce0"/>
          <table:table-cell table:style-name="ce0"/>
          <table:table-cell table:style-name="ce0" office:value-type="string">
            <text:p>.....Hold...... Hold it......... Hold it..........,
uh.... uh.......... hold it...</text:p>
          </table:table-cell>
          <table:table-cell table:number-columns-repeated="1020"/>
        </table:table-row>
        <table:table-row>
          <table:table-cell table:style-name="ce0" office:value-type="string">
            <text:p>・・・・・・・・が・・・・・・が、がま・・・・・・ん・・・・っ
うううぅぅ・・・・・・っ、うううぅぅぅぅ・・・・・・っ///////</text:p>
          </table:table-cell>
          <table:table-cell table:style-name="ce0"/>
          <table:table-cell table:style-name="ce0"/>
          <table:table-cell table:style-name="ce0" office:value-type="string">
            <text:p>..........H....... H-Hol...... d....
uuuuuuuu........ uuuuuuuuuu........... ////////</text:p>
          </table:table-cell>
          <table:table-cell table:number-columns-repeated="1020"/>
        </table:table-row>
        <table:table-row>
          <table:table-cell table:style-name="ce0" office:value-type="string">
            <text:p>\C[6]すでにこれ以上ないほどの全力でおしっこの
孔に力を込め続けている少女。　ほんの一筋の
希望にすべてを懸け、その力を必死に保ち
続ける。</text:p>
          </table:table-cell>
          <table:table-cell table:style-name="ce0"/>
          <table:table-cell table:style-name="ce0"/>
          <table:table-cell table:style-name="ce0" office:value-type="string">
            <text:p>\C[6]The girl was already putting all of her might
into her pee-hole. She bet everything on
this single ray of hope, and kept
that tension in place.</text:p>
          </table:table-cell>
          <table:table-cell table:number-columns-repeated="1020"/>
        </table:table-row>
        <table:table-row>
          <table:table-cell table:style-name="ce0" office:value-type="string">
            <text:p>\C[6]わずか一瞬でも力が弱まってしまえば、どんな
に慌てて孔を締めたとしても再びおちびりを撒き
散らしてしまい、そのにおいを一層強めてしまう
だろう。</text:p>
          </table:table-cell>
          <table:table-cell table:style-name="ce0"/>
          <table:table-cell table:style-name="ce0"/>
          <table:table-cell table:style-name="ce0" office:value-type="string">
            <text:p>\C[6]If she relaxed for even a moment, it wouldn't
matter how quickly she tightened shut
again. Another leakage would make
the scent even stronger.</text:p>
          </table:table-cell>
          <table:table-cell table:number-columns-repeated="1020"/>
        </table:table-row>
        <table:table-row>
          <table:table-cell table:style-name="ce0" office:value-type="string">
            <text:p>\C[6]下手をすればそのまま力尽き、4つの下腹部に
溜まり極まった莫大な量のおしっこを怒涛の
ようにあふれさせ、嵐と見まがう轟音を洞窟に
響かせる結果となるかもしれない。</text:p>
          </table:table-cell>
          <table:table-cell table:style-name="ce0"/>
          <table:table-cell table:style-name="ce0"/>
          <table:table-cell table:style-name="ce0" office:value-type="string">
            <text:p>\C[6]If she was unlucky, the enormous amount of pee
stored in her four bodies would pour out
in a raging flood, sounding like a storm
was thundering through the cave.</text:p>
          </table:table-cell>
          <table:table-cell table:number-columns-repeated="1020"/>
        </table:table-row>
        <table:table-row>
          <table:table-cell table:style-name="ce0" office:value-type="string">
            <text:p>\C[6]どちらにしても、その悲惨で無防備な様を敵に
さらし、嘲笑の果てに攻撃を刻まれてしまう。</text:p>
          </table:table-cell>
          <table:table-cell table:style-name="ce0"/>
          <table:table-cell table:style-name="ce0"/>
          <table:table-cell table:style-name="ce0" office:value-type="string">
            <text:p>\C[6]Either way, her miserable, defenseless state
would be exposed, and she would be
subject to a barrage of ridicule.</text:p>
          </table:table-cell>
          <table:table-cell table:number-columns-repeated="1020"/>
        </table:table-row>
        <table:table-row>
          <table:table-cell table:style-name="ce0" office:value-type="string">
            <text:p>\C[6]とにかく今は、一滴のおしっこさえ流さない
覚悟で、全身全霊、決死の我慢をしなければ
ならない時なのだ。</text:p>
          </table:table-cell>
          <table:table-cell table:style-name="ce0"/>
          <table:table-cell table:style-name="ce0"/>
          <table:table-cell table:style-name="ce0" office:value-type="string">
            <text:p>\C[6]In any case, all she could do was hold in
every last drop of pee with every fiber of
her being. There was no going back.</text:p>
          </table:table-cell>
          <table:table-cell table:number-columns-repeated="1020"/>
        </table:table-row>
        <table:table-row>
          <table:table-cell table:style-name="ce0" office:value-type="string">
            <text:p>はぁ・・・っ！　はぁ・・・っ！　あ、う、ぅ・・・っ、ぁ
・・・・がまんっ！　がまんっ！　がまんっ！
がまんっ！　がまん・・・っ！　がまんんんっ！</text:p>
          </table:table-cell>
          <table:table-cell table:style-name="ce0"/>
          <table:table-cell table:style-name="ce0"/>
          <table:table-cell table:style-name="ce0" office:value-type="string">
            <text:p>Haah...! Haah...! Ah, uh, uh... ah... hold it!
Hold it! Hold it! Hold it! Hold...!
Iiiiiit!</text:p>
          </table:table-cell>
          <table:table-cell table:number-columns-repeated="1020"/>
        </table:table-row>
        <table:table-row>
          <table:table-cell table:style-name="ce0" office:value-type="string">
            <text:p>がまんっ！　がま・・・・・</text:p>
          </table:table-cell>
          <table:table-cell table:style-name="ce0"/>
          <table:table-cell table:style-name="ce0"/>
          <table:table-cell table:style-name="ce0" office:value-type="string">
            <text:p>Hold it! Hold......</text:p>
          </table:table-cell>
          <table:table-cell table:number-columns-repeated="1020"/>
        </table:table-row>
        <table:table-row>
          <table:table-cell table:style-name="ce0" office:value-type="string">
            <text:p>・・・ぁ、ぁ、ぁ、ぁ、ぁあ・・・っ！</text:p>
          </table:table-cell>
          <table:table-cell table:style-name="ce0"/>
          <table:table-cell table:style-name="ce0"/>
          <table:table-cell table:style-name="ce0" office:value-type="string">
            <text:p>...Ah, ah, ah, ah, AAH...!</text:p>
          </table:table-cell>
          <table:table-cell table:number-columns-repeated="1020"/>
        </table:table-row>
        <table:table-row>
          <table:table-cell table:style-name="ce0" office:value-type="string">
            <text:p>\C[6]当然、ここで屈してしまっては後が無いことは
理解している。</text:p>
          </table:table-cell>
          <table:table-cell table:style-name="ce0"/>
          <table:table-cell table:style-name="ce0"/>
          <table:table-cell table:style-name="ce0" office:value-type="string">
            <text:p>\C[6]Of course, she knew that there would be no
way out if she gave in now.</text:p>
          </table:table-cell>
          <table:table-cell table:number-columns-repeated="1020"/>
        </table:table-row>
        <table:table-row>
          <table:table-cell table:style-name="ce0" office:value-type="string">
            <text:p>\C[6]だが、少女は竜毒と紅茶の大量摂取の後から、
波状攻撃を蹴散らしている間も、挟み撃ちを
受けている間も、羞恥の告白を聞き流され
無慈悲な攻撃をかわしている間も、</text:p>
          </table:table-cell>
          <table:table-cell table:style-name="ce0"/>
          <table:table-cell table:style-name="ce0"/>
          <table:table-cell table:style-name="ce0" office:value-type="string">
            <text:p>\C[6]But while the girl had ingested all that
Dragonsbane and tea; fought off waves of
attacks; confessed her shame; suffered
mockery...</text:p>
          </table:table-cell>
          <table:table-cell table:number-columns-repeated="1020"/>
        </table:table-row>
        <table:table-row>
          <table:table-cell table:style-name="ce0" office:value-type="string">
            <text:p>\C[6]そして今この瞬間、追跡者から身を隠し股間を
握りしめている間も、お腹に果てしなく溜まり
続ける壮絶な量のおしっこをずっとずっとずっと
我慢し続けてきたのである。</text:p>
          </table:table-cell>
          <table:table-cell table:style-name="ce0"/>
          <table:table-cell table:style-name="ce0"/>
          <table:table-cell table:style-name="ce0" office:value-type="string">
            <text:p>\C[6]And even right now, while she was hiding
from her pursuers while grabbing her
crotch, she had been enduring a vast
ocean of pee within her belly.</text:p>
          </table:table-cell>
          <table:table-cell table:number-columns-repeated="1020"/>
        </table:table-row>
        <table:table-row>
          <table:table-cell table:style-name="ce0" office:value-type="string">
            <text:p>\C[6]しかも、数分前からは出口の力を一瞬たりとも
抜くことが許されなくなり、最大限の力を常に
おしっこの孔に込め続けているのだ。</text:p>
          </table:table-cell>
          <table:table-cell table:style-name="ce0"/>
          <table:table-cell table:style-name="ce0"/>
          <table:table-cell table:style-name="ce0" office:value-type="string">
            <text:p>\C[6]Moreover, she had been unable to relax her
muscles for even a moment for several
minutes now, and was putting maximum
power into keeping her pee-hole shut.</text:p>
          </table:table-cell>
          <table:table-cell table:number-columns-repeated="1020"/>
        </table:table-row>
        <table:table-row>
          <table:table-cell table:style-name="ce0" office:value-type="string">
            <text:p>\C[6]死に物狂いの必死な我慢を長時間にわたって
続けていた少女の括約筋は、ついにその意志に
反し、物理的な限界に到達しようとしていた。</text:p>
          </table:table-cell>
          <table:table-cell table:style-name="ce0"/>
          <table:table-cell table:style-name="ce0"/>
          <table:table-cell table:style-name="ce0" office:value-type="string">
            <text:p>\C[6]After a long period of desperate, do-or-die
endurance, the girl's sphincter finally
tried to fight against her will. It
was about to reach its physical limits.</text:p>
          </table:table-cell>
          <table:table-cell table:number-columns-repeated="1020"/>
        </table:table-row>
        <table:table-row>
          <table:table-cell table:style-name="ce0" office:value-type="string">
            <text:p>だ・・・だめ・・・・だめ・・・・・だめ・・・・・・・・・っ！</text:p>
          </table:table-cell>
          <table:table-cell table:style-name="ce0"/>
          <table:table-cell table:style-name="ce0"/>
          <table:table-cell table:style-name="ce0" office:value-type="string">
            <text:p>N... No.... no..... no..........!</text:p>
          </table:table-cell>
          <table:table-cell table:number-columns-repeated="1020"/>
        </table:table-row>
        <table:table-row>
          <table:table-cell table:style-name="ce0" office:value-type="string">
            <text:p>で、でちゃ・・・・ぅ・・・・・・・・でちゃう・・・・もう・・
・・・・もう、だ・・・・だめ・・・・・・っ////////////</text:p>
          </table:table-cell>
          <table:table-cell table:style-name="ce0"/>
          <table:table-cell table:style-name="ce0"/>
          <table:table-cell table:style-name="ce0" office:value-type="string">
            <text:p>I-It's.... ooh......... coming..... I...
....can't h.... hold it....... ////////////</text:p>
          </table:table-cell>
          <table:table-cell table:number-columns-repeated="1020"/>
        </table:table-row>
        <table:table-row>
          <table:table-cell table:style-name="ce0" office:value-type="string">
            <text:p>\C[6]丸く大きく張り出した下腹部の下で、少女の
おしっこの孔がひくひくと震え、収縮と拡張を
細かく繰り返し始める。</text:p>
          </table:table-cell>
          <table:table-cell table:style-name="ce0"/>
          <table:table-cell table:style-name="ce0"/>
          <table:table-cell table:style-name="ce0" office:value-type="string">
            <text:p>\C[6]Beneath the girl's large, round, bulging
belly, her pee-hole was starting to
subtly twitch, contracting and dilating.</text:p>
          </table:table-cell>
          <table:table-cell table:number-columns-repeated="1020"/>
        </table:table-row>
        <table:table-row>
          <table:table-cell table:style-name="ce0" office:value-type="string">
            <text:p>\C[6]膀胱の底から下に伸びる尿道の中を、一瞬の
拡張ごとにおしっこが少しずつ少しずつ降りて
来る。</text:p>
          </table:table-cell>
          <table:table-cell table:style-name="ce0"/>
          <table:table-cell table:style-name="ce0"/>
          <table:table-cell table:style-name="ce0" office:value-type="string">
            <text:p>\C[6]With every momentary expansion of her urethra,
a little more pee dripped down from
the base of her bladder.</text:p>
          </table:table-cell>
          <table:table-cell table:number-columns-repeated="1020"/>
        </table:table-row>
        <table:table-row>
          <table:table-cell table:style-name="ce0" office:value-type="string">
            <text:p>\C[6]決して長くはない、女の子の尿道。　次の瞬間に
黄金のしぶきが股間の縦すじから噴き出して
きても、不思議ではない。</text:p>
          </table:table-cell>
          <table:table-cell table:style-name="ce0"/>
          <table:table-cell table:style-name="ce0"/>
          <table:table-cell table:style-name="ce0" office:value-type="string">
            <text:p>\C[6]A girl's urethra is not very long at all.
It's no wonder that the next moment,
a golden spray erupted from her crotch.</text:p>
          </table:table-cell>
          <table:table-cell table:number-columns-repeated="1020"/>
        </table:table-row>
        <table:table-row>
          <table:table-cell table:style-name="ce0" office:value-type="string">
            <text:p>・・・・おしっこが・・・・・・お、ぉしっこ・・・が・・・・、
で・・・・ちゃ・・・・・・・・・・・・・・・・ぅぅぅう・・・・・っ！</text:p>
          </table:table-cell>
          <table:table-cell table:style-name="ce0"/>
          <table:table-cell table:style-name="ce0"/>
          <table:table-cell table:style-name="ce0" office:value-type="string">
            <text:p>...My pee........ m-my pee... it's...
c... comi................. uuuuuu......!</text:p>
          </table:table-cell>
          <table:table-cell table:number-columns-repeated="1020"/>
        </table:table-row>
        <table:table-row>
          <table:table-cell table:style-name="ce0" office:value-type="string">
            <text:p>・・・・・・・・・・がまん・・・・・・・もう・・・・・で、で、
・・・・でき・・・・・・ない・・・・・・・よ・・ぉ・・・っ////</text:p>
          </table:table-cell>
          <table:table-cell table:style-name="ce0"/>
          <table:table-cell table:style-name="ce0"/>
          <table:table-cell table:style-name="ce0" office:value-type="string">
            <text:p>............I.........can't..... h-h...
....hold..... it...... any... more... ////</text:p>
          </table:table-cell>
          <table:table-cell table:number-columns-repeated="1020"/>
        </table:table-row>
        <table:table-row>
          <table:table-cell table:style-name="ce0" office:value-type="string">
            <text:p>\C[6]絶体絶命。　この状況にこれ以上ふさわしい
言葉があるだろうか。</text:p>
          </table:table-cell>
          <table:table-cell table:style-name="ce0"/>
          <table:table-cell table:style-name="ce0"/>
          <table:table-cell table:style-name="ce0" office:value-type="string">
            <text:p>\C[6]Cornered. What word more appropriately sums
up the situation?</text:p>
          </table:table-cell>
          <table:table-cell table:number-columns-repeated="1020"/>
        </table:table-row>
        <table:table-row>
          <table:table-cell table:style-name="ce0" office:value-type="string">
            <text:p>\C[6]だがここでもまた、少女に強運が訪れた。</text:p>
          </table:table-cell>
          <table:table-cell table:style-name="ce0"/>
          <table:table-cell table:style-name="ce0"/>
          <table:table-cell table:style-name="ce0" office:value-type="string">
            <text:p>\C[6]But once again, the girl's good fortune
reared its head.</text:p>
          </table:table-cell>
          <table:table-cell table:number-columns-repeated="1020"/>
        </table:table-row>
        <table:table-row>
          <table:table-cell table:style-name="ce0" office:value-type="string">
            <text:p>追っ手1
「お嬢ちゃん・・・ここかな～？　ククク・・・！」</text:p>
          </table:table-cell>
          <table:table-cell table:style-name="ce0"/>
          <table:table-cell table:style-name="ce0"/>
          <table:table-cell table:style-name="ce0" office:value-type="string">
            <text:p>Pursuer 1
“Oh, princess... where are you〜? Kukuku...!”</text:p>
          </table:table-cell>
          <table:table-cell table:number-columns-repeated="1020"/>
        </table:table-row>
        <table:table-row>
          <table:table-cell table:style-name="ce0" office:value-type="string">
            <text:p>\C[6]少女の隠れた岩から、さらに離れていく追っ手。</text:p>
          </table:table-cell>
          <table:table-cell table:style-name="ce0"/>
          <table:table-cell table:style-name="ce0"/>
          <table:table-cell table:style-name="ce0" office:value-type="string">
            <text:p>\C[6]The pursuer moved farther away from the girl's
hiding place.</text:p>
          </table:table-cell>
          <table:table-cell table:number-columns-repeated="1020"/>
        </table:table-row>
        <table:table-row>
          <table:table-cell table:style-name="ce0" office:value-type="string">
            <text:p>\C[6]それを確認した少女は、瞬時に2つの選択を
迫られ、迷いに目を泳がせる。</text:p>
          </table:table-cell>
          <table:table-cell table:style-name="ce0"/>
          <table:table-cell table:style-name="ce0"/>
          <table:table-cell table:style-name="ce0" office:value-type="string">
            <text:p>\C[6]Seeing this, the girl was faced with two
choices in that moment. Her eyes wandered
in hesitation.</text:p>
          </table:table-cell>
          <table:table-cell table:number-columns-repeated="1020"/>
        </table:table-row>
        <table:table-row>
          <table:table-cell table:style-name="ce0" office:value-type="string">
            <text:p>\C[6]1つは、追跡者があきらめて去ることを願い、
このまま身を潜め続けること。</text:p>
          </table:table-cell>
          <table:table-cell table:style-name="ce0"/>
          <table:table-cell table:style-name="ce0"/>
          <table:table-cell table:style-name="ce0" office:value-type="string">
            <text:p>\C[6]Her first option was to stay where she was,
and hope and pray that her pursuer would
leave.</text:p>
          </table:table-cell>
          <table:table-cell table:number-columns-repeated="1020"/>
        </table:table-row>
        <table:table-row>
          <table:table-cell table:style-name="ce0" office:value-type="string">
            <text:p>\C[6]そしてもう1つは、彼の見せた絶好の隙に
あやかり、この場を離れて再び逃走を図ること。</text:p>
          </table:table-cell>
          <table:table-cell table:style-name="ce0"/>
          <table:table-cell table:style-name="ce0"/>
          <table:table-cell table:style-name="ce0" office:value-type="string">
            <text:p>\C[6]The other was to take advantage of the
opportunity given to her, and make another
escape.</text:p>
          </table:table-cell>
          <table:table-cell table:number-columns-repeated="1020"/>
        </table:table-row>
        <table:table-row>
          <table:table-cell table:style-name="ce0" office:value-type="string">
            <text:p>\C[6]追っ手が死角に入った今なら、この岩陰から
飛び出しても見つかる恐れは低い。</text:p>
          </table:table-cell>
          <table:table-cell table:style-name="ce0"/>
          <table:table-cell table:style-name="ce0"/>
          <table:table-cell table:style-name="ce0" office:value-type="string">
            <text:p>\C[6]With the pursuer in her blind spot, she
was less likely to be spotted if she
jumped out from behind the rock.</text:p>
          </table:table-cell>
          <table:table-cell table:number-columns-repeated="1020"/>
        </table:table-row>
        <table:table-row>
          <table:table-cell table:style-name="ce0" office:value-type="string">
            <text:p>\C[6]そのまま東の通路へ進めば、追跡者たち
からさらに距離を稼ぐことが可能であり、あわ
よくば安全な物陰で待望のおしっこタイムを
心ゆくまで味わうこともできるかもしれない。</text:p>
          </table:table-cell>
          <table:table-cell table:style-name="ce0"/>
          <table:table-cell table:style-name="ce0"/>
          <table:table-cell table:style-name="ce0" office:value-type="string">
            <text:p>\C[6]She could continue on down the east corridor,
putting more distance between them, and
if she was lucky, enjoy a long-awaited
pee in privacy.</text:p>
          </table:table-cell>
          <table:table-cell table:number-columns-repeated="1020"/>
        </table:table-row>
        <table:table-row>
          <table:table-cell table:style-name="ce0" office:value-type="string">
            <text:p>・・・・・・・・・・・・・・っっ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だがもちろん言うまでもないが、それは今にも
あふれ出しそうなおしっこを、限界寸前の
括約筋で耐え切ることができれば、の話である。</text:p>
          </table:table-cell>
          <table:table-cell table:style-name="ce0"/>
          <table:table-cell table:style-name="ce0"/>
          <table:table-cell table:style-name="ce0" office:value-type="string">
            <text:p>\C[6]That was, of course, if she could stop her
nearly-exhausted sphincter from relaxing
and releasing all of her pee.</text:p>
          </table:table-cell>
          <table:table-cell table:number-columns-repeated="1020"/>
        </table:table-row>
        <table:table-row>
          <table:table-cell table:style-name="ce0" office:value-type="string">
            <text:p>\C[6]それが可能か不可能かで言えば、正直、限り
なく不可能に近い状態である。</text:p>
          </table:table-cell>
          <table:table-cell table:style-name="ce0"/>
          <table:table-cell table:style-name="ce0"/>
          <table:table-cell table:style-name="ce0" office:value-type="string">
            <text:p>\C[6]And on a scale of possible to impossible,
that was probably more on the impossible
side.</text:p>
          </table:table-cell>
          <table:table-cell table:number-columns-repeated="1020"/>
        </table:table-row>
        <table:table-row>
          <table:table-cell table:style-name="ce0" office:value-type="string">
            <text:p>\C[6]金魚鉢のように膨張した膀胱に溜め込まれた
恐ろしい量のおしっこは、括約筋の脱力は
おろか、少しの痙攣さえも決して見逃しては
くれない。</text:p>
          </table:table-cell>
          <table:table-cell table:style-name="ce0"/>
          <table:table-cell table:style-name="ce0"/>
          <table:table-cell table:style-name="ce0" office:value-type="string">
            <text:p>\C[6]With the frightening amount of pee collected
in her bladder, swollen like a goldfish
bowl, and her sphincter's fatigue, even
the slightest twitch would spell doom.</text:p>
          </table:table-cell>
          <table:table-cell table:number-columns-repeated="1020"/>
        </table:table-row>
        <table:table-row>
          <table:table-cell table:style-name="ce0" office:value-type="string">
            <text:p>\C[6]今、鉄アレイのようにずっしりと重くなった膀胱を
下腹部に抱えた彼女には、立ち上がるわずかな
体の傾きや振動でさえ、十分にとどめの一撃を
果たしてくれるだろう。</text:p>
          </table:table-cell>
          <table:table-cell table:style-name="ce0"/>
          <table:table-cell table:style-name="ce0"/>
          <table:table-cell table:style-name="ce0" office:value-type="string">
            <text:p>\C[6]Now holding her bladder, weighing down her
abdomen like a dumbbell, the smallest
tilt or vibration in her body would
be enough to deliver the final blow.</text:p>
          </table:table-cell>
          <table:table-cell table:number-columns-repeated="1020"/>
        </table:table-row>
        <table:table-row>
          <table:table-cell table:style-name="ce0" office:value-type="string">
            <text:p>\C[6]かたや、不意の決壊を恐れてこの場に留まる
ことを選択したとしよう。</text:p>
          </table:table-cell>
          <table:table-cell table:style-name="ce0"/>
          <table:table-cell table:style-name="ce0"/>
          <table:table-cell table:style-name="ce0" office:value-type="string">
            <text:p>\C[6]But suppose she chose to stay in that spot
for fear of an untimely rupture.</text:p>
          </table:table-cell>
          <table:table-cell table:number-columns-repeated="1020"/>
        </table:table-row>
        <table:table-row>
          <table:table-cell table:style-name="ce0" office:value-type="string">
            <text:p>\C[6]今、死角にいるとは言え、すでに追跡者は
少女が秘密の孔から我慢できずほとばしらせて
しまった新鮮なおしっこのにおいを嗅ぎ、この
近くに潜んでいることを確信しているのである。</text:p>
          </table:table-cell>
          <table:table-cell table:style-name="ce0"/>
          <table:table-cell table:style-name="ce0"/>
          <table:table-cell table:style-name="ce0" office:value-type="string">
            <text:p>\C[6]Even if she was out of sight, her pursuer
has already smelled the fresh scent of
the pee from her most private spot,
and knew that she was around.</text:p>
          </table:table-cell>
          <table:table-cell table:number-columns-repeated="1020"/>
        </table:table-row>
        <table:table-row>
          <table:table-cell table:style-name="ce0" office:value-type="string">
            <text:p>\C[6]遠くない未来、この場で小さく丸くなり、股間を
わし掴みにして震えている姿が発見されてしまう
のは間違いない。</text:p>
          </table:table-cell>
          <table:table-cell table:style-name="ce0"/>
          <table:table-cell table:style-name="ce0"/>
          <table:table-cell table:style-name="ce0" office:value-type="string">
            <text:p>\C[6]In the not-too-distant future, she would be
found curled up in a ball, clutching her
crotch and trembling.</text:p>
          </table:table-cell>
          <table:table-cell table:number-columns-repeated="1020"/>
        </table:table-row>
        <table:table-row>
          <table:table-cell table:style-name="ce0" office:value-type="string">
            <text:p>\C[6]彼女がここまで思考をめぐらせたのかどうかは
定かではないが、ついに少女は立ち上がる覚悟
を決めた。</text:p>
          </table:table-cell>
          <table:table-cell table:style-name="ce0"/>
          <table:table-cell table:style-name="ce0"/>
          <table:table-cell table:style-name="ce0" office:value-type="string">
            <text:p>\C[6]Whether she gave it much thought or not wasn't
clear, but the girl finally decided to
stand up.</text:p>
          </table:table-cell>
          <table:table-cell table:number-columns-repeated="1020"/>
        </table:table-row>
        <table:table-row>
          <table:table-cell table:style-name="ce0" office:value-type="string">
            <text:p>・・・ふぅっ・・・・ふぅっ・・・ふぅっ・・・ふぅっ・・・
・・・・・・・・・・・・すうぅぅ・・・・・・・・・・・・・・・・・</text:p>
          </table:table-cell>
          <table:table-cell table:style-name="ce0"/>
          <table:table-cell table:style-name="ce0"/>
          <table:table-cell table:style-name="ce0" office:value-type="string">
            <text:p>...Fuu... fuu... fuu... fuu...
...........suuuuuuuuuuu.......................</text:p>
          </table:table-cell>
          <table:table-cell table:number-columns-repeated="1020"/>
        </table:table-row>
        <table:table-row>
          <table:table-cell table:style-name="ce0" office:value-type="string">
            <text:p>・・・・・・・ふううぅぅぅぅぅ・・・・・っ！！！</text:p>
          </table:table-cell>
          <table:table-cell table:style-name="ce0"/>
          <table:table-cell table:style-name="ce0"/>
          <table:table-cell table:style-name="ce0" office:value-type="string">
            <text:p>.........Fuuuuuuuuu......!!!</text:p>
          </table:table-cell>
          <table:table-cell table:number-columns-repeated="1020"/>
        </table:table-row>
        <table:table-row>
          <table:table-cell table:style-name="ce0" office:value-type="string">
            <text:p>\C[6]下腹部にほんの少しの刺激も及ばないよう
慎重に慎重にタイミングを見計らい、前のめりに
なりながらも、ゆっくりと腰を上げる少女。</text:p>
          </table:table-cell>
          <table:table-cell table:style-name="ce0"/>
          <table:table-cell table:style-name="ce0"/>
          <table:table-cell table:style-name="ce0" office:value-type="string">
            <text:p>\C[6]Ever so carefully pacing herself so as to
avoid the slightest irritation to her
lower abdomen, and leaning forward,
the girl slowly sat up.</text:p>
          </table:table-cell>
          <table:table-cell table:number-columns-repeated="1020"/>
        </table:table-row>
        <table:table-row>
          <table:table-cell table:style-name="ce0" office:value-type="string">
            <text:p>（ぶっしゅううぅぅっ！！　じゅじゅじゅじゅっ！！）</text:p>
          </table:table-cell>
          <table:table-cell table:style-name="ce0"/>
          <table:table-cell table:style-name="ce0"/>
          <table:table-cell table:style-name="ce0" office:value-type="string">
            <text:p>*pshhhhhhhhhhhhhh*!! *spurt* *spurt*
*spurt*!!</text:p>
          </table:table-cell>
          <table:table-cell table:number-columns-repeated="1020"/>
        </table:table-row>
        <table:table-row>
          <table:table-cell table:style-name="ce0" office:value-type="string">
            <text:p>んんんんっ、ぁ・・・・・ぐ・・・・ぅ・・うぁ・・・・・っ！！</text:p>
          </table:table-cell>
          <table:table-cell table:style-name="ce0"/>
          <table:table-cell table:style-name="ce0"/>
          <table:table-cell table:style-name="ce0" office:value-type="string">
            <text:p>Nnnnngh, ah...... ghh..... uu... uah....!!</text:p>
          </table:table-cell>
          <table:table-cell table:number-columns-repeated="1020"/>
        </table:table-row>
        <table:table-row>
          <table:table-cell table:style-name="ce0" office:value-type="string">
            <text:p>\C[6]だが、体の全ての力をもってしても、もはや
尿道をふさぎ続けることが難しい状態の彼女は、
案の定3度目の敗北を喫し、嗚咽を抑えるのも
やっとである。</text:p>
          </table:table-cell>
          <table:table-cell table:style-name="ce0"/>
          <table:table-cell table:style-name="ce0"/>
          <table:table-cell table:style-name="ce0" office:value-type="string">
            <text:p>\C[6]However, even putting everything she had
into it, struggling to seal her urethra
shut, the girl suffered her third
mistake, barely choking back tears.</text:p>
          </table:table-cell>
          <table:table-cell table:number-columns-repeated="1020"/>
        </table:table-row>
        <table:table-row>
          <table:table-cell table:style-name="ce0" office:value-type="string">
            <text:p>\C[6]しかも、少女がどんなに股間を締め付け、
中指を縦すじの間にねじ込ませて押さえつけて
も、今度はその流れが止まってくれない。</text:p>
          </table:table-cell>
          <table:table-cell table:style-name="ce0"/>
          <table:table-cell table:style-name="ce0"/>
          <table:table-cell table:style-name="ce0" office:value-type="string">
            <text:p>\C[6]No matter the girl tensed her crotch or
twisted her middle finger down the
length of her private parts, she
couldn't stop the flow this time.</text:p>
          </table:table-cell>
          <table:table-cell table:number-columns-repeated="1020"/>
        </table:table-row>
        <table:table-row>
          <table:table-cell table:style-name="ce0" office:value-type="string">
            <text:p>（ひくひくひく、ぴゅうぅっ！！）</text:p>
          </table:table-cell>
          <table:table-cell table:style-name="ce0"/>
          <table:table-cell table:style-name="ce0"/>
          <table:table-cell table:style-name="ce0" office:value-type="string">
            <text:p>*twitch* *twitch* *twitch*, *pyuuuu*!!</text:p>
          </table:table-cell>
          <table:table-cell table:number-columns-repeated="1020"/>
        </table:table-row>
        <table:table-row>
          <table:table-cell table:style-name="ce0" office:value-type="string">
            <text:p>（ひく・・・しょしょしょ・・・っ、ひくひくひひくっ、
　ぷっしゅうううぅぅっ！！）</text:p>
          </table:table-cell>
          <table:table-cell table:style-name="ce0"/>
          <table:table-cell table:style-name="ce0"/>
          <table:table-cell table:style-name="ce0" office:value-type="string">
            <text:p>*twitch*... *dribble* *dribble*... *twitch*
*twitch* *twitch*, *pshhhhhhhhhhhhh*!!</text:p>
          </table:table-cell>
          <table:table-cell table:number-columns-repeated="1020"/>
        </table:table-row>
        <table:table-row>
          <table:table-cell table:style-name="ce0" office:value-type="string">
            <text:p>\C[6]孔の痙攣に合わせ、電波の悪いラジオ音声の
ように噴出を繰り返す熱水。</text:p>
          </table:table-cell>
          <table:table-cell table:style-name="ce0"/>
          <table:table-cell table:style-name="ce0"/>
          <table:table-cell table:style-name="ce0" office:value-type="string">
            <text:p>\C[6]As her pee-hole convulsed, it spurted hot
liquid in short bursts, much like a voice
over a poor radio signal.</text:p>
          </table:table-cell>
          <table:table-cell table:number-columns-repeated="1020"/>
        </table:table-row>
        <table:table-row>
          <table:table-cell table:style-name="ce0" office:value-type="string">
            <text:p>・・・・・ぁ・・・だ、だめ・・・・この・・・・まま、じゃ・・・
・・もぅ・・・・・・・・・・・で・・・・・・でちゃう・・・・・・っ！</text:p>
          </table:table-cell>
          <table:table-cell table:style-name="ce0"/>
          <table:table-cell table:style-name="ce0"/>
          <table:table-cell table:style-name="ce0" office:value-type="string">
            <text:p>.....Ah... n-no.... at this.... rate, I...
...it's............... c........ coming.....!</text:p>
          </table:table-cell>
          <table:table-cell table:number-columns-repeated="1020"/>
        </table:table-row>
        <table:table-row>
          <table:table-cell table:style-name="ce0" office:value-type="string">
            <text:p>\C[6]もうだめだ。　ついに限界領域に片足を突っ込ん
だ少女は、おしっこの噴出を止めることを諦め、
このままおちびりを続けながら一気に東の
通路へ駆け抜けることを決意する。</text:p>
          </table:table-cell>
          <table:table-cell table:style-name="ce0"/>
          <table:table-cell table:style-name="ce0"/>
          <table:table-cell table:style-name="ce0" office:value-type="string">
            <text:p>\C[6]It was no good. The girl, who was in borderline
territory, finally gave up on stopping
the spurts, and dashed off to the east,
gushing pee all the while.</text:p>
          </table:table-cell>
          <table:table-cell table:number-columns-repeated="1020"/>
        </table:table-row>
        <table:table-row>
          <table:table-cell table:style-name="ce0" office:value-type="string">
            <text:p>\C[6]しかし、神の慈悲は単なる気まぐれだったのか、
はたまたこれは神にさえ予測不可能であった
のか、</text:p>
          </table:table-cell>
          <table:table-cell table:style-name="ce0"/>
          <table:table-cell table:style-name="ce0"/>
          <table:table-cell table:style-name="ce0" office:value-type="string">
            <text:p>\C[6]But either God's mercy was nothing more than
a whim, or perhaps even He had could
not have expected it...</text:p>
          </table:table-cell>
          <table:table-cell table:number-columns-repeated="1020"/>
        </table:table-row>
        <table:table-row>
          <table:table-cell table:style-name="ce0" office:value-type="string">
            <text:p>\C[6]新たに駆けつけた追っ手に鉢合わせる形で、
少女はあっけなく発見されてしまう。</text:p>
          </table:table-cell>
          <table:table-cell table:style-name="ce0"/>
          <table:table-cell table:style-name="ce0"/>
          <table:table-cell table:style-name="ce0" office:value-type="string">
            <text:p>\C[6]Before she knew it, her pursuers had
discovered her, and rushed to confront her.</text:p>
          </table:table-cell>
          <table:table-cell table:number-columns-repeated="1020"/>
        </table:table-row>
        <table:table-row>
          <table:table-cell table:style-name="ce0" office:value-type="string">
            <text:p>追っ手2
「あっ！！！　見つけたぞこいつ！！！」</text:p>
          </table:table-cell>
          <table:table-cell table:style-name="ce0"/>
          <table:table-cell table:style-name="ce0"/>
          <table:table-cell table:style-name="ce0" office:value-type="string">
            <text:p>Pursuer 2
“Ah!!! Found ya!!!”</text:p>
          </table:table-cell>
          <table:table-cell table:number-columns-repeated="1020"/>
        </table:table-row>
        <table:table-row>
          <table:table-cell table:style-name="ce0" office:value-type="string">
            <text:p>・・・ぁ、ぁ、ぁぁぁああぁ・・・・・・・・っ</text:p>
          </table:table-cell>
          <table:table-cell table:style-name="ce0"/>
          <table:table-cell table:style-name="ce0"/>
          <table:table-cell table:style-name="ce0" office:value-type="string">
            <text:p>...Ah, ah... aaaahhhhh.......</text:p>
          </table:table-cell>
          <table:table-cell table:number-columns-repeated="1020"/>
        </table:table-row>
        <table:table-row>
          <table:table-cell table:style-name="ce0" office:value-type="string">
            <text:p>\C[6]驚きのあまり、きゅっと締まり直した女の子の孔
のおかげで滴り続けていたおちびりが止まった
ものの、シナリオはこれ以上無いほど最悪の
方向へ向かって加速した。</text:p>
          </table:table-cell>
          <table:table-cell table:style-name="ce0"/>
          <table:table-cell table:style-name="ce0"/>
          <table:table-cell table:style-name="ce0" office:value-type="string">
            <text:p>\C[6]She was so startled that her hole squeezed
shut once more, and her leaking stopped,
but the situation had proceeded in the
worst possible direction.</text:p>
          </table:table-cell>
          <table:table-cell table:number-columns-repeated="1020"/>
        </table:table-row>
        <table:table-row>
          <table:table-cell table:style-name="ce0" office:value-type="string">
            <text:p>追っ手1
「なぁんだ、そっちにいたのか！　ククク・・・」</text:p>
          </table:table-cell>
          <table:table-cell table:style-name="ce0"/>
          <table:table-cell table:style-name="ce0"/>
          <table:table-cell table:style-name="ce0" office:value-type="string">
            <text:p>Pursuer 1
“Ah-hah, so that's where you were! Kukuku...”</text:p>
          </table:table-cell>
          <table:table-cell table:number-columns-repeated="1020"/>
        </table:table-row>
        <table:table-row>
          <table:table-cell table:style-name="ce0" office:value-type="string">
            <text:p>・・・・・あわわ・・・・・あわわわあぁ・・・・・っ////</text:p>
          </table:table-cell>
          <table:table-cell table:style-name="ce0"/>
          <table:table-cell table:style-name="ce0"/>
          <table:table-cell table:style-name="ce0" office:value-type="string">
            <text:p>.......Awawah...... awawawaaaah..... ////</text:p>
          </table:table-cell>
          <table:table-cell table:number-columns-repeated="1020"/>
        </table:table-row>
        <table:table-row>
          <table:table-cell table:style-name="ce0" office:value-type="string">
            <text:p>\C[6]完全に意表を突かれ、普段の彼女からは
想像もできないような、すっとんきょうな声を
あげる死神少女。</text:p>
          </table:table-cell>
          <table:table-cell table:style-name="ce0"/>
          <table:table-cell table:style-name="ce0"/>
          <table:table-cell table:style-name="ce0" office:value-type="string">
            <text:p>\C[6]Taken completely off-guard, the Shinigami girl
whimpers hysterically in a way
unimaginable for someone of her might.</text:p>
          </table:table-cell>
          <table:table-cell table:number-columns-repeated="1020"/>
        </table:table-row>
        <table:table-row>
          <table:table-cell table:style-name="ce0" office:value-type="string">
            <text:p>\C[6]これで逃走も潜伏も不可能になってしまった
のであるから、無理もないだろう。</text:p>
          </table:table-cell>
          <table:table-cell table:style-name="ce0"/>
          <table:table-cell table:style-name="ce0"/>
          <table:table-cell table:style-name="ce0" office:value-type="string">
            <text:p>\C[6]With that, there was no longer any chance
of running or hiding.</text:p>
          </table:table-cell>
          <table:table-cell table:number-columns-repeated="1020"/>
        </table:table-row>
        <table:table-row>
          <table:table-cell table:style-name="ce0" office:value-type="string">
            <text:p>\C[6]最後の希望をへし折られ、ふらつきながらも
追っ手から距離を取ろうと必死にもがき、
少女は岩陰の向こう側へ歩き、最後の抵抗を
試みる。</text:p>
          </table:table-cell>
          <table:table-cell table:style-name="ce0"/>
          <table:table-cell table:style-name="ce0"/>
          <table:table-cell table:style-name="ce0" office:value-type="string">
            <text:p>\C[6]Her last hopes dashed, the girl struggled
to distance herself from her pursuers,
walking past the rock on shaky legs in
a final act of resistance.</text:p>
          </table:table-cell>
          <table:table-cell table:number-columns-repeated="1020"/>
        </table:table-row>
        <table:table-row>
          <table:table-cell table:style-name="ce0" office:value-type="string">
            <text:p>\C[6]だが、少女の瞳に映ったのは無機質に立ち
ふさがる壁。</text:p>
          </table:table-cell>
          <table:table-cell table:style-name="ce0"/>
          <table:table-cell table:style-name="ce0"/>
          <table:table-cell table:style-name="ce0" office:value-type="string">
            <text:p>\C[6]However, before the girl stood a cold,
lifeless wall.</text:p>
          </table:table-cell>
          <table:table-cell table:number-columns-repeated="1020"/>
        </table:table-row>
        <table:table-row>
          <table:table-cell table:style-name="ce0" office:value-type="string">
            <text:p>\C[6]どんなに思考力を失った彼女でも、これが
何を意味するかは間違いようがない。</text:p>
          </table:table-cell>
          <table:table-cell table:style-name="ce0"/>
          <table:table-cell table:style-name="ce0"/>
          <table:table-cell table:style-name="ce0" office:value-type="string">
            <text:p>\C[6]No matter how much she had lost the capability
to think, there was no mistaking
what this meant.</text:p>
          </table:table-cell>
          <table:table-cell table:number-columns-repeated="1020"/>
        </table:table-row>
        <table:table-row>
          <table:table-cell table:style-name="ce0" office:value-type="string">
            <text:p>ぁ・・・・・ぁ・・・・・・・・・・・・ぁ・・・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C[6]今度こそ、逃れようのない絶望が彼女を捉え
そのまま押しつぶそうとしているのだ。</text:p>
          </table:table-cell>
          <table:table-cell table:style-name="ce0"/>
          <table:table-cell table:style-name="ce0"/>
          <table:table-cell table:style-name="ce0" office:value-type="string">
            <text:p>\C[6]This time, an inescapable despair truly
grasped her with a grip that threatened
to crush her.</text:p>
          </table:table-cell>
          <table:table-cell table:number-columns-repeated="1020"/>
        </table:table-row>
        <table:table-row>
          <table:table-cell table:style-name="ce0" office:value-type="string">
            <text:p>\C[6]もしここにいるのが数十分前の彼女であれば、
後ろから迫り来る追っ手も、目の前に立ち
ふさがる岩の壁も、ふりかかる絶望ごと木っ端
微塵に打ち砕くことができたかもしれない。</text:p>
          </table:table-cell>
          <table:table-cell table:style-name="ce0"/>
          <table:table-cell table:style-name="ce0"/>
          <table:table-cell table:style-name="ce0" office:value-type="string">
            <text:p>\C[6]If she was herself from only minutes ago,
she could have shattered her pursuers,
the cave wall, and her own despair
into a million pieces.</text:p>
          </table:table-cell>
          <table:table-cell table:number-columns-repeated="1020"/>
        </table:table-row>
        <table:table-row>
          <table:table-cell table:style-name="ce0" office:value-type="string">
            <text:p>\C[6]だが、下腹部にある小さな袋におしっこが
いっぱい詰まっている、たったそれだけのことで
少女は降りかかる災難をただの一つも払えない
のである。</text:p>
          </table:table-cell>
          <table:table-cell table:style-name="ce0"/>
          <table:table-cell table:style-name="ce0"/>
          <table:table-cell table:style-name="ce0" office:value-type="string">
            <text:p>\C[6]But, purely because of the small bag of
pee crammed inside her abdomen, she
would not be able to dispel a single
one of the calamities that befell her.</text:p>
          </table:table-cell>
          <table:table-cell table:number-columns-repeated="1020"/>
        </table:table-row>
        <table:table-row>
          <table:table-cell table:style-name="ce0" office:value-type="string">
            <text:p>追っ手1
「ククク・・・あれあれぇ？　もう逃げないのかな
　お嬢ちゃん？」</text:p>
          </table:table-cell>
          <table:table-cell table:style-name="ce0"/>
          <table:table-cell table:style-name="ce0"/>
          <table:table-cell table:style-name="ce0" office:value-type="string">
            <text:p>Pursuer 1
“Kukuku... what's this? Looks like we
got ya cornered, princess!”</text:p>
          </table:table-cell>
          <table:table-cell table:number-columns-repeated="1020"/>
        </table:table-row>
        <table:table-row>
          <table:table-cell table:style-name="ce0" office:value-type="string">
            <text:p>追っ手2
「それか、さっきみたいにオレたちへご自慢の
　神速攻撃を叩き込んでもいいんだよ？」</text:p>
          </table:table-cell>
          <table:table-cell table:style-name="ce0"/>
          <table:table-cell table:style-name="ce0"/>
          <table:table-cell table:style-name="ce0" office:value-type="string">
            <text:p>Pursuer 2
“Or what, are you going to hit us with
that famous light-speed attack of
yours?”</text:p>
          </table:table-cell>
          <table:table-cell table:number-columns-repeated="1020"/>
        </table:table-row>
        <table:table-row>
          <table:table-cell table:style-name="ce0" office:value-type="string">
            <text:p>追っ手2
「ほらほら！」</text:p>
          </table:table-cell>
          <table:table-cell table:style-name="ce0"/>
          <table:table-cell table:style-name="ce0"/>
          <table:table-cell table:style-name="ce0" office:value-type="string">
            <text:p>Pursuer 2
“Go on, show us!”</text:p>
          </table:table-cell>
          <table:table-cell table:number-columns-repeated="1020"/>
        </table:table-row>
        <table:table-row>
          <table:table-cell table:style-name="ce0" office:value-type="string">
            <text:p>・・・・ぅ・・・・・・ぅ・・・・・・・・・・ぅぅうっ//////////</text:p>
          </table:table-cell>
          <table:table-cell table:style-name="ce0"/>
          <table:table-cell table:style-name="ce0"/>
          <table:table-cell table:style-name="ce0" office:value-type="string">
            <text:p>.....Uu........uu............uuuuu ///////////</text:p>
          </table:table-cell>
          <table:table-cell table:number-columns-repeated="1020"/>
        </table:table-row>
        <table:table-row>
          <table:table-cell table:style-name="ce0" office:value-type="string">
            <text:p>\C[6]不敵な笑みを浮かべながら迫る死神たちを
前に、もはやどうすることもできずに壁を背に
する少女。</text:p>
          </table:table-cell>
          <table:table-cell table:style-name="ce0"/>
          <table:table-cell table:style-name="ce0"/>
          <table:table-cell table:style-name="ce0" office:value-type="string">
            <text:p>\C[6]With nowhere left to run, she turned her
back to the wall and faced the
Shinigami as they approached with
sneers on their faces.</text:p>
          </table:table-cell>
          <table:table-cell table:number-columns-repeated="1020"/>
        </table:table-row>
        <table:table-row>
          <table:table-cell table:style-name="ce0" office:value-type="string">
            <text:p>\C[6]尿意はすでに限界のはるか天井を突き破り、
まるで全身が尿で満たされたような錯覚に
見舞われ、呼吸すらままならない。</text:p>
          </table:table-cell>
          <table:table-cell table:style-name="ce0"/>
          <table:table-cell table:style-name="ce0"/>
          <table:table-cell table:style-name="ce0" office:value-type="string">
            <text:p>\C[6]Her urge to urinate was through the roof,
far above her limit, and she was so
filled with pee that she could
hardly breathe.</text:p>
          </table:table-cell>
          <table:table-cell table:number-columns-repeated="1020"/>
        </table:table-row>
        <table:table-row>
          <table:table-cell table:style-name="ce0" office:value-type="string">
            <text:p>\C[6]疲弊しきった括約筋を最後に支えているのは、
男性に自分のおしっこを見られたくないという、
芽生えたばかりの初々しい羞恥心で固められた
“我慢の鎖”一本である。</text:p>
          </table:table-cell>
          <table:table-cell table:style-name="ce0"/>
          <table:table-cell table:style-name="ce0"/>
          <table:table-cell table:style-name="ce0" office:value-type="string">
            <text:p>\C[6]Now the only thing holding her sphincter shut
was her desire to not be seen peeing
by men—a single “lock of endurance”
held shut by a budding sense of shame.</text:p>
          </table:table-cell>
          <table:table-cell table:number-columns-repeated="1020"/>
        </table:table-row>
        <table:table-row>
          <table:table-cell table:style-name="ce0" office:value-type="string">
            <text:p>\C[6]そしてその羞恥心と釣り合う形でバランスを
保ってきた生理的欲求がずっしりと肥大化し、
いたいけな少女に最後の恥を強要した。</text:p>
          </table:table-cell>
          <table:table-cell table:style-name="ce0"/>
          <table:table-cell table:style-name="ce0"/>
          <table:table-cell table:style-name="ce0" office:value-type="string">
            <text:p>\C[6]And the physiological need that was being
counterbalanced by this shame had
become massive and bloated as they
piled on one last dose of mockery.</text:p>
          </table:table-cell>
          <table:table-cell table:number-columns-repeated="1020"/>
        </table:table-row>
        <table:table-row>
          <table:table-cell table:style-name="ce0" office:value-type="string">
            <text:p>・・・ぉ、ぉ・・・おね、がい・・・・・・・・・おねがい・・
・・・だか、ら・・・・・・・・・・・・っ</text:p>
          </table:table-cell>
          <table:table-cell table:style-name="ce0"/>
          <table:table-cell table:style-name="ce0"/>
          <table:table-cell table:style-name="ce0" office:value-type="string">
            <text:p>...P, P... Please................. please...
...just........................</text:p>
          </table:table-cell>
          <table:table-cell table:number-columns-repeated="1020"/>
        </table:table-row>
        <table:table-row>
          <table:table-cell table:style-name="ce0" office:value-type="string">
            <text:p>・・・・・・おしっこ・・・・・・・・・・おしっこ・・・・・/////
さ、させ・・・て・・・・・・・・っ//////////////////</text:p>
          </table:table-cell>
          <table:table-cell table:style-name="ce0"/>
          <table:table-cell table:style-name="ce0"/>
          <table:table-cell table:style-name="ce0" office:value-type="string">
            <text:p>.....let me................. let me...... /////
p-pee.... eee.............. //////////////////</text:p>
          </table:table-cell>
          <table:table-cell table:number-columns-repeated="1020"/>
        </table:table-row>
        <table:table-row>
          <table:table-cell table:style-name="ce0" office:value-type="string">
            <text:p>・・・・もぅ・・・・・・・が・・・・がまん・・・で、で・・・・
でき・・・・ない、の・・・・・・・っ///////////////</text:p>
          </table:table-cell>
          <table:table-cell table:style-name="ce0"/>
          <table:table-cell table:style-name="ce0"/>
          <table:table-cell table:style-name="ce0" office:value-type="string">
            <text:p>....I........... c.... can't... h-h....
hold.... it.......... ///////////////</text:p>
          </table:table-cell>
          <table:table-cell table:number-columns-repeated="1020"/>
        </table:table-row>
        <table:table-row>
          <table:table-cell table:style-name="ce0" office:value-type="string">
            <text:p>・・・・・・ねぇ・・・・・おねがい・・・・・・・・も・・・・・・・
・・・もれ・・・・・・ちゃうよぉ・・・・ぉぉっ！！/////</text:p>
          </table:table-cell>
          <table:table-cell table:style-name="ce0"/>
          <table:table-cell table:style-name="ce0"/>
          <table:table-cell table:style-name="ce0" office:value-type="string">
            <text:p>.......Hey..... please........... I.........
...I'll wet........ my....seeeeelf!! ////</text:p>
          </table:table-cell>
          <table:table-cell table:number-columns-repeated="1020"/>
        </table:table-row>
        <table:table-row>
          <table:table-cell table:style-name="ce0" office:value-type="string">
            <text:p>\C[6]それが無駄であることは、人を疑わない彼女
にもおそらく分かっていたのであろう。</text:p>
          </table:table-cell>
          <table:table-cell table:style-name="ce0"/>
          <table:table-cell table:style-name="ce0"/>
          <table:table-cell table:style-name="ce0" office:value-type="string">
            <text:p>\C[6]As naïve as she was, she probably knew it
was futile.</text:p>
          </table:table-cell>
          <table:table-cell table:number-columns-repeated="1020"/>
        </table:table-row>
        <table:table-row>
          <table:table-cell table:style-name="ce0" office:value-type="string">
            <text:p>\C[6]だが、我慢に我慢を重ねた結果、もはやどう
あがいても噴出を止められなくなった自身の
熱い熱いおしっこを、異性の目にさらし、におい
を嗅がれ、轟く奔流の音を聞かれてしまうのは、</text:p>
          </table:table-cell>
          <table:table-cell table:style-name="ce0"/>
          <table:table-cell table:style-name="ce0"/>
          <table:table-cell table:style-name="ce0" office:value-type="string">
            <text:p>\C[6]But after enduring so long, the hot pee gushing
out of her was now inevitable. That the
opposite sex was watching; the smell;
the sound of a roaring torrent...</text:p>
          </table:table-cell>
          <table:table-cell table:number-columns-repeated="1020"/>
        </table:table-row>
        <table:table-row>
          <table:table-cell table:style-name="ce0" office:value-type="string">
            <text:p>\C[6]どんな拷問よりも耐え難い苦痛であるに違い
なかった。　そしてそれを今まさに肌で感じて
いる少女は、例え望みがゼロであったとしても、
放尿の懇願をせずにはいられなかったのだ。</text:p>
          </table:table-cell>
          <table:table-cell table:style-name="ce0"/>
          <table:table-cell table:style-name="ce0"/>
          <table:table-cell table:style-name="ce0" office:value-type="string">
            <text:p>\C[6]It would be more painful than any torture. The
girl, who was experiencing it first-hand,
was begging to be allowed to urinate,
even if there was no hope.</text:p>
          </table:table-cell>
          <table:table-cell table:number-columns-repeated="1020"/>
        </table:table-row>
        <table:table-row>
          <table:table-cell table:style-name="ce0" office:value-type="string">
            <text:p>\C[6]そして、至極当然のように、その懇願は
最初からヒビの入っていたビー玉のごとく粉砕
され、塵と消える。</text:p>
          </table:table-cell>
          <table:table-cell table:style-name="ce0"/>
          <table:table-cell table:style-name="ce0"/>
          <table:table-cell table:style-name="ce0" office:value-type="string">
            <text:p>\C[6]But naturally, her plea was crushed like
cracked marble, and blown away like
dust.</text:p>
          </table:table-cell>
          <table:table-cell table:number-columns-repeated="1020"/>
        </table:table-row>
        <table:table-row>
          <table:table-cell table:style-name="ce0" office:value-type="string">
            <text:p>追っ手1
「ハハハ！　そんなにおちっこがしたいの
　かい？」</text:p>
          </table:table-cell>
          <table:table-cell table:style-name="ce0"/>
          <table:table-cell table:style-name="ce0"/>
          <table:table-cell table:style-name="ce0" office:value-type="string">
            <text:p>Pursuer 1
“Hahaha! You've really gotta tinkle that
bad?”</text:p>
          </table:table-cell>
          <table:table-cell table:number-columns-repeated="1020"/>
        </table:table-row>
        <table:table-row>
          <table:table-cell table:style-name="ce0" office:value-type="string">
            <text:p>追っ手2
「ああ、いいよ！　ここでお尻を出して思う存分
　おちっこしてごらん！」</text:p>
          </table:table-cell>
          <table:table-cell table:style-name="ce0"/>
          <table:table-cell table:style-name="ce0"/>
          <table:table-cell table:style-name="ce0" office:value-type="string">
            <text:p>Pursuer 2
“Okay, go ahead! Get that butt out and
pee to your heart's content!”</text:p>
          </table:table-cell>
          <table:table-cell table:number-columns-repeated="1020"/>
        </table:table-row>
        <table:table-row>
          <table:table-cell table:style-name="ce0" office:value-type="string">
            <text:p>追っ手2
「ちゃんと見ててあげるからね！　アハハハ！」</text:p>
          </table:table-cell>
          <table:table-cell table:style-name="ce0"/>
          <table:table-cell table:style-name="ce0"/>
          <table:table-cell table:style-name="ce0" office:value-type="string">
            <text:p>Pursuer 2
“We'll be watching, of course! Ahahahah!”</text:p>
          </table:table-cell>
          <table:table-cell table:number-columns-repeated="1020"/>
        </table:table-row>
        <table:table-row>
          <table:table-cell table:style-name="ce0" office:value-type="string">
            <text:p>・・・・・・・・・ぁ・・・・・・・・・・・・・・・・・・・・・・・・・・・・
・・・・・・・・・・・・・・・・・・・・・・・・・・・ぁ・・・・・・・・・・</text:p>
          </table:table-cell>
          <table:table-cell table:style-name="ce0"/>
          <table:table-cell table:style-name="ce0"/>
          <table:table-cell table:style-name="ce0" office:value-type="string">
            <text:p>...................Ah............................
....................................ah...........</text:p>
          </table:table-cell>
          <table:table-cell table:number-columns-repeated="1020"/>
        </table:table-row>
        <table:table-row>
          <table:table-cell table:style-name="ce0" office:value-type="string">
            <text:p>・・・・・・・・・・・・・・・・・・・・・・・・・・・・・・・・・・・・・・
・・・・・・・・・・・・・・・・・・・・・・・・・・・・・・・・・・・・・・
・・・・・・・・・・・・・ぁ・・・・・・・・・・・・・・・・・・・・・・・・</text:p>
          </table:table-cell>
          <table:table-cell table:style-name="ce0"/>
          <table:table-cell table:style-name="ce0"/>
          <table:table-cell table:style-name="ce0" office:value-type="string">
            <text:p>.................................................
.................................................
....................Ah...........................</text:p>
          </table:table-cell>
          <table:table-cell table:number-columns-repeated="1020"/>
        </table:table-row>
        <table:table-row>
          <table:table-cell table:style-name="ce0" office:value-type="string">
            <text:p>\C[6]ここに至るまで、いくつもの希望と絶望を繰り
返し、そのうねりに揉まれ続けてきた死神界
最強の少女。</text:p>
          </table:table-cell>
          <table:table-cell table:style-name="ce0"/>
          <table:table-cell table:style-name="ce0"/>
          <table:table-cell table:style-name="ce0" office:value-type="string">
            <text:p>\C[6]The girl—the strongest in the world of the
Shinigami—had been tortured by waves
of hope and despair, over and over.</text:p>
          </table:table-cell>
          <table:table-cell table:number-columns-repeated="1020"/>
        </table:table-row>
        <table:table-row>
          <table:table-cell table:style-name="ce0" office:value-type="string">
            <text:p>\C[6]元気いっぱいの代謝と大量の水分により、
次から次へと膀胱へおしっこが注ぎ込まれる中、</text:p>
          </table:table-cell>
          <table:table-cell table:style-name="ce0"/>
          <table:table-cell table:style-name="ce0"/>
          <table:table-cell table:style-name="ce0" office:value-type="string">
            <text:p>\C[6]Thanks to all the fluid she had imbibed,
and her overactive metabolism, there
was a constant stream flowing into
her bladder, and...</text:p>
          </table:table-cell>
          <table:table-cell table:number-columns-repeated="1020"/>
        </table:table-row>
        <table:table-row>
          <table:table-cell table:style-name="ce0" office:value-type="string">
            <text:p>\C[6]今日初めて目覚めた女の子の羞恥心と
慣れない生理現象の我慢に翻弄されながらも、
必死に必死に尿意をこらえ、辛抱し、限界を
先延ばしにしてきた彼女であった。</text:p>
          </table:table-cell>
          <table:table-cell table:style-name="ce0"/>
          <table:table-cell table:style-name="ce0"/>
          <table:table-cell table:style-name="ce0" office:value-type="string">
            <text:p>\C[6]At the mercy of her newly-awakened sense
of shame and an unfamiliar sensation,
she had been desperately, desperately
holding in her urine.</text:p>
          </table:table-cell>
          <table:table-cell table:number-columns-repeated="1020"/>
        </table:table-row>
        <table:table-row>
          <table:table-cell table:style-name="ce0" office:value-type="string">
            <text:p>\C[6]そんな少女をひたすら支え続けてきた、一本の
“我慢の鎖”は、</text:p>
          </table:table-cell>
          <table:table-cell table:style-name="ce0"/>
          <table:table-cell table:style-name="ce0"/>
          <table:table-cell table:style-name="ce0" office:value-type="string">
            <text:p>\C[6]The single “lock of endurance” that had
been holding fast for so long...</text:p>
          </table:table-cell>
          <table:table-cell table:number-columns-repeated="1020"/>
        </table:table-row>
        <table:table-row>
          <table:table-cell table:style-name="ce0" office:value-type="string">
            <text:p>\C[6]全方面から叩き付けられた無慈悲な絶望に
より、“我慢の縄”へ、“我慢の糸”へと瞬く間に
強度を失い、</text:p>
          </table:table-cell>
          <table:table-cell table:style-name="ce0"/>
          <table:table-cell table:style-name="ce0"/>
          <table:table-cell table:style-name="ce0" office:value-type="string">
            <text:p>\C[6]Through being battered on all sides by
merciless desperation, was sapped of
its strength, becoming a “rope“, and
then a ”thread”...</text:p>
          </table:table-cell>
          <table:table-cell table:number-columns-repeated="1020"/>
        </table:table-row>
        <table:table-row>
          <table:table-cell table:style-name="ce0" office:value-type="string">
            <text:p>\C[6]この刹那、そのか細い糸は、実にあっけなく
プツリと切れた。</text:p>
          </table:table-cell>
          <table:table-cell table:style-name="ce0"/>
          <table:table-cell table:style-name="ce0"/>
          <table:table-cell table:style-name="ce0" office:value-type="string">
            <text:p>\C[6]And then, in a single instant, that
delicate thread finally snapped.</text:p>
          </table:table-cell>
          <table:table-cell table:number-columns-repeated="1020"/>
        </table:table-row>
        <table:table-row>
          <table:table-cell table:style-name="ce0" office:value-type="string">
            <text:p>じゅぶっ！！！</text:p>
          </table:table-cell>
          <table:table-cell table:style-name="ce0"/>
          <table:table-cell table:style-name="ce0"/>
          <table:table-cell table:style-name="ce0" office:value-type="string">
            <text:p>*splash*!!!</text:p>
          </table:table-cell>
          <table:table-cell table:number-columns-repeated="1020"/>
        </table:table-row>
        <table:table-row>
          <table:table-cell table:style-name="ce0" office:value-type="string">
            <text:p>じゅどどどどどどどどどどどどばばばばばばば
ばばばばばばばばばあああぁぁあああぁぁぁぁ
あああぁぁぁぁーーーーーーーーっ！！！！！</text:p>
          </table:table-cell>
          <table:table-cell table:style-name="ce0"/>
          <table:table-cell table:style-name="ce0"/>
          <table:table-cell table:style-name="ce0" office:value-type="string">
            <text:p>*ffffffffsssssssssssssssssssshhhhhh
hhhhhhhhhhhhhhhhhhhhhhhhhaaaaaaaaaa
aaaaaaaaaaaaa————————————*!!!!!</text:p>
          </table:table-cell>
          <table:table-cell table:number-columns-repeated="1020"/>
        </table:table-row>
        <table:table-row>
          <table:table-cell table:style-name="ce0" office:value-type="string">
            <text:p>・・・・・・んぁぁぁぁあああああっ////////////
ぁ、ぁ、はあぁぁぁぁぁぁぁあぁああ//////////</text:p>
          </table:table-cell>
          <table:table-cell table:style-name="ce0"/>
          <table:table-cell table:style-name="ce0"/>
          <table:table-cell table:style-name="ce0" office:value-type="string">
            <text:p>.......Nnhaaaaaaaaaaaaaa ////////////
Ah, ah, haaaaaaaaaaaaahhhhhhh /////////</text:p>
          </table:table-cell>
          <table:table-cell table:number-columns-repeated="1020"/>
        </table:table-row>
        <table:table-row>
          <table:table-cell table:style-name="ce0" office:value-type="string">
            <text:p>\C[6]少し前に、誇張表現として用いた“黄金の
ナイアガラ”。</text:p>
          </table:table-cell>
          <table:table-cell table:style-name="ce0"/>
          <table:table-cell table:style-name="ce0"/>
          <table:table-cell table:style-name="ce0" office:value-type="string">
            <text:p>\C[6]Not long ago, I used the term “golden Niagara”
as hyperbole.</text:p>
          </table:table-cell>
          <table:table-cell table:number-columns-repeated="1020"/>
        </table:table-row>
        <table:table-row>
          <table:table-cell table:style-name="ce0" office:value-type="string">
            <text:p>\C[6]おそらく、どのような人物でも、目の前に
広がっているこの光景を目の当たりにすれば、
口を揃えてそう比喩することだろう。</text:p>
          </table:table-cell>
          <table:table-cell table:style-name="ce0"/>
          <table:table-cell table:style-name="ce0"/>
          <table:table-cell table:style-name="ce0" office:value-type="string">
            <text:p>\C[6]Most likely, no matter who saw this sight
spread out before their eyes, they
would not be able to think of any
other metaphor.</text:p>
          </table:table-cell>
          <table:table-cell table:number-columns-repeated="1020"/>
        </table:table-row>
        <table:table-row>
          <table:table-cell table:style-name="ce0" office:value-type="string">
            <text:p>\C[6]そしていったい誰が、この壮大な画（え）に対し
嫌悪や侮蔑の念を抱くであろう。</text:p>
          </table:table-cell>
          <table:table-cell table:style-name="ce0"/>
          <table:table-cell table:style-name="ce0"/>
          <table:table-cell table:style-name="ce0" office:value-type="string">
            <text:p>\C[6]And who could possibly feel disgust or
disdain for this magnificent scene?</text:p>
          </table:table-cell>
          <table:table-cell table:number-columns-repeated="1020"/>
        </table:table-row>
        <table:table-row>
          <table:table-cell table:style-name="ce0" office:value-type="string">
            <text:p>\C[6]少女の体の中心に隠された熱い熱い源泉から
延々と解き放たれる、まばゆいばかりの雨景色。</text:p>
          </table:table-cell>
          <table:table-cell table:style-name="ce0"/>
          <table:table-cell table:style-name="ce0"/>
          <table:table-cell table:style-name="ce0" office:value-type="string">
            <text:p>\C[6]It was a dazzling rainy landscape, being
unleashed endlessly from the hot, hot
wellspring inside the girl's body.</text:p>
          </table:table-cell>
          <table:table-cell table:number-columns-repeated="1020"/>
        </table:table-row>
        <table:table-row>
          <table:table-cell table:style-name="ce0" office:value-type="string">
            <text:p>\C[6]この壮観とも言える絶景は、芸術的、あるいは
幻想的とも表現し得る眺めであった。</text:p>
          </table:table-cell>
          <table:table-cell table:style-name="ce0"/>
          <table:table-cell table:style-name="ce0"/>
          <table:table-cell table:style-name="ce0" office:value-type="string">
            <text:p>\C[6]A spectacular view that could be best
described as artistic, or perhaps,
wondrous.</text:p>
          </table:table-cell>
          <table:table-cell table:number-columns-repeated="1020"/>
        </table:table-row>
        <table:table-row>
          <table:table-cell table:style-name="ce0" office:value-type="string">
            <text:p>・・・・・・・・・・・・・・・・・・・・・・・・・・・・・・・・・・・・・・
・・・・・・・・・・・・・・・・・・・・・・・・・・・・・・・・・・・・・・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C[6]まるで、全てがこの時のためであったかの
ように、我慢して我慢して我慢し続けた呆れる程
大量のおしっこを、ありったけ床にぶちまけた
死神の少女。</text:p>
          </table:table-cell>
          <table:table-cell table:style-name="ce0"/>
          <table:table-cell table:style-name="ce0"/>
          <table:table-cell table:style-name="ce0" office:value-type="string">
            <text:p>\C[6]It was as if all of that staggering endurance
was for this one moment. The Shinigami
girl was drenching the floor with the
pee she had held and held and held.</text:p>
          </table:table-cell>
          <table:table-cell table:number-columns-repeated="1020"/>
        </table:table-row>
        <table:table-row>
          <table:table-cell table:style-name="ce0" office:value-type="string">
            <text:p>\C[6]そのとろけるほど気持ち良い開放感に全身を
包みこまれ、完全に思考停止状態である。</text:p>
          </table:table-cell>
          <table:table-cell table:style-name="ce0"/>
          <table:table-cell table:style-name="ce0"/>
          <table:table-cell table:style-name="ce0" office:value-type="string">
            <text:p>\C[6]The melting, pleasant feeling of liberation
enveloped her whole body, and her
mind ground to a halt.</text:p>
          </table:table-cell>
          <table:table-cell table:number-columns-repeated="1020"/>
        </table:table-row>
        <table:table-row>
          <table:table-cell table:style-name="ce0" office:value-type="string">
            <text:p>\C[6]辺りは数分前と一変し、まるで温泉でも湧き
出したかと見まがうほどに、気温と湿度が急激
に上昇していた。</text:p>
          </table:table-cell>
          <table:table-cell table:style-name="ce0"/>
          <table:table-cell table:style-name="ce0"/>
          <table:table-cell table:style-name="ce0" office:value-type="string">
            <text:p>\C[6]Compared to a few minutes prior, the whole
area had become so hot and humid, it
felt a hot spring.</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C[6]対する追っ手の二人組みもまた、壮大な黄金の
ナイアガラから始まり、その果てに出現した
エデンの海を前にして、完全に度肝を抜かれ
放心していた。</text:p>
          </table:table-cell>
          <table:table-cell table:style-name="ce0"/>
          <table:table-cell table:style-name="ce0"/>
          <table:table-cell table:style-name="ce0" office:value-type="string">
            <text:p>\C[6]The pair of pursuers, seeing the splendid
golden Niagra falls and the Sea of
Eden that emerged from it, were left
utterly gobsmacked.</text:p>
          </table:table-cell>
          <table:table-cell table:number-columns-repeated="1020"/>
        </table:table-row>
        <table:table-row>
          <table:table-cell table:style-name="ce0" office:value-type="string">
            <text:p>\C[6]4つあるとは言え、この小さなお腹のどこに
これだけ大量の熱水が蓄えられていたのか、</text:p>
          </table:table-cell>
          <table:table-cell table:style-name="ce0"/>
          <table:table-cell table:style-name="ce0"/>
          <table:table-cell table:style-name="ce0" office:value-type="string">
            <text:p>\C[6]Even between her four bodies, where in those
little bellies was such an ocean of
burning hot liquid being stored?</text:p>
          </table:table-cell>
          <table:table-cell table:number-columns-repeated="1020"/>
        </table:table-row>
        <table:table-row>
          <table:table-cell table:style-name="ce0" office:value-type="string">
            <text:p>\C[6]まるで夢の中で奇術でも見せられているかの
ような錯覚に陥ってしまうほど、尋常ならぬ膨大
な量のおしっこが水面を揺らし、冷めぬ輝きを
放っている。</text:p>
          </table:table-cell>
          <table:table-cell table:style-name="ce0"/>
          <table:table-cell table:style-name="ce0"/>
          <table:table-cell table:style-name="ce0" office:value-type="string">
            <text:p>\C[6]As if seeing a magic trick inside of a dream.
A bizarrely huge pool of pee was
shimmering with an unwavering glow.</text:p>
          </table:table-cell>
          <table:table-cell table:number-columns-repeated="1020"/>
        </table:table-row>
        <table:table-row>
          <table:table-cell table:style-name="ce0" office:value-type="string">
            <text:p>追っ手1
「・・・こ、これ・・・・・・・・・・・・・・すげぇ・・・な。」</text:p>
          </table:table-cell>
          <table:table-cell table:style-name="ce0"/>
          <table:table-cell table:style-name="ce0"/>
          <table:table-cell table:style-name="ce0" office:value-type="string">
            <text:p>Pursuer 1
“...Th-That's............. really... something.”</text:p>
          </table:table-cell>
          <table:table-cell table:number-columns-repeated="1020"/>
        </table:table-row>
        <table:table-row>
          <table:table-cell table:style-name="ce0" office:value-type="string">
            <text:p>追っ手2
「・・・ああ・・・・・マジ・・・・・・・ハンパねぇよ・・・」</text:p>
          </table:table-cell>
          <table:table-cell table:style-name="ce0"/>
          <table:table-cell table:style-name="ce0"/>
          <table:table-cell table:style-name="ce0" office:value-type="string">
            <text:p>Pursuer 2
“...Yeah..... for real..... holy shit...”</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追っ手1
「カ・・・・・カメラ・・・・・・・・持ってる・・・・？」</text:p>
          </table:table-cell>
          <table:table-cell table:style-name="ce0"/>
          <table:table-cell table:style-name="ce0"/>
          <table:table-cell table:style-name="ce0" office:value-type="string">
            <text:p>Pursuer 1
“You.... You got a............ camera...?”</text:p>
          </table:table-cell>
          <table:table-cell table:number-columns-repeated="1020"/>
        </table:table-row>
        <table:table-row>
          <table:table-cell table:style-name="ce0" office:value-type="string">
            <text:p>追っ手2
「・・・ごめん・・・・・・・・・持ってない・・・・・・・・」</text:p>
          </table:table-cell>
          <table:table-cell table:style-name="ce0"/>
          <table:table-cell table:style-name="ce0"/>
          <table:table-cell table:style-name="ce0" office:value-type="string">
            <text:p>Pursuer 2
“...No............. sorry.........”</text:p>
          </table:table-cell>
          <table:table-cell table:number-columns-repeated="1020"/>
        </table:table-row>
        <table:table-row>
          <table:table-cell table:style-name="ce0" office:value-type="string">
            <text:p>追っ手1
「・・・・・・・・・・・・だよな・・・・・・・・・・・・・・・・・」</text:p>
          </table:table-cell>
          <table:table-cell table:style-name="ce0"/>
          <table:table-cell table:style-name="ce0"/>
          <table:table-cell table:style-name="ce0" office:value-type="string">
            <text:p>Pursuer 1
“...........Didn't think so.................”</text:p>
          </table:table-cell>
          <table:table-cell table:number-columns-repeated="1020"/>
        </table:table-row>
        <table:table-row>
          <table:table-cell table:style-name="ce0" office:value-type="string">
            <text:p>追っ手2
「あ・・・・でも・・・・・・・・空き瓶なら・・・あるよ・・・」</text:p>
          </table:table-cell>
          <table:table-cell table:style-name="ce0"/>
          <table:table-cell table:style-name="ce0"/>
          <table:table-cell table:style-name="ce0" office:value-type="string">
            <text:p>Pursuer 2
“Oh... but....... I do have... an empty
bottle...”</text:p>
          </table:table-cell>
          <table:table-cell table:number-columns-repeated="1020"/>
        </table:table-row>
        <table:table-row>
          <table:table-cell table:style-name="ce0" office:value-type="string">
            <text:p>追っ手1
「・・・・・・それじゃ・・・・・・記念にちょっと・・・・・」</text:p>
          </table:table-cell>
          <table:table-cell table:style-name="ce0"/>
          <table:table-cell table:style-name="ce0"/>
          <table:table-cell table:style-name="ce0" office:value-type="string">
            <text:p>Pursuer 1
“......Then...... just a little souvenir.....”</text:p>
          </table:table-cell>
          <table:table-cell table:number-columns-repeated="1020"/>
        </table:table-row>
        <table:table-row>
          <table:table-cell table:style-name="ce0" office:value-type="string">
            <text:p>追っ手2
「ああ・・・・・そうだな・・・・・・・・記念に・・・・・・・」</text:p>
          </table:table-cell>
          <table:table-cell table:style-name="ce0"/>
          <table:table-cell table:style-name="ce0"/>
          <table:table-cell table:style-name="ce0" office:value-type="string">
            <text:p>Pursuer 2
“Yeah...... you're right..... a souvenir.......”</text:p>
          </table:table-cell>
          <table:table-cell table:number-columns-repeated="1020"/>
        </table:table-row>
        <table:table-row>
          <table:table-cell table:style-name="ce0" office:value-type="string">
            <text:p>・・・・・・・・・だ・・・・・・・・だめ・・・・・・・・・・・/////</text:p>
          </table:table-cell>
          <table:table-cell table:style-name="ce0"/>
          <table:table-cell table:style-name="ce0"/>
          <table:table-cell table:style-name="ce0" office:value-type="string">
            <text:p>.........N.......... No............ //////</text:p>
          </table:table-cell>
          <table:table-cell table:number-columns-repeated="1020"/>
        </table:table-row>
        <table:table-row>
          <table:table-cell table:style-name="ce0" office:value-type="string">
            <text:p>追っ手1
「・・・そっか・・・・・・だめ、か・・・・・・・・・・・・・・・」</text:p>
          </table:table-cell>
          <table:table-cell table:style-name="ce0"/>
          <table:table-cell table:style-name="ce0"/>
          <table:table-cell table:style-name="ce0" office:value-type="string">
            <text:p>Pursuer 1
“...Oh..... no good, huh................”</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1
「って！！　ああああ！！！　しまったああああ
　ああああぁぁぁっ！！！！」</text:p>
          </table:table-cell>
          <table:table-cell table:style-name="ce0"/>
          <table:table-cell table:style-name="ce0"/>
          <table:table-cell table:style-name="ce0" office:value-type="string">
            <text:p>Pursuer 1
“Wait!! Aaaahhh!!! SHIIIIIIIIIIIIII-
IIIIIIIIITTTT!!!!”</text:p>
          </table:table-cell>
          <table:table-cell table:number-columns-repeated="1020"/>
        </table:table-row>
        <table:table-row>
          <table:table-cell table:style-name="ce0" office:value-type="string">
            <text:p>\C[6]いつの間にやら我に返っていた死神の少女に
気が付き、彼らは絶対に逃してはならない攻撃
チャンスを棒に振ってしまったことを悟った。</text:p>
          </table:table-cell>
          <table:table-cell table:style-name="ce0"/>
          <table:table-cell table:style-name="ce0"/>
          <table:table-cell table:style-name="ce0" office:value-type="string">
            <text:p>\C[6]Upon noticing the Shinigami girl, who had
come to her senses, they realized they
had squandered a critical opportunity
to strike.</text:p>
          </table:table-cell>
          <table:table-cell table:number-columns-repeated="1020"/>
        </table:table-row>
        <table:table-row>
          <table:table-cell table:style-name="ce0" office:value-type="string">
            <text:p>\C[6]今や彼女の膀胱は、すっきり空っぽ。</text:p>
          </table:table-cell>
          <table:table-cell table:style-name="ce0"/>
          <table:table-cell table:style-name="ce0"/>
          <table:table-cell table:style-name="ce0" office:value-type="string">
            <text:p>\C[6]And now her bladder was totally empty.</text:p>
          </table:table-cell>
          <table:table-cell table:number-columns-repeated="1020"/>
        </table:table-row>
        <table:table-row>
          <table:table-cell table:style-name="ce0" office:value-type="string">
            <text:p>\C[6]スカートの裾と脚が濡れていること以外、その
怪物のような実力を発揮するのに何の支障も
無い状態である。</text:p>
          </table:table-cell>
          <table:table-cell table:style-name="ce0"/>
          <table:table-cell table:style-name="ce0"/>
          <table:table-cell table:style-name="ce0" office:value-type="string">
            <text:p>\C[6]Besides the wetness on the hem of her dress
and down her legs, her monstrous
abilities were now unhindered.</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
・・・・・・・・・・・・っっっっ///////////////////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追っ手1
「ひ・・・・・・・・ひいいいいいぃぃぃぃっ！！！」</text:p>
          </table:table-cell>
          <table:table-cell table:style-name="ce0"/>
          <table:table-cell table:style-name="ce0"/>
          <table:table-cell table:style-name="ce0" office:value-type="string">
            <text:p>Pursuer 1
“Ee........ EEEEEEEEEEEEEEEEEEK!!!”</text:p>
          </table:table-cell>
          <table:table-cell table:number-columns-repeated="1020"/>
        </table:table-row>
        <table:table-row>
          <table:table-cell table:style-name="ce0" office:value-type="string">
            <text:p>追っ手2
「待て！！　は、は、話せば分かる！！！！
　だから落ち着いて！！！」</text:p>
          </table:table-cell>
          <table:table-cell table:style-name="ce0"/>
          <table:table-cell table:style-name="ce0"/>
          <table:table-cell table:style-name="ce0" office:value-type="string">
            <text:p>Pursuer 2
“Wait!! L-L-Let's just talk this
through!!!! Calm down!!!”</text:p>
          </table:table-cell>
          <table:table-cell table:number-columns-repeated="1020"/>
        </table:table-row>
        <table:table-row>
          <table:table-cell table:style-name="ce0" office:value-type="string">
            <text:p>追っ手2
「ええと、ええと・・・・・・・っ、あ、そうだっ！！」</text:p>
          </table:table-cell>
          <table:table-cell table:style-name="ce0"/>
          <table:table-cell table:style-name="ce0"/>
          <table:table-cell table:style-name="ce0" office:value-type="string">
            <text:p>Pursuer 2
“Uhh, uhh........ oh, I know!!”</text:p>
          </table:table-cell>
          <table:table-cell table:number-columns-repeated="1020"/>
        </table:table-row>
        <table:table-row>
          <table:table-cell table:style-name="ce0" office:value-type="string">
            <text:p>追っ手2
「こ、こ、今度はちゃんとしたごちそうを用意する
　から！！！　ホラ、最初から晩餐会を仕切り
　直そうよ！！」</text:p>
          </table:table-cell>
          <table:table-cell table:style-name="ce0"/>
          <table:table-cell table:style-name="ce0"/>
          <table:table-cell table:style-name="ce0" office:value-type="string">
            <text:p>Pursuer 2
“N-N-Next time, we'll whip you up a proper
feast!!! C'mon, let's start the banquet
over from the top!!”</text:p>
          </table:table-cell>
          <table:table-cell table:number-columns-repeated="1020"/>
        </table:table-row>
        <table:table-row>
          <table:table-cell table:style-name="ce0" office:value-type="string">
            <text:p>追っ手2
「ね！？　ね！？！？」</text:p>
          </table:table-cell>
          <table:table-cell table:style-name="ce0"/>
          <table:table-cell table:style-name="ce0"/>
          <table:table-cell table:style-name="ce0" office:value-type="string">
            <text:p>Pursuer 2
“Well?! Well?!?!”</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死神の・・・・・・・晩餐会は・・・・・・・・・・・・</text:p>
          </table:table-cell>
          <table:table-cell table:style-name="ce0"/>
          <table:table-cell table:style-name="ce0"/>
          <table:table-cell table:style-name="ce0" office:value-type="string">
            <text:p>.....The Shinigami's...... banquet is...........</text:p>
          </table:table-cell>
          <table:table-cell table:number-columns-repeated="1020"/>
        </table:table-row>
        <table:table-row>
          <table:table-cell table:style-name="ce0" office:value-type="string">
            <text:p>・・・・・・・・・・・・・・・・・・・・・・・・・・・・・・・・・・・・・・・
・・・・・・・・・・・・・・・・・・・・・・・・・・・・・・・・・・・・・・・
・・・・・・・食うか・・・・・・・食われるか・・・・・・・！！</text:p>
          </table:table-cell>
          <table:table-cell table:style-name="ce0"/>
          <table:table-cell table:style-name="ce0"/>
          <table:table-cell table:style-name="ce0" office:value-type="string">
            <text:p>...................................................
...................................................
.....eat........... or be eaten........!!</text:p>
          </table:table-cell>
          <table:table-cell table:number-columns-repeated="1020"/>
        </table:table-row>
        <table:table-row>
          <table:table-cell table:style-name="ce0" office:value-type="string">
            <text:p>二人組
「いやああああああああぁぁぁぁぁぁああぁぁぁぁ
あああああああぁぁぁああああああっ！！！！」</text:p>
          </table:table-cell>
          <table:table-cell table:style-name="ce0"/>
          <table:table-cell table:style-name="ce0"/>
          <table:table-cell table:style-name="ce0" office:value-type="string">
            <text:p>Two Pursuers
“NOOOOOOOOOOOOOOOOOOOOOOOOOO
OOOOOOOOOOOOOOOOOOOOOO!!!!”</text:p>
          </table:table-cell>
          <table:table-cell table:number-columns-repeated="1020"/>
        </table:table-row>
        <table:table-row>
          <table:table-cell table:style-name="ce0" office:value-type="string">
            <text:p>\C[6]この後、夜が明ける頃には無数の死神たちが
満身創痍で洞窟じゅうに横たわっていたことは、
言うまでもない。</text:p>
          </table:table-cell>
          <table:table-cell table:style-name="ce0"/>
          <table:table-cell table:style-name="ce0"/>
          <table:table-cell table:style-name="ce0" office:value-type="string">
            <text:p>\C[6]By the break of dawn, needless to say, the
there were countless Shinigami lying
wounded all throughout the cave.</text:p>
          </table:table-cell>
          <table:table-cell table:number-columns-repeated="1020"/>
        </table:table-row>
        <table:table-row>
          <table:table-cell table:style-name="ce0" office:value-type="string">
            <text:p>\C[6]彼女が選んだのは、左の道であった。</text:p>
          </table:table-cell>
          <table:table-cell table:style-name="ce0" office:value-type="string">
            <text:p>Left</text:p>
          </table:table-cell>
          <table:table-cell table:style-name="ce0"/>
          <table:table-cell table:style-name="ce0" office:value-type="string">
            <text:p>\C[6]The path she chose was the one which went
to the left.</text:p>
          </table:table-cell>
          <table:table-cell table:number-columns-repeated="1020"/>
        </table:table-row>
        <table:table-row>
          <table:table-cell table:style-name="ce0" office:value-type="string">
            <text:p>\C[6]直前の分かれ道を右に進んできたので、今度は
左。　ダンゴ虫レベルの理由であるが、完全に
頭がおしっこのことでいっぱいいっぱいの彼女
には無理もない。</text:p>
          </table:table-cell>
          <table:table-cell table:style-name="ce0"/>
          <table:table-cell table:style-name="ce0"/>
          <table:table-cell table:style-name="ce0" office:value-type="string">
            <text:p>\C[6]She had just taken a right turn, and so this
time she chose to go left. It was logic
on-par with a dung beetle, but her head
was preoccupied with thoughts of pee.</text:p>
          </table:table-cell>
          <table:table-cell table:number-columns-repeated="1020"/>
        </table:table-row>
        <table:table-row>
          <table:table-cell table:style-name="ce0" office:value-type="string">
            <text:p>\C[6]思考だけでなく、格好や歩みまでダンゴ虫の
ようになりながら、少女は左の通路をゆっくり
進み始める。</text:p>
          </table:table-cell>
          <table:table-cell table:style-name="ce0"/>
          <table:table-cell table:style-name="ce0"/>
          <table:table-cell table:style-name="ce0" office:value-type="string">
            <text:p>\C[6]The girl slowly made her way down the left
corridor, not only thinking like a
dung beetle, but looking like one too.</text:p>
          </table:table-cell>
          <table:table-cell table:number-columns-repeated="1020"/>
        </table:table-row>
        <table:table-row>
          <table:table-cell table:style-name="ce0" office:value-type="string">
            <text:p>・・・・・・・・おしっこ・・・・・・・・・・したい・・・・・・・・っ
・・・・はやく・・・・・・・・・・どこかで・・・・・・・・・・・・</text:p>
          </table:table-cell>
          <table:table-cell table:style-name="ce0"/>
          <table:table-cell table:style-name="ce0"/>
          <table:table-cell table:style-name="ce0" office:value-type="string">
            <text:p>...........Wanna............ pee..........
....Quickly........... somewhere..............</text:p>
          </table:table-cell>
          <table:table-cell table:number-columns-repeated="1020"/>
        </table:table-row>
        <table:table-row>
          <table:table-cell table:style-name="ce0" office:value-type="string">
            <text:p>・・・・あぁ・・・・・・・・・・・・・ううぅ・・・・・・・・・・・・っ</text:p>
          </table:table-cell>
          <table:table-cell table:style-name="ce0"/>
          <table:table-cell table:style-name="ce0"/>
          <table:table-cell table:style-name="ce0" office:value-type="string">
            <text:p>......Aah............ uuuu..................</text:p>
          </table:table-cell>
          <table:table-cell table:number-columns-repeated="1020"/>
        </table:table-row>
        <table:table-row>
          <table:table-cell table:style-name="ce0" office:value-type="string">
            <text:p>\C[6]一歩一歩足を踏み出すごとに、体の中心で
ぶるん、ぶるんと揺れる膨張した膀胱。</text:p>
          </table:table-cell>
          <table:table-cell table:style-name="ce0"/>
          <table:table-cell table:style-name="ce0"/>
          <table:table-cell table:style-name="ce0" office:value-type="string">
            <text:p>\C[6]Her distended bladder bounced and bobbed
inside her body with every step.</text:p>
          </table:table-cell>
          <table:table-cell table:number-columns-repeated="1020"/>
        </table:table-row>
        <table:table-row>
          <table:table-cell table:style-name="ce0" office:value-type="string">
            <text:p>\C[6]かつて感じたことのないその感覚に、股間から
右手を離し、おそるおそる下腹部をそっとなでる。</text:p>
          </table:table-cell>
          <table:table-cell table:style-name="ce0"/>
          <table:table-cell table:style-name="ce0"/>
          <table:table-cell table:style-name="ce0" office:value-type="string">
            <text:p>\C[6]At that sensation which she had never felt
before, she pulled her hand out from
between her legs and timidly stroked
her lower abdomen.</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な・・・・・・・・・なに・・・・・・・・・・・・・・
・・・・・・・・・・・・・これ・・・・・・・・・・・・・・・・・・・っ</text:p>
          </table:table-cell>
          <table:table-cell table:style-name="ce0"/>
          <table:table-cell table:style-name="ce0"/>
          <table:table-cell table:style-name="ce0" office:value-type="string">
            <text:p>.............Wh........... What is..............
.................this...................</text:p>
          </table:table-cell>
          <table:table-cell table:number-columns-repeated="1020"/>
        </table:table-row>
        <table:table-row>
          <table:table-cell table:style-name="ce0" office:value-type="string">
            <text:p>\C[6]ゴム風船のような感触を想定していた彼女は、
その予想すらしなかった下腹部の感触に驚きを
隠せない。</text:p>
          </table:table-cell>
          <table:table-cell table:style-name="ce0"/>
          <table:table-cell table:style-name="ce0"/>
          <table:table-cell table:style-name="ce0" office:value-type="string">
            <text:p>\C[6]Expecting the feel of a rubber balloon, the
girl was taken aback at the texture
of her belly.</text:p>
          </table:table-cell>
          <table:table-cell table:number-columns-repeated="1020"/>
        </table:table-row>
        <table:table-row>
          <table:table-cell table:style-name="ce0" office:value-type="string">
            <text:p>\C[6]そこにはほとんど弾力などなく、まるで硬く張り
詰めきった巨大なバスケットボールのような
モノが自身のお腹に埋まっていたのだ。</text:p>
          </table:table-cell>
          <table:table-cell table:style-name="ce0"/>
          <table:table-cell table:style-name="ce0"/>
          <table:table-cell table:style-name="ce0" office:value-type="string">
            <text:p>\C[6]It was almost completely inelastic, the huge,
hard, taut feeling resembling a basketball
inside her.</text:p>
          </table:table-cell>
          <table:table-cell table:number-columns-repeated="1020"/>
        </table:table-row>
        <table:table-row>
          <table:table-cell table:style-name="ce0" office:value-type="string">
            <text:p>\C[6]それもそのはずである。</text:p>
          </table:table-cell>
          <table:table-cell table:style-name="ce0"/>
          <table:table-cell table:style-name="ce0"/>
          <table:table-cell table:style-name="ce0" office:value-type="string">
            <text:p>\C[6]That was to be expected.</text:p>
          </table:table-cell>
          <table:table-cell table:number-columns-repeated="1020"/>
        </table:table-row>
        <table:table-row>
          <table:table-cell table:style-name="ce0" office:value-type="string">
            <text:p>\C[6]竜毒を摂取してからそろそろ1時間が経とうと
しているが、いまだに彼女の活発な代謝は
唸りを上げ、大量に飲み干した紅茶の水分を
怒涛のように膀胱へと流し込んでいるのだ。</text:p>
          </table:table-cell>
          <table:table-cell table:style-name="ce0"/>
          <table:table-cell table:style-name="ce0"/>
          <table:table-cell table:style-name="ce0" office:value-type="string">
            <text:p>\C[6]It had been almost an hour since she took in
the Dragonsbane, and now her vigorous
metabolism was furiously dripping fluid
from the tea into her bladder.</text:p>
          </table:table-cell>
          <table:table-cell table:number-columns-repeated="1020"/>
        </table:table-row>
        <table:table-row>
          <table:table-cell table:style-name="ce0" office:value-type="string">
            <text:p>\C[6]その総量と圧力はもはや計り知れず、股間から
ひとたび噴出しようものなら、消防車の放水と
見まがうほどの爆尿をほとばしらせることだろう。</text:p>
          </table:table-cell>
          <table:table-cell table:style-name="ce0"/>
          <table:table-cell table:style-name="ce0"/>
          <table:table-cell table:style-name="ce0" office:value-type="string">
            <text:p>\C[6]The volume and pressure was now
immeasurable, and if it were to erupt from
between her legs, the explosion of urine
would be like water from a fire truck.</text:p>
          </table:table-cell>
          <table:table-cell table:number-columns-repeated="1020"/>
        </table:table-row>
        <table:table-row>
          <table:table-cell table:style-name="ce0" office:value-type="string">
            <text:p>\C[6]括約筋こそ平均的な強度であるものの、身体
能力のほとんどが規格外の彼女は、膀胱の
柔軟性も例外ではない。</text:p>
          </table:table-cell>
          <table:table-cell table:style-name="ce0"/>
          <table:table-cell table:style-name="ce0"/>
          <table:table-cell table:style-name="ce0" office:value-type="string">
            <text:p>\C[6]While her sphincter was of average strength,
most of her physical abilities were
fantastic, and the flexibility of her
bladder was no exception.</text:p>
          </table:table-cell>
          <table:table-cell table:number-columns-repeated="1020"/>
        </table:table-row>
        <table:table-row>
          <table:table-cell table:style-name="ce0" office:value-type="string">
            <text:p>\C[6]ここまで莫大な質量の熱水をその華奢な
体の内部に留め続けることができたのも、
しなやかに大きく膨らむことができた膀胱の
おかげである。</text:p>
          </table:table-cell>
          <table:table-cell table:style-name="ce0"/>
          <table:table-cell table:style-name="ce0"/>
          <table:table-cell table:style-name="ce0" office:value-type="string">
            <text:p>\C[6]That she was able to keep such an enormous
mass of hot water inside her slender
body was a result of her bladder's
suppleness and ability to expand.</text:p>
          </table:table-cell>
          <table:table-cell table:number-columns-repeated="1020"/>
        </table:table-row>
        <table:table-row>
          <table:table-cell table:style-name="ce0" office:value-type="string">
            <text:p>\C[6]しかしそれが裏目に出たと言うべきであろうか、
結果として少女の抱える尿意は常人の持ち得る
それをはるかに上回る悪魔のような重圧と化し、
今この時もなお、尿道に猛攻を加えているのだ。</text:p>
          </table:table-cell>
          <table:table-cell table:style-name="ce0"/>
          <table:table-cell table:style-name="ce0"/>
          <table:table-cell table:style-name="ce0" office:value-type="string">
            <text:p>\C[6]But it may have backfired, because the girl's
urge to urinate was now a demonic force
unbearable to any normal person, and it
was laying siege to her urethra.</text:p>
          </table:table-cell>
          <table:table-cell table:number-columns-repeated="1020"/>
        </table:table-row>
        <table:table-row>
          <table:table-cell table:style-name="ce0" office:value-type="string">
            <text:p>・・・・・・・・・・・・・・・・・・・・んんん・・・・・・・・っ！</text:p>
          </table:table-cell>
          <table:table-cell table:style-name="ce0"/>
          <table:table-cell table:style-name="ce0"/>
          <table:table-cell table:style-name="ce0" office:value-type="string">
            <text:p>........................Nnnngh...........!</text:p>
          </table:table-cell>
          <table:table-cell table:number-columns-repeated="1020"/>
        </table:table-row>
        <table:table-row>
          <table:table-cell table:style-name="ce0" office:value-type="string">
            <text:p>（じゅじゅじゅ・・・じょわあぁっ！）</text:p>
          </table:table-cell>
          <table:table-cell table:style-name="ce0"/>
          <table:table-cell table:style-name="ce0"/>
          <table:table-cell table:style-name="ce0" office:value-type="string">
            <text:p>*spurt* *spurt* *spurt*... *dribble*!</text:p>
          </table:table-cell>
          <table:table-cell table:number-columns-repeated="1020"/>
        </table:table-row>
        <table:table-row>
          <table:table-cell table:style-name="ce0" office:value-type="string">
            <text:p>\C[6]つい先ほどの漏水が言葉どおり呼び水となった
のか、早くも2度目のおちびりをおかわりして
しまった少女。</text:p>
          </table:table-cell>
          <table:table-cell table:style-name="ce0"/>
          <table:table-cell table:style-name="ce0"/>
          <table:table-cell table:style-name="ce0" office:value-type="string">
            <text:p>\C[6]Perhaps the leakage just before had literally
broken the seal, because here came
the second leak.</text:p>
          </table:table-cell>
          <table:table-cell table:number-columns-repeated="1020"/>
        </table:table-row>
        <table:table-row>
          <table:table-cell table:style-name="ce0" office:value-type="string">
            <text:p>\C[6]ふとももを伝う敗北の雫は、未だ膀胱内に
留まるおしっこの本陣に対し、まるで先導でも
しているかのように湯気の旗を掲げ少女の脚を
すべり落ちる。</text:p>
          </table:table-cell>
          <table:table-cell table:style-name="ce0"/>
          <table:table-cell table:style-name="ce0"/>
          <table:table-cell table:style-name="ce0" office:value-type="string">
            <text:p>\C[6]Drops of defeat ran down her thighs, as if
scouting the way forward for the troops
that lay in wait inside the stronghold
of her bladder, holding a flag of steam.</text:p>
          </table:table-cell>
          <table:table-cell table:number-columns-repeated="1020"/>
        </table:table-row>
        <table:table-row>
          <table:table-cell table:style-name="ce0" office:value-type="string">
            <text:p>\C[6]そしてこのわずかな排尿でさえ、強烈な排泄の
快感となって酷使し続けてきた括約筋に
さらなる弛緩を誘惑するのだ。</text:p>
          </table:table-cell>
          <table:table-cell table:style-name="ce0"/>
          <table:table-cell table:style-name="ce0"/>
          <table:table-cell table:style-name="ce0" office:value-type="string">
            <text:p>\C[6]Even this tiny amount of urination was a
intense pleasure, tempting her poor,
overworked sphincter to relax further.</text:p>
          </table:table-cell>
          <table:table-cell table:number-columns-repeated="1020"/>
        </table:table-row>
        <table:table-row>
          <table:table-cell table:style-name="ce0" office:value-type="string">
            <text:p>\C[6]しびれるような気持ち良さに女の子の孔を
くすぐられ、ほんの一瞬、すべてを諦めて快楽
に身をゆだねたい衝動に駆られた少女は、</text:p>
          </table:table-cell>
          <table:table-cell table:style-name="ce0"/>
          <table:table-cell table:style-name="ce0"/>
          <table:table-cell table:style-name="ce0" office:value-type="string">
            <text:p>\C[6]A numb feeling tickled the girl's pee-hole,
and for just a moment, she succumbed to
the urge to give in to the pleasure...</text:p>
          </table:table-cell>
          <table:table-cell table:number-columns-repeated="1020"/>
        </table:table-row>
        <table:table-row>
          <table:table-cell table:style-name="ce0" office:value-type="string">
            <text:p>\C[6]持ち前の反射神経を発揮して間一髪、
その天使のささやきを払拭する。</text:p>
          </table:table-cell>
          <table:table-cell table:style-name="ce0"/>
          <table:table-cell table:style-name="ce0"/>
          <table:table-cell table:style-name="ce0" office:value-type="string">
            <text:p>\C[6]But just in the nick of time, her reflexes
dispelled those angelic whispers.</text:p>
          </table:table-cell>
          <table:table-cell table:number-columns-repeated="1020"/>
        </table:table-row>
        <table:table-row>
          <table:table-cell table:style-name="ce0" office:value-type="string">
            <text:p>・・・・・・・はぁ・・・・・はぁ・・・・・・っ</text:p>
          </table:table-cell>
          <table:table-cell table:style-name="ce0"/>
          <table:table-cell table:style-name="ce0"/>
          <table:table-cell table:style-name="ce0" office:value-type="string">
            <text:p>.......Haah....... haah.......</text:p>
          </table:table-cell>
          <table:table-cell table:number-columns-repeated="1020"/>
        </table:table-row>
        <table:table-row>
          <table:table-cell table:style-name="ce0" office:value-type="string">
            <text:p>・・・・・・が・・・・・がまん・・・・・・・・・・・・・・・・・・・
・・・・・・・・・・・・・・・・・・・・・しな・・・きゃ・・・・・・っ</text:p>
          </table:table-cell>
          <table:table-cell table:style-name="ce0"/>
          <table:table-cell table:style-name="ce0"/>
          <table:table-cell table:style-name="ce0" office:value-type="string">
            <text:p>........G...... Gotta.......................
.............................Hold.... it......</text:p>
          </table:table-cell>
          <table:table-cell table:number-columns-repeated="1020"/>
        </table:table-row>
        <table:table-row>
          <table:table-cell table:style-name="ce0" office:value-type="string">
            <text:p>\C[6]姿は見えないとは言え、未だに追っ手たちの
足音は洞窟に響いているのである。</text:p>
          </table:table-cell>
          <table:table-cell table:style-name="ce0"/>
          <table:table-cell table:style-name="ce0"/>
          <table:table-cell table:style-name="ce0" office:value-type="string">
            <text:p>\C[6]Though she couldn't see them, she could
hear the footsteps of her pursuers
echoing throughout the cave.</text:p>
          </table:table-cell>
          <table:table-cell table:number-columns-repeated="1020"/>
        </table:table-row>
        <table:table-row>
          <table:table-cell table:style-name="ce0" office:value-type="string">
            <text:p>\C[6]もし、こんなところで我慢の限界を迎え、4つの
体から大音量で流れるおしっこLIVEを開いて
しまおうものなら、</text:p>
          </table:table-cell>
          <table:table-cell table:style-name="ce0"/>
          <table:table-cell table:style-name="ce0"/>
          <table:table-cell table:style-name="ce0" office:value-type="string">
            <text:p>\C[6]If she were to reach the end of her patience
right here, and play a loud live
show of pee with her four bodies...</text:p>
          </table:table-cell>
          <table:table-cell table:number-columns-repeated="1020"/>
        </table:table-row>
        <table:table-row>
          <table:table-cell table:style-name="ce0" office:value-type="string">
            <text:p>\C[6]瞬く間にギャラリーをおびき寄せ、嘲笑という
名の歓声を浴びせられた末に、最後は少女
自身の断末魔のアンコールが沸き起こるで
あろう。</text:p>
          </table:table-cell>
          <table:table-cell table:style-name="ce0"/>
          <table:table-cell table:style-name="ce0"/>
          <table:table-cell table:style-name="ce0" office:value-type="string">
            <text:p>\C[6]It would lure in the gallery in the blink of
an eye, who would shower her in jeers,
and end in an encore of her own death
throes.</text:p>
          </table:table-cell>
          <table:table-cell table:number-columns-repeated="1020"/>
        </table:table-row>
        <table:table-row>
          <table:table-cell table:style-name="ce0" office:value-type="string">
            <text:p>\C[6]そんな悪夢のような未来を少女が回避する
ためには、限界ギリギリの股間に最大限の力を
込め続けながら、一刻も早く歩みを再開し、
追跡を完全に振り切るしかないのだ。</text:p>
          </table:table-cell>
          <table:table-cell table:style-name="ce0"/>
          <table:table-cell table:style-name="ce0"/>
          <table:table-cell table:style-name="ce0" office:value-type="string">
            <text:p>\C[6]To avoid such a nightmarish fate, she had to
focus all her efforts on her nether regions,
while continuing onward as fast as
possible to shake off the chase.</text:p>
          </table:table-cell>
          <table:table-cell table:number-columns-repeated="1020"/>
        </table:table-row>
        <table:table-row>
          <table:table-cell table:style-name="ce0" office:value-type="string">
            <text:p>\C[6]ところが、少女は足を踏み出すどころか、その
場で腰をくねらせ、浅い呼吸を繰り返すばかり
である。</text:p>
          </table:table-cell>
          <table:table-cell table:style-name="ce0"/>
          <table:table-cell table:style-name="ce0"/>
          <table:table-cell table:style-name="ce0" office:value-type="string">
            <text:p>\C[6]But instead of stepping forward, the girl
just wiggled her hips and continued
her shallow breathing.</text:p>
          </table:table-cell>
          <table:table-cell table:number-columns-repeated="1020"/>
        </table:table-row>
        <table:table-row>
          <table:table-cell table:style-name="ce0" office:value-type="string">
            <text:p>・・・んぅぅうっ、ぅ・・・・・・・・・・・・・・はぁ・・・・・・っ
・・・・・・・・ぁ・・・・・・・・っ・・・・・・・・あぁっ/////</text:p>
          </table:table-cell>
          <table:table-cell table:style-name="ce0"/>
          <table:table-cell table:style-name="ce0"/>
          <table:table-cell table:style-name="ce0" office:value-type="string">
            <text:p>...Nghhhhh, uu................. haah......
...........Ah.......... nn........ aah /////</text:p>
          </table:table-cell>
          <table:table-cell table:number-columns-repeated="1020"/>
        </table:table-row>
        <table:table-row>
          <table:table-cell table:style-name="ce0" office:value-type="string">
            <text:p>（しゅううぅぅぅっ！　しゅううううぅぅぅぅっ！！）</text:p>
          </table:table-cell>
          <table:table-cell table:style-name="ce0"/>
          <table:table-cell table:style-name="ce0"/>
          <table:table-cell table:style-name="ce0" office:value-type="string">
            <text:p>*pshhhhhhhhhhh*! *pshhhhhhhhhhhhhhhhh*!!</text:p>
          </table:table-cell>
          <table:table-cell table:number-columns-repeated="1020"/>
        </table:table-row>
        <table:table-row>
          <table:table-cell table:style-name="ce0" office:value-type="string">
            <text:p>\C[6]まるで少女の意志とは無関係だとでも言いたい
ように、彼女のおしっこの孔は、先ほどから
おちびりの大奮発を重ねる。</text:p>
          </table:table-cell>
          <table:table-cell table:style-name="ce0"/>
          <table:table-cell table:style-name="ce0"/>
          <table:table-cell table:style-name="ce0" office:value-type="string">
            <text:p>\C[6]As if completely apathetic to the girl's
will, her pee-hole leaked out more
spurts to add to the wetness.</text:p>
          </table:table-cell>
          <table:table-cell table:number-columns-repeated="1020"/>
        </table:table-row>
        <table:table-row>
          <table:table-cell table:style-name="ce0" office:value-type="string">
            <text:p>\C[6]何度も言うようだが、この少女が体内に我慢して
いるおしっこの量は、彼女の柔らかな下腹部を
外側へ大きくはみ出させ、その弾力を失う程に
莫大な質量なのである。</text:p>
          </table:table-cell>
          <table:table-cell table:style-name="ce0"/>
          <table:table-cell table:style-name="ce0"/>
          <table:table-cell table:style-name="ce0" office:value-type="string">
            <text:p>\C[6]It has been said many times already, but the
weight of the pee inside the girl's body
was so great that it caused her belly
to turn hard and protrude outwards.</text:p>
          </table:table-cell>
          <table:table-cell table:number-columns-repeated="1020"/>
        </table:table-row>
        <table:table-row>
          <table:table-cell table:style-name="ce0" office:value-type="string">
            <text:p>\C[6]そして恐ろしいことに、今この瞬間も、限界を
訴え悲鳴を上げる膀胱の中に無理やり新鮮な
おしっこが続々と流れ込んでいるのだ。</text:p>
          </table:table-cell>
          <table:table-cell table:style-name="ce0"/>
          <table:table-cell table:style-name="ce0"/>
          <table:table-cell table:style-name="ce0" office:value-type="string">
            <text:p>\C[6]And, quite horrifyingly, even at that very
moment, fresh pee was still being poured
into her screaming bladder, which was
already forced to its very limits.</text:p>
          </table:table-cell>
          <table:table-cell table:number-columns-repeated="1020"/>
        </table:table-row>
        <table:table-row>
          <table:table-cell table:style-name="ce0" office:value-type="string">
            <text:p>\C[6]いかにこの少女の身体能力が優秀でも、そんな
一切逃げ場のない責め苦を耐え続けることなど
不可能である。</text:p>
          </table:table-cell>
          <table:table-cell table:style-name="ce0"/>
          <table:table-cell table:style-name="ce0"/>
          <table:table-cell table:style-name="ce0" office:value-type="string">
            <text:p>\C[6]Regardless of how excellent her physical
abilities were, she could not continue
to endure such inexorable torment.</text:p>
          </table:table-cell>
          <table:table-cell table:number-columns-repeated="1020"/>
        </table:table-row>
        <table:table-row>
          <table:table-cell table:style-name="ce0" office:value-type="string">
            <text:p>\C[6]つまるところ、少女はいよいよおしっこを我慢
できなくなってきたのだ。</text:p>
          </table:table-cell>
          <table:table-cell table:style-name="ce0"/>
          <table:table-cell table:style-name="ce0"/>
          <table:table-cell table:style-name="ce0" office:value-type="string">
            <text:p>\C[6]When all was said and done, the girl simply
couldn't hold her pee in any longer.</text:p>
          </table:table-cell>
          <table:table-cell table:number-columns-repeated="1020"/>
        </table:table-row>
        <table:table-row>
          <table:table-cell table:style-name="ce0" office:value-type="string">
            <text:p>\C[6]敵から逃げなければ何をされるか分からない
この状況でさえ、彼女はその歩みを進める事が
できないほど、切羽詰まってしまっているので
ある。</text:p>
          </table:table-cell>
          <table:table-cell table:style-name="ce0"/>
          <table:table-cell table:style-name="ce0"/>
          <table:table-cell table:style-name="ce0" office:value-type="string">
            <text:p>\C[6]Even not knowing what the enemy would do to
her if she could not escape, she was
so packed to the hilt that she couldn't
take those crucial steps forward.</text:p>
          </table:table-cell>
          <table:table-cell table:number-columns-repeated="1020"/>
        </table:table-row>
        <table:table-row>
          <table:table-cell table:style-name="ce0" office:value-type="string">
            <text:p>・・・・・ど、・・・・どう・・・しよう・・・・・・・・・・・・・・っ
・・・・・・・・・・でちゃ・・・・・・・・・・・・・うぅ・・・っ！</text:p>
          </table:table-cell>
          <table:table-cell table:style-name="ce0"/>
          <table:table-cell table:style-name="ce0"/>
          <table:table-cell table:style-name="ce0" office:value-type="string">
            <text:p>.....Wh.... What... do I do......................
.............I'm gonna............... uuu.....!</text:p>
          </table:table-cell>
          <table:table-cell table:number-columns-repeated="1020"/>
        </table:table-row>
        <table:table-row>
          <table:table-cell table:style-name="ce0" office:value-type="string">
            <text:p>・・・・・でちゃう・・・・・・でちゃう・・よ・・・ぉ・・・////</text:p>
          </table:table-cell>
          <table:table-cell table:style-name="ce0"/>
          <table:table-cell table:style-name="ce0"/>
          <table:table-cell table:style-name="ce0" office:value-type="string">
            <text:p>......Pee........ Pee... my....self... ////</text:p>
          </table:table-cell>
          <table:table-cell table:number-columns-repeated="1020"/>
        </table:table-row>
        <table:table-row>
          <table:table-cell table:style-name="ce0" office:value-type="string">
            <text:p>\C[6]このままおしっこができない状況があと少し
続けば、彼女はどうしても我慢できなくなって
漏らしてしまうだろう。</text:p>
          </table:table-cell>
          <table:table-cell table:style-name="ce0"/>
          <table:table-cell table:style-name="ce0"/>
          <table:table-cell table:style-name="ce0" office:value-type="string">
            <text:p>\C[6]If she couldn't pee for even a few more
minutes, she wouldn't be able to hold
it at all, and it would all come
flooding out.</text:p>
          </table:table-cell>
          <table:table-cell table:number-columns-repeated="1020"/>
        </table:table-row>
        <table:table-row>
          <table:table-cell table:style-name="ce0" office:value-type="string">
            <text:p>\C[6]そんな絶体絶命のピンチの中、ついに追っ手の
荒々しい足音が彼女のいる通路へと近づいて
来た。</text:p>
          </table:table-cell>
          <table:table-cell table:style-name="ce0"/>
          <table:table-cell table:style-name="ce0"/>
          <table:table-cell table:style-name="ce0" office:value-type="string">
            <text:p>\C[6]And in the middle of that desperate situation,
the wild footsteps of her pursuers
finally approached that passage.</text:p>
          </table:table-cell>
          <table:table-cell table:number-columns-repeated="1020"/>
        </table:table-row>
        <table:table-row>
          <table:table-cell table:style-name="ce0" office:value-type="string">
            <text:p>（タッタッタッタッタッタッタ・・・）</text:p>
          </table:table-cell>
          <table:table-cell table:style-name="ce0"/>
          <table:table-cell table:style-name="ce0"/>
          <table:table-cell table:style-name="ce0" office:value-type="string">
            <text:p>*tap* *tap* *tap* *tap* *tap* *tap*...</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だ・・・・・・だめ・・・・・・・・隠れな・・・きゃ・・・
・・・・・・・・・・・・・・・・・っ</text:p>
          </table:table-cell>
          <table:table-cell table:style-name="ce0"/>
          <table:table-cell table:style-name="ce0"/>
          <table:table-cell table:style-name="ce0" office:value-type="string">
            <text:p>...N..... No........ Gotta.... hide...
..........................</text:p>
          </table:table-cell>
          <table:table-cell table:number-columns-repeated="1020"/>
        </table:table-row>
        <table:table-row>
          <table:table-cell table:style-name="ce0" office:value-type="string">
            <text:p>\C[6]壮絶な尿意に思考力の大半を奪われている
彼女であったが、今の自分では到底追っ手から
逃げることなど不可能であることを瞬時に理解
する。</text:p>
          </table:table-cell>
          <table:table-cell table:style-name="ce0"/>
          <table:table-cell table:style-name="ce0"/>
          <table:table-cell table:style-name="ce0" office:value-type="string">
            <text:p>\C[6]Most of her mental faculties had been robbed
from her, but even then she understood
that she couldn't run from her
pursuers.</text:p>
          </table:table-cell>
          <table:table-cell table:number-columns-repeated="1020"/>
        </table:table-row>
        <table:table-row>
          <table:table-cell table:style-name="ce0" office:value-type="string">
            <text:p>\C[6]身に迫る最悪の結末を少しでも先延ばしにする
ために、彼女は残るわずかな力を振り絞って
近くの岩陰へと退避を試みた。</text:p>
          </table:table-cell>
          <table:table-cell table:style-name="ce0"/>
          <table:table-cell table:style-name="ce0"/>
          <table:table-cell table:style-name="ce0" office:value-type="string">
            <text:p>\C[6]In order to delay the worst possible outcome,
she mustered up what little strength
she had left and retreated to a nearby
rock.</text:p>
          </table:table-cell>
          <table:table-cell table:number-columns-repeated="1020"/>
        </table:table-row>
        <table:table-row>
          <table:table-cell table:style-name="ce0" office:value-type="string">
            <text:p>追っ手1
「・・・ハァ・・・ハァ・・・くそ・・・逃げ足の・・・速い
　小娘め・・・っ！」</text:p>
          </table:table-cell>
          <table:table-cell table:style-name="ce0"/>
          <table:table-cell table:style-name="ce0"/>
          <table:table-cell table:style-name="ce0" office:value-type="string">
            <text:p>Pursuer
“...Haah... haah... shit... that damn...
nimble... little girl...!”</text:p>
          </table:table-cell>
          <table:table-cell table:number-columns-repeated="1020"/>
        </table:table-row>
        <table:table-row>
          <table:table-cell table:style-name="ce0" office:value-type="string">
            <text:p>\C[6]目を皿のようにして辺りを見回す追っ手の死神。</text:p>
          </table:table-cell>
          <table:table-cell table:style-name="ce0"/>
          <table:table-cell table:style-name="ce0"/>
          <table:table-cell table:style-name="ce0" office:value-type="string">
            <text:p>\C[6]The Shinigami pursuer looked around with
wide-open eyes.</text:p>
          </table:table-cell>
          <table:table-cell table:number-columns-repeated="1020"/>
        </table:table-row>
        <table:table-row>
          <table:table-cell table:style-name="ce0" office:value-type="string">
            <text:p>\C[6]その様子を隠れた岩の隙間から覗いた少女は、
小さな体をさらに縮こまらせて下半身を震わ
せる。</text:p>
          </table:table-cell>
          <table:table-cell table:style-name="ce0"/>
          <table:table-cell table:style-name="ce0"/>
          <table:table-cell table:style-name="ce0" office:value-type="string">
            <text:p>\C[6]The girl peeked out from behind the rock,
her small body shrunk even smaller,
her lower half shaking like a leaf.</text:p>
          </table:table-cell>
          <table:table-cell table:number-columns-repeated="1020"/>
        </table:table-row>
        <table:table-row>
          <table:table-cell table:style-name="ce0" office:value-type="string">
            <text:p>\C[6]この距離であれば、多少の物音程度では
気付かれないだろう。</text:p>
          </table:table-cell>
          <table:table-cell table:style-name="ce0"/>
          <table:table-cell table:style-name="ce0"/>
          <table:table-cell table:style-name="ce0" office:value-type="string">
            <text:p>\C[6]At that distance, a little noise would go
unnoticed.</text:p>
          </table:table-cell>
          <table:table-cell table:number-columns-repeated="1020"/>
        </table:table-row>
        <table:table-row>
          <table:table-cell table:style-name="ce0" office:value-type="string">
            <text:p>\C[6]しかし、下腹部に満タンのおしっこ袋をしまい
込んだまま、出口をきつくきつく締め上げている
少女は、万が一にもこちらの存在を探知されて
しまえば命取りである。</text:p>
          </table:table-cell>
          <table:table-cell table:style-name="ce0"/>
          <table:table-cell table:style-name="ce0"/>
          <table:table-cell table:style-name="ce0" office:value-type="string">
            <text:p>\C[6]But with a full bag of pee tucked away in her
abdomen, she squeezed her exit tighter
and tighter. In the unlikely event that
she was detected, it would be all over.</text:p>
          </table:table-cell>
          <table:table-cell table:number-columns-repeated="1020"/>
        </table:table-row>
        <table:table-row>
          <table:table-cell table:style-name="ce0" office:value-type="string">
            <text:p>\C[6]呼吸を押し殺すようにうつむき、両手で股間に
ある女の子の小さな孔を力いっぱいふさぎ
ながら、もはや限界の一歩手前まで差し迫る
尿意を必死に必死に我慢する。</text:p>
          </table:table-cell>
          <table:table-cell table:style-name="ce0"/>
          <table:table-cell table:style-name="ce0"/>
          <table:table-cell table:style-name="ce0" office:value-type="string">
            <text:p>\C[6]She slumped down to stifle her breathing, her
hands clamping down on the tiny hole
between her legs with all her strength,
desperately holding back her urges.</text:p>
          </table:table-cell>
          <table:table-cell table:number-columns-repeated="1020"/>
        </table:table-row>
        <table:table-row>
          <table:table-cell table:style-name="ce0" office:value-type="string">
            <text:p>\C[6]しかし、そんな全身全霊の我慢を試みている
のにもかかわらず、彼女は先ほど、数回に
わたるおちびりをさらしてしまっているのである。</text:p>
          </table:table-cell>
          <table:table-cell table:style-name="ce0"/>
          <table:table-cell table:style-name="ce0"/>
          <table:table-cell table:style-name="ce0" office:value-type="string">
            <text:p>\C[6]However, despite such a wholehearted attempt
to endure, she had just been subjected
to several shameful dribbles.</text:p>
          </table:table-cell>
          <table:table-cell table:number-columns-repeated="1020"/>
        </table:table-row>
        <table:table-row>
          <table:table-cell table:style-name="ce0" office:value-type="string">
            <text:p>\C[6]少女がどんなに意志を厚く重ねようが、留まる
所を知らない尿意はその意志の壁に軽々と穴を
うがち、内側に溜まりに溜まった欲望の熱水を
怒涛の勢いで噴き出そうと渦巻いているのだ。</text:p>
          </table:table-cell>
          <table:table-cell table:style-name="ce0"/>
          <table:table-cell table:style-name="ce0"/>
          <table:table-cell table:style-name="ce0" office:value-type="string">
            <text:p>\C[6]No matter how thickly layered her willpower
was, it was easily pierced through by
her insistent urge to urinate; her pee
threatening to spew out furiously.</text:p>
          </table:table-cell>
          <table:table-cell table:number-columns-repeated="1020"/>
        </table:table-row>
        <table:table-row>
          <table:table-cell table:style-name="ce0" office:value-type="string">
            <text:p>・・・・ここで・・・・・だ、だしちゃ・・・・・・・・・・・・・・
・・・・・・・・ダメ・・・・・・・・・・・・・・・・・っ/////////</text:p>
          </table:table-cell>
          <table:table-cell table:style-name="ce0"/>
          <table:table-cell table:style-name="ce0"/>
          <table:table-cell table:style-name="ce0" office:value-type="string">
            <text:p>....I can't..... d-do it..................
...........here..................... /////////</text:p>
          </table:table-cell>
          <table:table-cell table:number-columns-repeated="1020"/>
        </table:table-row>
        <table:table-row>
          <table:table-cell table:style-name="ce0" office:value-type="string">
            <text:p>・・・・・・・がまん・・・・・・・・・・・・っ、ぜったい・・・・
・・・がまん・・・・・・・がま・・・ん・・・・・・っ//////</text:p>
          </table:table-cell>
          <table:table-cell table:style-name="ce0"/>
          <table:table-cell table:style-name="ce0"/>
          <table:table-cell table:style-name="ce0" office:value-type="string">
            <text:p>......Hold it.................. no matter what....
hold it............ hold.... it....... /////</text:p>
          </table:table-cell>
          <table:table-cell table:number-columns-repeated="1020"/>
        </table:table-row>
        <table:table-row>
          <table:table-cell table:style-name="ce0" office:value-type="string">
            <text:p>\C[6]膀胱に溜まったおしっこを我慢するためには、
当然、その圧力を上回る力で尿道を締め上げ
なければならない。</text:p>
          </table:table-cell>
          <table:table-cell table:style-name="ce0"/>
          <table:table-cell table:style-name="ce0"/>
          <table:table-cell table:style-name="ce0" office:value-type="string">
            <text:p>\C[6]Of course, to hold back the pee stored in
her bladder, her urethra had to be
constricted with a force that exceeded
the outward pressure exerted on it.</text:p>
          </table:table-cell>
          <table:table-cell table:number-columns-repeated="1020"/>
        </table:table-row>
        <table:table-row>
          <table:table-cell table:style-name="ce0" office:value-type="string">
            <text:p>\C[6]しかも、我慢の相手は液体であるがゆえ、
ほんの一瞬でも尿の圧力を下回れば、その
中身が噴きこぼれてしまう。</text:p>
          </table:table-cell>
          <table:table-cell table:style-name="ce0"/>
          <table:table-cell table:style-name="ce0"/>
          <table:table-cell table:style-name="ce0" office:value-type="string">
            <text:p>\C[6]Moreover, since the opposing force took the
form of a fluid, if that tension was
lost for even a second, that liquid
would all come spilling out.</text:p>
          </table:table-cell>
          <table:table-cell table:number-columns-repeated="1020"/>
        </table:table-row>
        <table:table-row>
          <table:table-cell table:style-name="ce0" office:value-type="string">
            <text:p>\C[6]つまり少女は、膨大な量のおしっこによって
巨大に膨らみきったパンパンの膀胱から繰り
出される壮絶な尿の重圧に、たった1秒でさえ
負けることは許されないのである。</text:p>
          </table:table-cell>
          <table:table-cell table:style-name="ce0"/>
          <table:table-cell table:style-name="ce0"/>
          <table:table-cell table:style-name="ce0" office:value-type="string">
            <text:p>\C[6]In other words, the girl couldn't afford to
lose to the fierce pressure inside her
swollen bladder—inflated to enormous
proportions—for even a moment.</text:p>
          </table:table-cell>
          <table:table-cell table:number-columns-repeated="1020"/>
        </table:table-row>
        <table:table-row>
          <table:table-cell table:style-name="ce0" office:value-type="string">
            <text:p>\C[6]かたや、少女の股間を必死に締め上げている
括約筋はその名のとおり筋肉であり、力を込め
続けた筋肉は、疲労して力を失う瞬間が必ず
やって来る。</text:p>
          </table:table-cell>
          <table:table-cell table:style-name="ce0"/>
          <table:table-cell table:style-name="ce0"/>
          <table:table-cell table:style-name="ce0" office:value-type="string">
            <text:p>\C[6]On the other hand, the sphincter muscles
keeping her groin squeezed shut was,
as the name implies, a muscle, and
all muscles must fatigue eventually.</text:p>
          </table:table-cell>
          <table:table-cell table:number-columns-repeated="1020"/>
        </table:table-row>
        <table:table-row>
          <table:table-cell table:style-name="ce0" office:value-type="string">
            <text:p>\C[6]それは優秀な肉体スペックを誇る彼女でも
同じことであり、瞬発力と持久力に優れた良質
な筋肉を持つ彼女でさえ、延々と最大の力を
発揮し続けることはできないのだ。</text:p>
          </table:table-cell>
          <table:table-cell table:style-name="ce0"/>
          <table:table-cell table:style-name="ce0"/>
          <table:table-cell table:style-name="ce0" office:value-type="string">
            <text:p>\C[6]This was true even for her excellent specs,
and so even though her muscles were in
excellent shape, and capable of extreme
endurance, they couldn't go all-out forever.</text:p>
          </table:table-cell>
          <table:table-cell table:number-columns-repeated="1020"/>
        </table:table-row>
        <table:table-row>
          <table:table-cell table:style-name="ce0" office:value-type="string">
            <text:p>\C[6]我慢しなくてはならないのに、我慢ができない。</text:p>
          </table:table-cell>
          <table:table-cell table:style-name="ce0"/>
          <table:table-cell table:style-name="ce0"/>
          <table:table-cell table:style-name="ce0" office:value-type="string">
            <text:p>\C[6]She needed to endure, and yet, she couldn't.</text:p>
          </table:table-cell>
          <table:table-cell table:number-columns-repeated="1020"/>
        </table:table-row>
        <table:table-row>
          <table:table-cell table:style-name="ce0" office:value-type="string">
            <text:p>\C[6]彼女の下半身では、その膀胱が、その括約筋
が、いよいよ本気で悲鳴を上げ始めていた。</text:p>
          </table:table-cell>
          <table:table-cell table:style-name="ce0"/>
          <table:table-cell table:style-name="ce0"/>
          <table:table-cell table:style-name="ce0" office:value-type="string">
            <text:p>\C[6]Inside her lower half, her bladder, and her
sphincter, were now starting to cry out
for real.</text:p>
          </table:table-cell>
          <table:table-cell table:number-columns-repeated="1020"/>
        </table:table-row>
        <table:table-row>
          <table:table-cell table:style-name="ce0" office:value-type="string">
            <text:p>・・・・・・・あ、ぁ・・・・・ぁ・・・・・っ、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だめ・・・・・・でちゃい・・・そう・・・・っ///////
どう・・しよう・・・・・・・どうし、よ・・・ぅ・・・・っ！？</text:p>
          </table:table-cell>
          <table:table-cell table:style-name="ce0"/>
          <table:table-cell table:style-name="ce0"/>
          <table:table-cell table:style-name="ce0" office:value-type="string">
            <text:p>.....No.... it's gonna... come out... ///////
What... do I....... what do I, do... ooo...?!</text:p>
          </table:table-cell>
          <table:table-cell table:number-columns-repeated="1020"/>
        </table:table-row>
        <table:table-row>
          <table:table-cell table:style-name="ce0" office:value-type="string">
            <text:p>\C[6]そんな弱りきった少女の孔を、まるで弱い者
いじめでもするかのように、さらなる熾烈な
尿意がこじ開けようと押し寄せて来る。</text:p>
          </table:table-cell>
          <table:table-cell table:style-name="ce0"/>
          <table:table-cell table:style-name="ce0"/>
          <table:table-cell table:style-name="ce0" office:value-type="string">
            <text:p>\C[6]An even fiercer urge to urinate taunted
the girl's pee-hole, as if bullying
a weak, young child.</text:p>
          </table:table-cell>
          <table:table-cell table:number-columns-repeated="1020"/>
        </table:table-row>
        <table:table-row>
          <table:table-cell table:style-name="ce0" office:value-type="string">
            <text:p>\C[6]およそ1時間にも及ぶ限界ギリギリのおしっこ
我慢によって、もはや括約筋は痙攣を起こす
寸前にまで疲労し、助けてくれと主に訴え
かけているのだ。</text:p>
          </table:table-cell>
          <table:table-cell table:style-name="ce0"/>
          <table:table-cell table:style-name="ce0"/>
          <table:table-cell table:style-name="ce0" office:value-type="string">
            <text:p>\C[6]After almost an hour of just barely holding
on, her sphincter was now fatigued past
the point of spasms, and was pleading
with the Lord above for help.</text:p>
          </table:table-cell>
          <table:table-cell table:number-columns-repeated="1020"/>
        </table:table-row>
        <table:table-row>
          <table:table-cell table:style-name="ce0" office:value-type="string">
            <text:p>\C[6]そして、それを許さないのは、彼女のすぐ近く
まで迫っている追跡者と、彼らに自分の恥ずか
しいおしっこをどうしても見られたくないという、
少女のいじらしくも可憐な恥じらいである。</text:p>
          </table:table-cell>
          <table:table-cell table:style-name="ce0"/>
          <table:table-cell table:style-name="ce0"/>
          <table:table-cell table:style-name="ce0" office:value-type="string">
            <text:p>\C[6]And what rejected those pleas were the
pursuers who prowled so close to the
girl, plus her dainty bashfulness at the
thought of being seen peeing by them.</text:p>
          </table:table-cell>
          <table:table-cell table:number-columns-repeated="1020"/>
        </table:table-row>
        <table:table-row>
          <table:table-cell table:style-name="ce0" office:value-type="string">
            <text:p>\C[6]だが、肉体的な限界を精神力が凌駕することは
絶対にない。</text:p>
          </table:table-cell>
          <table:table-cell table:style-name="ce0"/>
          <table:table-cell table:style-name="ce0"/>
          <table:table-cell table:style-name="ce0" office:value-type="string">
            <text:p>\C[6]But in the end, physical limitations always
win out against mental fortitude.</text:p>
          </table:table-cell>
          <table:table-cell table:number-columns-repeated="1020"/>
        </table:table-row>
        <table:table-row>
          <table:table-cell table:style-name="ce0" office:value-type="string">
            <text:p>\C[6]限界は、限界ゆえに限界なのである。</text:p>
          </table:table-cell>
          <table:table-cell table:style-name="ce0"/>
          <table:table-cell table:style-name="ce0"/>
          <table:table-cell table:style-name="ce0" office:value-type="string">
            <text:p>\C[6]A limit is a limit.</text:p>
          </table:table-cell>
          <table:table-cell table:number-columns-repeated="1020"/>
        </table:table-row>
        <table:table-row>
          <table:table-cell table:style-name="ce0" office:value-type="string">
            <text:p>\C[6]少女はもう、おしっこがしたくてしたくて、それを
我慢することが限界なのだ。</text:p>
          </table:table-cell>
          <table:table-cell table:style-name="ce0"/>
          <table:table-cell table:style-name="ce0"/>
          <table:table-cell table:style-name="ce0" office:value-type="string">
            <text:p>\C[6]The girl simply had to pee, and she was
just about at the end of her rope.</text:p>
          </table:table-cell>
          <table:table-cell table:number-columns-repeated="1020"/>
        </table:table-row>
        <table:table-row>
          <table:table-cell table:style-name="ce0" office:value-type="string">
            <text:p>\C[6]ほとんど死に物狂いで壮絶な我慢をしてきた
少女は、ついにその意思を“我慢しなきゃ”から
“我慢できない”に塗り替えた。</text:p>
          </table:table-cell>
          <table:table-cell table:style-name="ce0"/>
          <table:table-cell table:style-name="ce0"/>
          <table:table-cell table:style-name="ce0" office:value-type="string">
            <text:p>\C[6]Having endured what was practically a fierce
struggle to the death, the girl's
attitude shifted from “I have to endure“
to ”I can't take it anymore”.</text:p>
          </table:table-cell>
          <table:table-cell table:number-columns-repeated="1020"/>
        </table:table-row>
        <table:table-row>
          <table:table-cell table:style-name="ce0" office:value-type="string">
            <text:p>・・・・も、も、・・・・もぅ・・・・もぅだめ・・・・・・っ！！</text:p>
          </table:table-cell>
          <table:table-cell table:style-name="ce0"/>
          <table:table-cell table:style-name="ce0"/>
          <table:table-cell table:style-name="ce0" office:value-type="string">
            <text:p>.......N-N..... No.... no more......!!</text:p>
          </table:table-cell>
          <table:table-cell table:number-columns-repeated="1020"/>
        </table:table-row>
        <table:table-row>
          <table:table-cell table:style-name="ce0" office:value-type="string">
            <text:p>・・・・・・おしっこ・・・・したい・・・・がまん・・・・・
で、できない・・・っ！　・・・・・・ぉしっこ・・・・・っ
おしっこが・・・したいよぉ・・・・・・・・・・っ///////</text:p>
          </table:table-cell>
          <table:table-cell table:style-name="ce0"/>
          <table:table-cell table:style-name="ce0"/>
          <table:table-cell table:style-name="ce0" office:value-type="string">
            <text:p>.......Wanna..... pee.... can't.....
s-stand it....! ........Wanna.......
Wanna...... peeee.............. ////////</text:p>
          </table:table-cell>
          <table:table-cell table:number-columns-repeated="1020"/>
        </table:table-row>
        <table:table-row>
          <table:table-cell table:style-name="ce0" office:value-type="string">
            <text:p>\C[6]膨大な量のおしっこに股間をいじめられ続け、
ついにその暴力的な尿意に心を砕かれて
しまった死神の少女は、</text:p>
          </table:table-cell>
          <table:table-cell table:style-name="ce0"/>
          <table:table-cell table:style-name="ce0"/>
          <table:table-cell table:style-name="ce0" office:value-type="string">
            <text:p>\C[6]After being persistently bullied by the
immense pool of pee between her legs,
and at last having her mind shattered
by the violent urge to urinate...</text:p>
          </table:table-cell>
          <table:table-cell table:number-columns-repeated="1020"/>
        </table:table-row>
        <table:table-row>
          <table:table-cell table:style-name="ce0" office:value-type="string">
            <text:p>\C[6]普段の鉄仮面のような顔からは想像もできない
ような狼狽を上げ、お尻をひくひくと震わせた。</text:p>
          </table:table-cell>
          <table:table-cell table:style-name="ce0"/>
          <table:table-cell table:style-name="ce0"/>
          <table:table-cell table:style-name="ce0" office:value-type="string">
            <text:p>\C[6]The girl's face betrayed a look of dismay
unthinkable of her stony visage, while
her butt twitched and shuddered.</text:p>
          </table:table-cell>
          <table:table-cell table:number-columns-repeated="1020"/>
        </table:table-row>
        <table:table-row>
          <table:table-cell table:style-name="ce0" office:value-type="string">
            <text:p>\C[6]もう、見つかってしまっても構わない。</text:p>
          </table:table-cell>
          <table:table-cell table:style-name="ce0"/>
          <table:table-cell table:style-name="ce0"/>
          <table:table-cell table:style-name="ce0" office:value-type="string">
            <text:p>\C[6]</text:p>
          </table:table-cell>
          <table:table-cell table:number-columns-repeated="1020"/>
        </table:table-row>
        <table:table-row>
          <table:table-cell table:style-name="ce0" office:value-type="string">
            <text:p>\C[6]どしゃぶりのような放尿音を聞かれ、丸出しの
お尻を覗かれ、その谷間の中心にある女の子
の恥ずかしい孔からジェット水流のように放た
れるおしっこを見られてしまったとしても、</text:p>
          </table:table-cell>
          <table:table-cell table:style-name="ce0"/>
          <table:table-cell table:style-name="ce0"/>
          <table:table-cell table:style-name="ce0" office:value-type="string">
            <text:p>\C[6]It didn't matter if anyone heard the deluge of
her pee flooding out, or saw a jet of pee
rushing out from the shameful hole through
the valley of her exposed butt-cheeks...</text:p>
          </table:table-cell>
          <table:table-cell table:number-columns-repeated="1020"/>
        </table:table-row>
        <table:table-row>
          <table:table-cell table:style-name="ce0" office:value-type="string">
            <text:p>\C[6]それでもいいから、もうおしっこがしたくて
したくてたまらない。　どうしても、どうしても
我慢できない。</text:p>
          </table:table-cell>
          <table:table-cell table:style-name="ce0"/>
          <table:table-cell table:style-name="ce0"/>
          <table:table-cell table:style-name="ce0" office:value-type="string">
            <text:p>\C[6]It just didn't matter, because she had to pee
so badly, she couldn't stand it. No
matter what.</text:p>
          </table:table-cell>
          <table:table-cell table:number-columns-repeated="1020"/>
        </table:table-row>
        <table:table-row>
          <table:table-cell table:style-name="ce0" office:value-type="string">
            <text:p>\C[6]ついに生理的欲求に完全敗北を喫した彼女は、
この場でおしっこをすることを余儀なくされたの
である。</text:p>
          </table:table-cell>
          <table:table-cell table:style-name="ce0"/>
          <table:table-cell table:style-name="ce0"/>
          <table:table-cell table:style-name="ce0" office:value-type="string">
            <text:p>\C[6]Finally, completely and utterly defeated by
her physiological needs, she was forced
to pee on the spot.</text:p>
          </table:table-cell>
          <table:table-cell table:number-columns-repeated="1020"/>
        </table:table-row>
        <table:table-row>
          <table:table-cell table:style-name="ce0" office:value-type="string">
            <text:p>・・・・・・・しかた・・・・・ない・・・・・・もん・・・・・・っ
・・・もう・・・がまん・・・・・・・できない・・・・・・・・
・・・もん・・・・・・・・・・//////////////////////</text:p>
          </table:table-cell>
          <table:table-cell table:style-name="ce0"/>
          <table:table-cell table:style-name="ce0"/>
          <table:table-cell table:style-name="ce0" office:value-type="string">
            <text:p>........No...... other........ way.........
....I.... can't........... hold it........
...anymore............ /////////////////////</text:p>
          </table:table-cell>
          <table:table-cell table:number-columns-repeated="1020"/>
        </table:table-row>
        <table:table-row>
          <table:table-cell table:style-name="ce0" office:value-type="string">
            <text:p>\C[6]股間に挟んでいた両手を抜き去り、スカートの
裾をまくり上げ、少女はおしっこの準備をする。</text:p>
          </table:table-cell>
          <table:table-cell table:style-name="ce0"/>
          <table:table-cell table:style-name="ce0"/>
          <table:table-cell table:style-name="ce0" office:value-type="string">
            <text:p>\C[6]Pulling her hands out from between her legs
and rolling up the hem of her dress,
the girl prepared to let loose.</text:p>
          </table:table-cell>
          <table:table-cell table:number-columns-repeated="1020"/>
        </table:table-row>
        <table:table-row>
          <table:table-cell table:style-name="ce0" office:value-type="string">
            <text:p>\C[6]ぷるんと後ろへと突き出したお尻と両脚の間は、
汗とおちびりがもたらす湯気をまとい、細かく
ぶるぶると震え、その時が近いことを暗示した。</text:p>
          </table:table-cell>
          <table:table-cell table:style-name="ce0"/>
          <table:table-cell table:style-name="ce0"/>
          <table:table-cell table:style-name="ce0" office:value-type="string">
            <text:p>\C[6]Both her butt, which she thrust back with a
jiggle, and the space between her legs—
clad in vapors from sweat and pee—
shuddered, suggesting what was to come.</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まるで犬のお座りのような格好だが、いつでも
股間から黄金の熱水を解き放てる姿勢。</text:p>
          </table:table-cell>
          <table:table-cell table:style-name="ce0"/>
          <table:table-cell table:style-name="ce0"/>
          <table:table-cell table:style-name="ce0" office:value-type="string">
            <text:p>\C[6]She assumed a posture like a sitting dog,
but one capable of unleashing a stream
of hot, golden water all the same.</text:p>
          </table:table-cell>
          <table:table-cell table:number-columns-repeated="1020"/>
        </table:table-row>
        <table:table-row>
          <table:table-cell table:style-name="ce0" office:value-type="string">
            <text:p>\C[6]しかしこの期に及んで、少女の心の片隅に残る
根強い羞恥心が、最後のブレーキを緩めようと
しなかったのだ。</text:p>
          </table:table-cell>
          <table:table-cell table:style-name="ce0"/>
          <table:table-cell table:style-name="ce0"/>
          <table:table-cell table:style-name="ce0" office:value-type="string">
            <text:p>\C[6]But right at that moment, the deep-seated
sense of shyness lingered in a corner
of the girl's brain refused to loosen
the final brake.</text:p>
          </table:table-cell>
          <table:table-cell table:number-columns-repeated="1020"/>
        </table:table-row>
        <table:table-row>
          <table:table-cell table:style-name="ce0" office:value-type="string">
            <text:p>\C[6]これを誰にも責めることはできない。　いかに
少女が魔界最強、死神の頂点に立つ生きた
伝説であっても、彼女は年頃の女の子なのだ。</text:p>
          </table:table-cell>
          <table:table-cell table:style-name="ce0"/>
          <table:table-cell table:style-name="ce0"/>
          <table:table-cell table:style-name="ce0" office:value-type="string">
            <text:p>\C[6]No one could blame her for this. She may have
been a living legend, a Shinigami at the
top of the demon world's food-chain, but
she was still a young girl.</text:p>
          </table:table-cell>
          <table:table-cell table:number-columns-repeated="1020"/>
        </table:table-row>
        <table:table-row>
          <table:table-cell table:style-name="ce0" office:value-type="string">
            <text:p>\C[6]今ここでおしっこをすれば十中八九、すぐそこ
にいる追っ手の男に、自分が我慢できなかった
熱々の大量おしっこを存分に楽しまれてしまう
のである。</text:p>
          </table:table-cell>
          <table:table-cell table:style-name="ce0"/>
          <table:table-cell table:style-name="ce0"/>
          <table:table-cell table:style-name="ce0" office:value-type="string">
            <text:p>\C[6]If she peed right now, in all likelihood, the
male pursuer right over there would
delight in the vast amounts of hot pee
that she failed to hold back.</text:p>
          </table:table-cell>
          <table:table-cell table:number-columns-repeated="1020"/>
        </table:table-row>
        <table:table-row>
          <table:table-cell table:style-name="ce0" office:value-type="string">
            <text:p>\C[6]その、全身が沸騰するほどの耐え難い恥ず
かしさを思い描き、今日何度目になるか分から
ない葛藤にさいなまれてしまった少女。</text:p>
          </table:table-cell>
          <table:table-cell table:style-name="ce0"/>
          <table:table-cell table:style-name="ce0"/>
          <table:table-cell table:style-name="ce0" office:value-type="string">
            <text:p>\C[6]The girl pictured the unbearable humiliation
that made her blood boil, and was tormented
by a conflicting for the umpteenth time
that day.</text:p>
          </table:table-cell>
          <table:table-cell table:number-columns-repeated="1020"/>
        </table:table-row>
        <table:table-row>
          <table:table-cell table:style-name="ce0" office:value-type="string">
            <text:p>\C[6]まったく何の解決にもならないと分かって
いながら、彼女はおしっこポーズのまま辺りを
きょろきょろと見回した。</text:p>
          </table:table-cell>
          <table:table-cell table:style-name="ce0"/>
          <table:table-cell table:style-name="ce0"/>
          <table:table-cell table:style-name="ce0" office:value-type="string">
            <text:p>\C[6]Still in her pee-pee pose, the girl looked
around, even knowing that it wouldn't
help anything.</text:p>
          </table:table-cell>
          <table:table-cell table:number-columns-repeated="1020"/>
        </table:table-row>
        <table:table-row>
          <table:table-cell table:style-name="ce0" office:value-type="string">
            <text:p>\C[6]その時、追い詰められて回路が焼け付く少女に
手を差し伸べるがごとく、奇跡のビジョンが舞い
降りたのだ。</text:p>
          </table:table-cell>
          <table:table-cell table:style-name="ce0"/>
          <table:table-cell table:style-name="ce0"/>
          <table:table-cell table:style-name="ce0" office:value-type="string">
            <text:p>\C[6]Just then, as if extending a hand to the girl—
whose circuits were on fire from being
so hopelessly trapped—a miraculous
sight descended upon her.</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少女が発見したのは、自身が隠れている岩より
奥にある狭い袋小路。</text:p>
          </table:table-cell>
          <table:table-cell table:style-name="ce0"/>
          <table:table-cell table:style-name="ce0"/>
          <table:table-cell table:style-name="ce0" office:value-type="string">
            <text:p>\C[6]What the girl saw was an even narrower dead-
end than the rock she was hidden
behind, further into the cave.</text:p>
          </table:table-cell>
          <table:table-cell table:number-columns-repeated="1020"/>
        </table:table-row>
        <table:table-row>
          <table:table-cell table:style-name="ce0" office:value-type="string">
            <text:p>\C[6]行き止まりではあるが、追っ手が張っている
通路からは、この隠れ場所よりもさらに遠い
位置にある。</text:p>
          </table:table-cell>
          <table:table-cell table:style-name="ce0"/>
          <table:table-cell table:style-name="ce0"/>
          <table:table-cell table:style-name="ce0" office:value-type="string">
            <text:p>\C[6]It may have been a blind alley, but it was
farther away from the corridor where
her pursuers lurked than where she was.</text:p>
          </table:table-cell>
          <table:table-cell table:number-columns-repeated="1020"/>
        </table:table-row>
        <table:table-row>
          <table:table-cell table:style-name="ce0" office:value-type="string">
            <text:p>\C[6]そしてほとんどその案を吟味する間もなく、
衝動に近い形で少女は4つの体のうち3体を
その場に残し、1つの体をその袋小路へと
進ませた。</text:p>
          </table:table-cell>
          <table:table-cell table:style-name="ce0"/>
          <table:table-cell table:style-name="ce0"/>
          <table:table-cell table:style-name="ce0" office:value-type="string">
            <text:p>\C[6]Before she had even taken the time to fully
entertain the idea, she sent one of her
bodies to the dead-end, keeping the other
three where they were.</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もし、少女の持つ4つの体がすべて同時に
放尿を貪り、それぞれに溜まり極まった尿を
一気に放出してしまえば、</text:p>
          </table:table-cell>
          <table:table-cell table:style-name="ce0"/>
          <table:table-cell table:style-name="ce0"/>
          <table:table-cell table:style-name="ce0" office:value-type="string">
            <text:p>\C[6]If all four of the girl's bodies released
the contents of each of their respective
bladders all at once...</text:p>
          </table:table-cell>
          <table:table-cell table:number-columns-repeated="1020"/>
        </table:table-row>
        <table:table-row>
          <table:table-cell table:style-name="ce0" office:value-type="string">
            <text:p>\C[6]地響きすら伴うほどの爆音のハーモニーを
奏でてしまい、それは確実に追っ手の耳に
届いてしまうだろう。</text:p>
          </table:table-cell>
          <table:table-cell table:style-name="ce0"/>
          <table:table-cell table:style-name="ce0"/>
          <table:table-cell table:style-name="ce0" office:value-type="string">
            <text:p>\C[6]It would surely result in an explosive,
earth-shaking harmony that would reach
the ears of her pursuers.</text:p>
          </table:table-cell>
          <table:table-cell table:number-columns-repeated="1020"/>
        </table:table-row>
        <table:table-row>
          <table:table-cell table:style-name="ce0" office:value-type="string">
            <text:p>\C[6]だが、あの通路の端っこまで離れ、1体ずつ
順番に、できるだけささやかに放尿を済ませる
ことができたら、</text:p>
          </table:table-cell>
          <table:table-cell table:style-name="ce0"/>
          <table:table-cell table:style-name="ce0"/>
          <table:table-cell table:style-name="ce0" office:value-type="string">
            <text:p>\C[6]However, if they went one-at-a-time to the
farthest end of that passage, and
peed as softly as possible...</text:p>
          </table:table-cell>
          <table:table-cell table:number-columns-repeated="1020"/>
        </table:table-row>
        <table:table-row>
          <table:table-cell table:style-name="ce0" office:value-type="string">
            <text:p>\C[6]敵に気付かれることなく、この地獄のような
責め苦から解き放たれるかもしれないと思った
のだ。</text:p>
          </table:table-cell>
          <table:table-cell table:style-name="ce0"/>
          <table:table-cell table:style-name="ce0"/>
          <table:table-cell table:style-name="ce0" office:value-type="string">
            <text:p>\C[6]She thought that she might be able to release
herself from these hellish pains without
the enemy noticing.</text:p>
          </table:table-cell>
          <table:table-cell table:number-columns-repeated="1020"/>
        </table:table-row>
        <table:table-row>
          <table:table-cell table:style-name="ce0" office:value-type="string">
            <text:p>\C[6]そのアイディアが頭に浮かんだ瞬間、もう
彼女は安全な放尿への期待のとりことなり、
居ても立ってもいられず即実行に移したので
ある。</text:p>
          </table:table-cell>
          <table:table-cell table:style-name="ce0"/>
          <table:table-cell table:style-name="ce0"/>
          <table:table-cell table:style-name="ce0" office:value-type="string">
            <text:p>\C[6]The moment the idea popped into her head, she
was so captivated by the prospect of
being able to urinate in peace that
she jumped into action at once.</text:p>
          </table:table-cell>
          <table:table-cell table:number-columns-repeated="1020"/>
        </table:table-row>
        <table:table-row>
          <table:table-cell table:style-name="ce0" office:value-type="string">
            <text:p>\C[6]うまく行けば、追っ手の目を欺きつつ、放尿の
快楽を思う存分に味わい、我慢に我慢を重ねた
欲求を残らず吐き出すことができるかもしれ
ないのだ。</text:p>
          </table:table-cell>
          <table:table-cell table:style-name="ce0"/>
          <table:table-cell table:style-name="ce0"/>
          <table:table-cell table:style-name="ce0" office:value-type="string">
            <text:p>\C[6]If this went well, she could enjoy the sweet
pleasures of urination to the fullest,
evading pursuit and letting out every
last drop of her long-awaited desire.</text:p>
          </table:table-cell>
          <table:table-cell table:number-columns-repeated="1020"/>
        </table:table-row>
        <table:table-row>
          <table:table-cell table:style-name="ce0" office:value-type="string">
            <text:p>\C[6]少女は3つの体で追っ手の様子を見守りながら、
最初にすっきりさせることになる体を通路の奥
にしゃがませ、</text:p>
          </table:table-cell>
          <table:table-cell table:style-name="ce0"/>
          <table:table-cell table:style-name="ce0"/>
          <table:table-cell table:style-name="ce0" office:value-type="string">
            <text:p>\C[6]With three bodies, the girl kept a watch over
her pursuer, led her fourth body to the
back of the passage, squatted it down...</text:p>
          </table:table-cell>
          <table:table-cell table:number-columns-repeated="1020"/>
        </table:table-row>
        <table:table-row>
          <table:table-cell table:style-name="ce0" office:value-type="string">
            <text:p>\C[6]長時間の壮絶な我慢によってすっかり
桜色に染まった女の子の秘密の出口をさらけ
出した。</text:p>
          </table:table-cell>
          <table:table-cell table:style-name="ce0"/>
          <table:table-cell table:style-name="ce0"/>
          <table:table-cell table:style-name="ce0" office:value-type="string">
            <text:p>\C[6]And exposed her secret lady parts, turned
cherry-blossom pink from ages and ages of
excruciating endurance.</text:p>
          </table:table-cell>
          <table:table-cell table:number-columns-repeated="1020"/>
        </table:table-row>
        <table:table-row>
          <table:table-cell table:style-name="ce0" office:value-type="string">
            <text:p>\C[6]そしてこの次に、本来ならば段階的に尿道を
緩め、水流を最小限に留めながら慎重に慎重
に放水を試みるべきであっただろう。</text:p>
          </table:table-cell>
          <table:table-cell table:style-name="ce0"/>
          <table:table-cell table:style-name="ce0"/>
          <table:table-cell table:style-name="ce0" office:value-type="string">
            <text:p>\C[6]The next step should have been to gradually
loosen her urethra in stages to let out
a slow, deliberate release of liquid,
keeping the flow to a minimum.</text:p>
          </table:table-cell>
          <table:table-cell table:number-columns-repeated="1020"/>
        </table:table-row>
        <table:table-row>
          <table:table-cell table:style-name="ce0" office:value-type="string">
            <text:p>\C[6]あるいは、彼女にしてみれば、これが可能な
限り慎重に排泄を実行したつもりだったのかも
しれない。</text:p>
          </table:table-cell>
          <table:table-cell table:style-name="ce0"/>
          <table:table-cell table:style-name="ce0"/>
          <table:table-cell table:style-name="ce0" office:value-type="string">
            <text:p>\C[6]Perhaps to her, it was the most carefully
executed expulsion she could have hoped
for.</text:p>
          </table:table-cell>
          <table:table-cell table:number-columns-repeated="1020"/>
        </table:table-row>
        <table:table-row>
          <table:table-cell table:style-name="ce0" office:value-type="string">
            <text:p>\C[6]しかし、もはやいつ決壊してもおかしくない程に
膨張に膨張を重ねた大瀑布の源泉は、そんな
なけなしの配慮さえも軽く押し潰し、</text:p>
          </table:table-cell>
          <table:table-cell table:style-name="ce0"/>
          <table:table-cell table:style-name="ce0"/>
          <table:table-cell table:style-name="ce0" office:value-type="string">
            <text:p>\C[6]However, the source of the great waterfall,
which had swollen and swollen to the
point that the dam could break any moment,
crushed that paltry consideration.</text:p>
          </table:table-cell>
          <table:table-cell table:number-columns-repeated="1020"/>
        </table:table-row>
        <table:table-row>
          <table:table-cell table:style-name="ce0" office:value-type="string">
            <text:p>\C[6]次の瞬間、それが少女の小さな孔から出ている
とは信じられないほどの勢いで、熱く直情的な
欲望の熱湯をほとばしらせた。</text:p>
          </table:table-cell>
          <table:table-cell table:style-name="ce0"/>
          <table:table-cell table:style-name="ce0"/>
          <table:table-cell table:style-name="ce0" office:value-type="string">
            <text:p>\C[6]The next instant, with such force that it
was hard to believe it was coming out
of the girl's tiny hole, a piping-hot
laser-beam of liquid erupted forth.</text:p>
          </table:table-cell>
          <table:table-cell table:number-columns-repeated="1020"/>
        </table:table-row>
        <table:table-row>
          <table:table-cell table:style-name="ce0" office:value-type="string">
            <text:p>どぶっしゃあああああああぁぁぁぁぁあぁあぁあ
あああああああぁぁぁぁーーーーーーーーー
ーーーーーーーーーーーーっっっ！！！！！</text:p>
          </table:table-cell>
          <table:table-cell table:style-name="ce0"/>
          <table:table-cell table:style-name="ce0"/>
          <table:table-cell table:style-name="ce0" office:value-type="string">
            <text:p>Fssssssssssshhhhhhhhhhhhhhhhhhhhhhhhhh
hhhaaaaaaaaaaaaahhhhhhh—————————————
—————————————————————————!!!!!</text:p>
          </table:table-cell>
          <table:table-cell table:number-columns-repeated="1020"/>
        </table:table-row>
        <table:table-row>
          <table:table-cell table:style-name="ce0" office:value-type="string">
            <text:p>・・・・・あ、ぁ、ぁ・・・・・ぁぁあああああっ♪♪</text:p>
          </table:table-cell>
          <table:table-cell table:style-name="ce0"/>
          <table:table-cell table:style-name="ce0"/>
          <table:table-cell table:style-name="ce0" office:value-type="string">
            <text:p>.....Ah, ah, ah..... AAAAHHHH ♪♪</text:p>
          </table:table-cell>
          <table:table-cell table:number-columns-repeated="1020"/>
        </table:table-row>
        <table:table-row>
          <table:table-cell table:style-name="ce0" office:value-type="string">
            <text:p>\C[6]その勢いはもはや、“おしっこをする”と言うより
“おしっこを撃つ”と表現すべき代物であり、</text:p>
          </table:table-cell>
          <table:table-cell table:style-name="ce0"/>
          <table:table-cell table:style-name="ce0"/>
          <table:table-cell table:style-name="ce0" office:value-type="string">
            <text:p>\C[6]With that level of pressure, she wasn't so
much “doing a pee“ as ”shooting pee”, and...</text:p>
          </table:table-cell>
          <table:table-cell table:number-columns-repeated="1020"/>
        </table:table-row>
        <table:table-row>
          <table:table-cell table:style-name="ce0" office:value-type="string">
            <text:p>\C[6]先ほどまで敵に発見されることを懸念していた
恥じらいある少女など想像すらできないほど、
快楽に塗りつぶされた濃厚な“おしっこ”で
あった。</text:p>
          </table:table-cell>
          <table:table-cell table:style-name="ce0"/>
          <table:table-cell table:style-name="ce0"/>
          <table:table-cell table:style-name="ce0" office:value-type="string">
            <text:p>\C[6]It was such a passionate, pleasure-filled
“pee” that the shy girl from before
who was so concerned about being found
was nowhere to be seen.</text:p>
          </table:table-cell>
          <table:table-cell table:number-columns-repeated="1020"/>
        </table:table-row>
        <table:table-row>
          <table:table-cell table:style-name="ce0" office:value-type="string">
            <text:p>\C[6]生まれて初めて経験する拷問のような生理
現象の我慢から一転し、今度は途方も無い程の
快感の衝撃に下半身を打ちぬかれ、</text:p>
          </table:table-cell>
          <table:table-cell table:style-name="ce0"/>
          <table:table-cell table:style-name="ce0"/>
          <table:table-cell table:style-name="ce0" office:value-type="string">
            <text:p>\C[6]A complete one-eighty from the torturous
endurance from earlier—the phenomenon
she had never felt before—the shock of
tremendous pleasure hit her lower half...</text:p>
          </table:table-cell>
          <table:table-cell table:number-columns-repeated="1020"/>
        </table:table-row>
        <table:table-row>
          <table:table-cell table:style-name="ce0" office:value-type="string">
            <text:p>\C[6]少女がそのあまりの気持ち良さに体中の力を
弛緩させようとした、その時である。</text:p>
          </table:table-cell>
          <table:table-cell table:style-name="ce0"/>
          <table:table-cell table:style-name="ce0"/>
          <table:table-cell table:style-name="ce0" office:value-type="string">
            <text:p>\C[6]It felt too good to be true, and that is
when the girl tried to relax every
ounce of tension in her body.</text:p>
          </table:table-cell>
          <table:table-cell table:number-columns-repeated="1020"/>
        </table:table-row>
        <table:table-row>
          <table:table-cell table:style-name="ce0" office:value-type="string">
            <text:p>・・・・・・・んんんんっ！！　は、ぁ、ぁああっ！？</text:p>
          </table:table-cell>
          <table:table-cell table:style-name="ce0"/>
          <table:table-cell table:style-name="ce0"/>
          <table:table-cell table:style-name="ce0" office:value-type="string">
            <text:p>............Nnnnnngh!! Ha, ah, aaaah?!</text:p>
          </table:table-cell>
          <table:table-cell table:number-columns-repeated="1020"/>
        </table:table-row>
        <table:table-row>
          <table:table-cell table:style-name="ce0" office:value-type="string">
            <text:p>\C[6]まるで死角から突然伸びてきた腕に股間を
わし掴みにされたかのような鋭い苦痛に、
少女は再び全身から冷や汗を吹き出させた。</text:p>
          </table:table-cell>
          <table:table-cell table:style-name="ce0"/>
          <table:table-cell table:style-name="ce0"/>
          <table:table-cell table:style-name="ce0" office:value-type="string">
            <text:p>\C[6]Suddenly, the girl felt a sharp pain in her
crotch, as if an arm sprouted out from
nowhere and grabbed her, and she broke
out in a cold sweat.</text:p>
          </table:table-cell>
          <table:table-cell table:number-columns-repeated="1020"/>
        </table:table-row>
        <table:table-row>
          <table:table-cell table:style-name="ce0" office:value-type="string">
            <text:p>\C[6]冷静に考えればこれは当然である。</text:p>
          </table:table-cell>
          <table:table-cell table:style-name="ce0"/>
          <table:table-cell table:style-name="ce0"/>
          <table:table-cell table:style-name="ce0" office:value-type="string">
            <text:p>\C[6]If you were to think about it carefully, it
would make sense.</text:p>
          </table:table-cell>
          <table:table-cell table:number-columns-repeated="1020"/>
        </table:table-row>
        <table:table-row>
          <table:table-cell table:style-name="ce0" office:value-type="string">
            <text:p>\C[6]4つの体のうち、快楽のごほうびが与えられて
いるのはたった1体のみであり、残りの3体の
中心には、未だ煮えくり返る熱湯が限界寸前
まで溜め込まれているのである。</text:p>
          </table:table-cell>
          <table:table-cell table:style-name="ce0"/>
          <table:table-cell table:style-name="ce0"/>
          <table:table-cell table:style-name="ce0" office:value-type="string">
            <text:p>\C[6]Of all four of her bodies, only one of them
had been treated to sweet release,
while her three other bodies were still
full to the brim with hot liquid.</text:p>
          </table:table-cell>
          <table:table-cell table:number-columns-repeated="1020"/>
        </table:table-row>
        <table:table-row>
          <table:table-cell table:style-name="ce0" office:value-type="string">
            <text:p>\C[6]4体の感覚を共有している死神少女は、とろけ
そうな放尿感と暴力的な生理欲求の、相反する
双璧から同時に股間を責め立てられ、</text:p>
          </table:table-cell>
          <table:table-cell table:style-name="ce0"/>
          <table:table-cell table:style-name="ce0"/>
          <table:table-cell table:style-name="ce0" office:value-type="string">
            <text:p>\C[6]The Shinigami girl, who felt the senses of
four bodies, was simultaneously teased
with the melting pleasure of urination
and the intense torture of patience...</text:p>
          </table:table-cell>
          <table:table-cell table:number-columns-repeated="1020"/>
        </table:table-row>
        <table:table-row>
          <table:table-cell table:style-name="ce0" office:value-type="string">
            <text:p>\C[6]快楽と苦痛の狭間で頭の中をもみくちゃに
されてしまったのだ。</text:p>
          </table:table-cell>
          <table:table-cell table:style-name="ce0"/>
          <table:table-cell table:style-name="ce0"/>
          <table:table-cell table:style-name="ce0" office:value-type="string">
            <text:p>\C[6]And her head writhed with both relief and
agony.</text:p>
          </table:table-cell>
          <table:table-cell table:number-columns-repeated="1020"/>
        </table:table-row>
        <table:table-row>
          <table:table-cell table:style-name="ce0" office:value-type="string">
            <text:p>\C[6]我々普通の人間には想像することも難しい
感覚であるが、これは少女に対しても生まれて
初めて味わう耐え難い混濁をもたらした。</text:p>
          </table:table-cell>
          <table:table-cell table:style-name="ce0"/>
          <table:table-cell table:style-name="ce0"/>
          <table:table-cell table:style-name="ce0" office:value-type="string">
            <text:p>\C[6]It may be a difficult sensation for us to
imagine, but the girl had never felt
this unbearable chaos, either.</text:p>
          </table:table-cell>
          <table:table-cell table:number-columns-repeated="1020"/>
        </table:table-row>
        <table:table-row>
          <table:table-cell table:style-name="ce0" office:value-type="string">
            <text:p>・・・・・ぁぁぁぁあああ、ぁぁあああっ、あ！　あっ！</text:p>
          </table:table-cell>
          <table:table-cell table:style-name="ce0"/>
          <table:table-cell table:style-name="ce0"/>
          <table:table-cell table:style-name="ce0" office:value-type="string">
            <text:p>........Aaaaaaaaahh, aaahhh, ah! Agh!</text:p>
          </table:table-cell>
          <table:table-cell table:number-columns-repeated="1020"/>
        </table:table-row>
        <table:table-row>
          <table:table-cell table:style-name="ce0" office:value-type="string">
            <text:p>な・・・・・に・・・・・・こ・・・・・・・・れ・・・・・・ぇぇっ！</text:p>
          </table:table-cell>
          <table:table-cell table:style-name="ce0"/>
          <table:table-cell table:style-name="ce0"/>
          <table:table-cell table:style-name="ce0" office:value-type="string">
            <text:p>Wh.......at....... is........... thiiis!</text:p>
          </table:table-cell>
          <table:table-cell table:number-columns-repeated="1020"/>
        </table:table-row>
        <table:table-row>
          <table:table-cell table:style-name="ce0" office:value-type="string">
            <text:p>\C[6]3つの体がおしっこを漏らしてしまわないよう、
全身全霊で尿道を締め上げ続けているのに、
筆舌に尽くしがたいほどの気持ち良さが、その
尿道内を駆け抜ける。</text:p>
          </table:table-cell>
          <table:table-cell table:style-name="ce0"/>
          <table:table-cell table:style-name="ce0"/>
          <table:table-cell table:style-name="ce0" office:value-type="string">
            <text:p>\C[6]So as not to allow her other three bodies to
wet themselves, she squeezed their
urethrae shut with every fiber of
her being.</text:p>
          </table:table-cell>
          <table:table-cell table:number-columns-repeated="1020"/>
        </table:table-row>
        <table:table-row>
          <table:table-cell table:style-name="ce0" office:value-type="string">
            <text:p>\C[6]まるで、思いっきり握っている手を、別の手で
無理やり開かれそうになっているようなイメージ
であり、しかも、その開こうとしている手の感触が
気持ち良くてたまらないのだ。</text:p>
          </table:table-cell>
          <table:table-cell table:style-name="ce0"/>
          <table:table-cell table:style-name="ce0"/>
          <table:table-cell table:style-name="ce0" office:value-type="string">
            <text:p>\C[6]It was like trying to squeeze one hand shut,
while your other hand tries to force
it open, and the feeling of it opening
is just too good to resist.</text:p>
          </table:table-cell>
          <table:table-cell table:number-columns-repeated="1020"/>
        </table:table-row>
        <table:table-row>
          <table:table-cell table:style-name="ce0" office:value-type="string">
            <text:p>\C[6]そんな天国と地獄を無理やり同時に味わうはめ
になり、限りなく限界に近い状態の我慢を
強いられている3つの体が、これに耐えられる
はずもない。</text:p>
          </table:table-cell>
          <table:table-cell table:style-name="ce0"/>
          <table:table-cell table:style-name="ce0"/>
          <table:table-cell table:style-name="ce0" office:value-type="string">
            <text:p>\C[6]There was no way that she could stand those
three bodies being subjected to such
heaven and hell at the same time,
infinitely close to the edge.</text:p>
          </table:table-cell>
          <table:table-cell table:number-columns-repeated="1020"/>
        </table:table-row>
        <table:table-row>
          <table:table-cell table:style-name="ce0" office:value-type="string">
            <text:p>（じゅじゅじゅじゅ・・・・っ！　ぷぴゅ！　しゅっ！）
（ぶしゅうっ！！　しょわ・・・じょじょじょじょっ！）
（しゅうううぅぅ！　じわ・・・ぷしゅ・・・ぷしょぉっ！）</text:p>
          </table:table-cell>
          <table:table-cell table:style-name="ce0"/>
          <table:table-cell table:style-name="ce0"/>
          <table:table-cell table:style-name="ce0" office:value-type="string">
            <text:p>*dribble* *dribble* *dribble*...! *spurt*!
*pshh*! *pshhhhhh*!! *fshh*... *shwshwshwhh*!
*shhhhhhhhhhh*! *spurt*... *psh*... *pshhh*!</text:p>
          </table:table-cell>
          <table:table-cell table:number-columns-repeated="1020"/>
        </table:table-row>
        <table:table-row>
          <table:table-cell table:style-name="ce0" office:value-type="string">
            <text:p>・・・っ、ぁ・・・あん・・・っ！！　いや・・・・っ/////</text:p>
          </table:table-cell>
          <table:table-cell table:style-name="ce0"/>
          <table:table-cell table:style-name="ce0"/>
          <table:table-cell table:style-name="ce0" office:value-type="string">
            <text:p>...Nnh, ah... ahn...!! No.... /////</text:p>
          </table:table-cell>
          <table:table-cell table:number-columns-repeated="1020"/>
        </table:table-row>
        <table:table-row>
          <table:table-cell table:style-name="ce0" office:value-type="string">
            <text:p>・・・・・・・・だめ・・・・・も・・・・がま・・・ん・・・・・・
・・で・・き・・・・・・・・な・・・・・・・・・・っ/////////</text:p>
          </table:table-cell>
          <table:table-cell table:style-name="ce0"/>
          <table:table-cell table:style-name="ce0"/>
          <table:table-cell table:style-name="ce0" office:value-type="string">
            <text:p>.........Can't...... h.... hold... it.........
...a... any......... mo........... /////////</text:p>
          </table:table-cell>
          <table:table-cell table:number-columns-repeated="1020"/>
        </table:table-row>
        <table:table-row>
          <table:table-cell table:style-name="ce0" office:value-type="string">
            <text:p>\C[6]3つの股間が同時に悲鳴を上げ、放尿懇願の
涙を噴き上げる。</text:p>
          </table:table-cell>
          <table:table-cell table:style-name="ce0"/>
          <table:table-cell table:style-name="ce0"/>
          <table:table-cell table:style-name="ce0" office:value-type="string">
            <text:p>\C[6]All three crotches screamed simultaneously,
gushing tears of begging to urinate.</text:p>
          </table:table-cell>
          <table:table-cell table:number-columns-repeated="1020"/>
        </table:table-row>
        <table:table-row>
          <table:table-cell table:style-name="ce0" office:value-type="string">
            <text:p>\C[6]かねてよりおしっこを出したくて出したくて
仕方ない少女の下腹部は、まるでトイレの順番
を争うかのごとく、我先にと限界の証を主に見せ
つけているのだ。</text:p>
          </table:table-cell>
          <table:table-cell table:style-name="ce0"/>
          <table:table-cell table:style-name="ce0"/>
          <table:table-cell table:style-name="ce0" office:value-type="string">
            <text:p>\C[6]The girl's abdomen, which had been needing to
pee so badly for so long, was proving
its limitations to the heavens above, as
if fighting for its turn for the bathroom.</text:p>
          </table:table-cell>
          <table:table-cell table:number-columns-repeated="1020"/>
        </table:table-row>
        <table:table-row>
          <table:table-cell table:style-name="ce0" office:value-type="string">
            <text:p>\C[6]その脅迫にも似た切望と生理現象の甘い快楽
の誘惑に抗いきれなくなった少女は、それらを
どうにもこらえることができなくなってしまう。</text:p>
          </table:table-cell>
          <table:table-cell table:style-name="ce0"/>
          <table:table-cell table:style-name="ce0"/>
          <table:table-cell table:style-name="ce0" office:value-type="string">
            <text:p>\C[6]She could no longer resist the temptation of
her cravings; the sweet pleasure of
that natural act.</text:p>
          </table:table-cell>
          <table:table-cell table:number-columns-repeated="1020"/>
        </table:table-row>
        <table:table-row>
          <table:table-cell table:style-name="ce0" office:value-type="string">
            <text:p>・・・ああぁぁ・・・・・っ、き・・・・・・・・・・・・・・・・・・・
・・・・きもち・・・・・・・・・・・・ぃぃ♪・・・・・・///////</text:p>
          </table:table-cell>
          <table:table-cell table:style-name="ce0"/>
          <table:table-cell table:style-name="ce0"/>
          <table:table-cell table:style-name="ce0" office:value-type="string">
            <text:p>...Aaaahh...... so...................................
.....g....................goood ♪....... ///////</text:p>
          </table:table-cell>
          <table:table-cell table:number-columns-repeated="1020"/>
        </table:table-row>
        <table:table-row>
          <table:table-cell table:style-name="ce0" office:value-type="string">
            <text:p>\C[6]彼女は、まだ1体目がおしっこを続けているにも
関わらず、早くも2体目を快楽の園に向かわせて
しまったのだ。</text:p>
          </table:table-cell>
          <table:table-cell table:style-name="ce0"/>
          <table:table-cell table:style-name="ce0"/>
          <table:table-cell table:style-name="ce0" office:value-type="string">
            <text:p>\C[6]Before her first body had even finished peeing,
she sent her second to the Garden
of Earthly Delights.</text:p>
          </table:table-cell>
          <table:table-cell table:number-columns-repeated="1020"/>
        </table:table-row>
        <table:table-row>
          <table:table-cell table:style-name="ce0" office:value-type="string">
            <text:p>\C[6]そして、溜まりに溜まった下半身の欲求を
思う存分解き放ち、対面するもう1つの体と共に、
その高圧水流で足元の岩盤をみるみる削って
ゆく。</text:p>
          </table:table-cell>
          <table:table-cell table:style-name="ce0"/>
          <table:table-cell table:style-name="ce0"/>
          <table:table-cell table:style-name="ce0" office:value-type="string">
            <text:p>\C[6]And then, facing that body towards the other,
she unleashed the desire pooled up in its
lower half, both of them chipping away at
the bedrock with their high-pressure streams.</text:p>
          </table:table-cell>
          <table:table-cell table:number-columns-repeated="1020"/>
        </table:table-row>
        <table:table-row>
          <table:table-cell table:style-name="ce0" office:value-type="string">
            <text:p>\C[6]そこに手を差し出そうものなら、たちまちに
火傷を負ってしまいそうなほど、熱くたくましい
極太のおしっこ砲。</text:p>
          </table:table-cell>
          <table:table-cell table:style-name="ce0"/>
          <table:table-cell table:style-name="ce0"/>
          <table:table-cell table:style-name="ce0" office:value-type="string">
            <text:p>\C[6]She was shooting two thick, steamy water guns
of pee, so scalding hot that they'd
burn your skin in an instant.</text:p>
          </table:table-cell>
          <table:table-cell table:number-columns-repeated="1020"/>
        </table:table-row>
        <table:table-row>
          <table:table-cell table:style-name="ce0" office:value-type="string">
            <text:p>\C[6]その快感は膀胱をくすぐり、尿道を震わせ、
女の子のかわいらしい放出口をしびれさせ、
少女はたまらず熱い吐息を漏らす。</text:p>
          </table:table-cell>
          <table:table-cell table:style-name="ce0"/>
          <table:table-cell table:style-name="ce0"/>
          <table:table-cell table:style-name="ce0" office:value-type="string">
            <text:p>\C[6]That pleasure tickled her bladder, made her
urethra tremble, numbed her adorable
little exit, and she couldn't help but
let out of a hot breath of relief.</text:p>
          </table:table-cell>
          <table:table-cell table:number-columns-repeated="1020"/>
        </table:table-row>
        <table:table-row>
          <table:table-cell table:style-name="ce0" office:value-type="string">
            <text:p>\C[6]こうして肉体の半分が快楽の海に溺れる中、
いよいよ追い詰められたのは残る2つの体で
ある。</text:p>
          </table:table-cell>
          <table:table-cell table:style-name="ce0"/>
          <table:table-cell table:style-name="ce0"/>
          <table:table-cell table:style-name="ce0" office:value-type="string">
            <text:p>\C[6]Thus, with half of her bodies drowning in a
sea of pleasure, that left two bodies
suffering in a corner.</text:p>
          </table:table-cell>
          <table:table-cell table:number-columns-repeated="1020"/>
        </table:table-row>
        <table:table-row>
          <table:table-cell table:style-name="ce0" office:value-type="string">
            <text:p>・・・・・・んんんんうううぅぅぅ・・・・・っ！！</text:p>
          </table:table-cell>
          <table:table-cell table:style-name="ce0"/>
          <table:table-cell table:style-name="ce0"/>
          <table:table-cell table:style-name="ce0" office:value-type="string">
            <text:p>........Nnnnghhhhhhhh......!!</text:p>
          </table:table-cell>
          <table:table-cell table:number-columns-repeated="1020"/>
        </table:table-row>
        <table:table-row>
          <table:table-cell table:style-name="ce0" office:value-type="string">
            <text:p>・・・きもち・・・・・・・・いい、のに・・・・・・・・っ！
・・・・・・・・・つ・・・・・・・つらい・・・・・よぉ・・・・っ！</text:p>
          </table:table-cell>
          <table:table-cell table:style-name="ce0"/>
          <table:table-cell table:style-name="ce0"/>
          <table:table-cell table:style-name="ce0" office:value-type="string">
            <text:p>...So............ good, but..............!
...........So p........... pain...... fuuul....!</text:p>
          </table:table-cell>
          <table:table-cell table:number-columns-repeated="1020"/>
        </table:table-row>
        <table:table-row>
          <table:table-cell table:style-name="ce0" office:value-type="string">
            <text:p>・・・・・・・・・おしっこ・・・・・・・・してるのに・・・・・・
・・・お、おしっこが・・・・・・・・・・・・・・・・・・・・・・・・
・・・・・・・・・・・したい・・・・・・っ///////////////</text:p>
          </table:table-cell>
          <table:table-cell table:style-name="ce0"/>
          <table:table-cell table:style-name="ce0"/>
          <table:table-cell table:style-name="ce0" office:value-type="string">
            <text:p>............I'm.......... peeing, but......
...I-I wanna................................
..............pee......... /////////////</text:p>
          </table:table-cell>
          <table:table-cell table:number-columns-repeated="1020"/>
        </table:table-row>
        <table:table-row>
          <table:table-cell table:style-name="ce0" office:value-type="string">
            <text:p>・・・ぅぅぅううううううぅぅぅ・・・・・・っ/////////////</text:p>
          </table:table-cell>
          <table:table-cell table:style-name="ce0"/>
          <table:table-cell table:style-name="ce0"/>
          <table:table-cell table:style-name="ce0" office:value-type="string">
            <text:p>...Uuuuuuuuuuuuuuuuuuuuu..... /////////////</text:p>
          </table:table-cell>
          <table:table-cell table:number-columns-repeated="1020"/>
        </table:table-row>
        <table:table-row>
          <table:table-cell table:style-name="ce0" office:value-type="string">
            <text:p>\C[6]快楽の2体と苦痛の2体。　単純に捉えれば
両者は拮抗しているかのように見えるが、</text:p>
          </table:table-cell>
          <table:table-cell table:style-name="ce0"/>
          <table:table-cell table:style-name="ce0"/>
          <table:table-cell table:style-name="ce0" office:value-type="string">
            <text:p>\C[6]Two bodies of pleasure, and two of pain.
Taken at face value, they would seem to
be at odds with each other, but...</text:p>
          </table:table-cell>
          <table:table-cell table:number-columns-repeated="1020"/>
        </table:table-row>
        <table:table-row>
          <table:table-cell table:style-name="ce0" office:value-type="string">
            <text:p>\C[6]もっともっと貪り味わいたい快楽に対して、
一刻も早く逃れて解放されたい苦痛とでは、
意識がどちらに傾くかは火を見るより明らかで
ある。</text:p>
          </table:table-cell>
          <table:table-cell table:style-name="ce0"/>
          <table:table-cell table:style-name="ce0"/>
          <table:table-cell table:style-name="ce0" office:value-type="string">
            <text:p>\C[6]The pleasure she wanted to taste more and
more, versus the pain she wanted to escape
from as soon as possible: it was clear
which she preferred.</text:p>
          </table:table-cell>
          <table:table-cell table:number-columns-repeated="1020"/>
        </table:table-row>
        <table:table-row>
          <table:table-cell table:style-name="ce0" office:value-type="string">
            <text:p>\C[6]しかし、いくら離れた場所とは言え、これ以上
放尿量を増やしてしまえば、その音は無視
できないレベルに達してしまう。</text:p>
          </table:table-cell>
          <table:table-cell table:style-name="ce0"/>
          <table:table-cell table:style-name="ce0"/>
          <table:table-cell table:style-name="ce0" office:value-type="string">
            <text:p>\C[6]Although, no matter the distance, if she
increased the rate of flow of her urine
any further, the sound would reach a
volume that couldn't be missed.</text:p>
          </table:table-cell>
          <table:table-cell table:number-columns-repeated="1020"/>
        </table:table-row>
        <table:table-row>
          <table:table-cell table:style-name="ce0" office:value-type="string">
            <text:p>\C[6]そうなれば、すぐそこに迫る追っ手の耳に
たちまち届き、あきれるほど大量のおしっこを
欲望のままに噴き出し続ける滑稽な寸劇を
目に焼き付けられてしまうだろう。</text:p>
          </table:table-cell>
          <table:table-cell table:style-name="ce0"/>
          <table:table-cell table:style-name="ce0"/>
          <table:table-cell table:style-name="ce0" office:value-type="string">
            <text:p>\C[6]If that happened, it would reach the ears of
the pursuers just around the corner,
and they would see the comical amount of
pee gushing out of her in abundance.</text:p>
          </table:table-cell>
          <table:table-cell table:number-columns-repeated="1020"/>
        </table:table-row>
        <table:table-row>
          <table:table-cell table:style-name="ce0" office:value-type="string">
            <text:p>\C[6]せっかく最後の望みを掛けた一世一代の大博打
に出ているのだ。　ここまで来て勝利を逃す
だけでなく、恥ずかしくて耐え難い姿を見られて
しまうなど、どうあっても避けたい。</text:p>
          </table:table-cell>
          <table:table-cell table:style-name="ce0"/>
          <table:table-cell table:style-name="ce0"/>
          <table:table-cell table:style-name="ce0" office:value-type="string">
            <text:p>\C[6]She was taking the greatest gamble of her life,
her last hope. She wanted to avoid letting
victory slip away and having her most
embarrassing moment witnessed.</text:p>
          </table:table-cell>
          <table:table-cell table:number-columns-repeated="1020"/>
        </table:table-row>
        <table:table-row>
          <table:table-cell table:style-name="ce0" office:value-type="string">
            <text:p>\C[6]そんな必死の思いで踏みとどまる少女に対し、
業を煮やした2つの下半身がひときわ強烈な
催促を叩きつける。</text:p>
          </table:table-cell>
          <table:table-cell table:style-name="ce0"/>
          <table:table-cell table:style-name="ce0"/>
          <table:table-cell table:style-name="ce0" office:value-type="string">
            <text:p>\C[6]As she frantically held out, the lower halves
of her two bodies, which were losing
their patience, were hit with a
remarkably strong urge.</text:p>
          </table:table-cell>
          <table:table-cell table:number-columns-repeated="1020"/>
        </table:table-row>
        <table:table-row>
          <table:table-cell table:style-name="ce0" office:value-type="string">
            <text:p>（じょろろろろろろろろろろおおおぉぉっ！！！）
（ぷっしゅうううううううううううううぅぅぅぅっ！！！）</text:p>
          </table:table-cell>
          <table:table-cell table:style-name="ce0"/>
          <table:table-cell table:style-name="ce0"/>
          <table:table-cell table:style-name="ce0" office:value-type="string">
            <text:p>*dribble* *dribble* *dribble* *dribble*!!!
*psssssshhhhhhhhhhhhhhhhhhhhhhhhhhhh*!!!</text:p>
          </table:table-cell>
          <table:table-cell table:number-columns-repeated="1020"/>
        </table:table-row>
        <table:table-row>
          <table:table-cell table:style-name="ce0" office:value-type="string">
            <text:p>・・・んんぁぁああっ！！　あ、あ、ぁ、あっ！！！</text:p>
          </table:table-cell>
          <table:table-cell table:style-name="ce0"/>
          <table:table-cell table:style-name="ce0"/>
          <table:table-cell table:style-name="ce0" office:value-type="string">
            <text:p>......Nnghaaaaaaahhh!! Ah, ah, ah, ah!!!</text:p>
          </table:table-cell>
          <table:table-cell table:number-columns-repeated="1020"/>
        </table:table-row>
        <table:table-row>
          <table:table-cell table:style-name="ce0" office:value-type="string">
            <text:p>\C[6]もはや、ほとんどお漏らしに近い特大の
おちびり。</text:p>
          </table:table-cell>
          <table:table-cell table:style-name="ce0"/>
          <table:table-cell table:style-name="ce0"/>
          <table:table-cell table:style-name="ce0" office:value-type="string">
            <text:p>\C[6]She was leaking enough that it was essentially
a bona fide wetting.</text:p>
          </table:table-cell>
          <table:table-cell table:number-columns-repeated="1020"/>
        </table:table-row>
        <table:table-row>
          <table:table-cell table:style-name="ce0" office:value-type="string">
            <text:p>\C[6]しかもその流れは、慌てふためいて力いっぱい
股間を握りしめる少女を完全無視し、勢いを
徐々に強めてゆく。</text:p>
          </table:table-cell>
          <table:table-cell table:style-name="ce0"/>
          <table:table-cell table:style-name="ce0"/>
          <table:table-cell table:style-name="ce0" office:value-type="string">
            <text:p>\C[6]Moreover, the flow was gradually increasing
in pressure with utter disregard for the
girl, who hurriedly clutched her crotch
with all her strength.</text:p>
          </table:table-cell>
          <table:table-cell table:number-columns-repeated="1020"/>
        </table:table-row>
        <table:table-row>
          <table:table-cell table:style-name="ce0" office:value-type="string">
            <text:p>\C[6]このままでは、制御を失って暴走する尿意に
より、押さえる手の隙間をぬって凄まじい威力の
おしっこが噴き出し、地面を直撃するだろう。</text:p>
          </table:table-cell>
          <table:table-cell table:style-name="ce0"/>
          <table:table-cell table:style-name="ce0"/>
          <table:table-cell table:style-name="ce0" office:value-type="string">
            <text:p>\C[6]As it was, she'd lose control—her desperation
would run rampant, her pee welling out,
slipping through the cracks in her hands
and splashing onto the ground.</text:p>
          </table:table-cell>
          <table:table-cell table:number-columns-repeated="1020"/>
        </table:table-row>
        <table:table-row>
          <table:table-cell table:style-name="ce0" office:value-type="string">
            <text:p>\C[6]その渾身のおしっこドラムが鳴り響いてしまえ
ば、彼女は最悪の結末を回避できない。</text:p>
          </table:table-cell>
          <table:table-cell table:style-name="ce0"/>
          <table:table-cell table:style-name="ce0"/>
          <table:table-cell table:style-name="ce0" office:value-type="string">
            <text:p>\C[6]Once that mighty drum of pee rang out, she
wouldn't be able to avoid the worst
possible outcome.</text:p>
          </table:table-cell>
          <table:table-cell table:number-columns-repeated="1020"/>
        </table:table-row>
        <table:table-row>
          <table:table-cell table:style-name="ce0" office:value-type="string">
            <text:p>\C[6]何より、執拗に繰り返される甘い快感の誘惑に
下半身をさいなまれ続けた少女は、もう我慢の
苦痛から逃れたくて限界なのだ。</text:p>
          </table:table-cell>
          <table:table-cell table:style-name="ce0"/>
          <table:table-cell table:style-name="ce0"/>
          <table:table-cell table:style-name="ce0" office:value-type="string">
            <text:p>\C[6]Above all, she had been relentlessly tormented
by the temptation of sweet pleasure in
her lower half, and was just about ready
to escape the pain of holding it in.</text:p>
          </table:table-cell>
          <table:table-cell table:number-columns-repeated="1020"/>
        </table:table-row>
        <table:table-row>
          <table:table-cell table:style-name="ce0" office:value-type="string">
            <text:p>\C[6]そして彼女はついに。</text:p>
          </table:table-cell>
          <table:table-cell table:style-name="ce0"/>
          <table:table-cell table:style-name="ce0"/>
          <table:table-cell table:style-name="ce0" office:value-type="string">
            <text:p>\C[6]And so, at last.</text:p>
          </table:table-cell>
          <table:table-cell table:number-columns-repeated="1020"/>
        </table:table-row>
        <table:table-row>
          <table:table-cell table:style-name="ce0" office:value-type="string">
            <text:p>・・・も、も・・・・・・・もぉ・・・・・・・・・・・・・・・・・・・っ</text:p>
          </table:table-cell>
          <table:table-cell table:style-name="ce0"/>
          <table:table-cell table:style-name="ce0"/>
          <table:table-cell table:style-name="ce0" office:value-type="string">
            <text:p>...I-I........ caaan't.......................</text:p>
          </table:table-cell>
          <table:table-cell table:number-columns-repeated="1020"/>
        </table:table-row>
        <table:table-row>
          <table:table-cell table:style-name="ce0" office:value-type="string">
            <text:p>・・・・む・・・・・・・・・・・・・り・・・・・・・・・・・・・・・・っ</text:p>
          </table:table-cell>
          <table:table-cell table:style-name="ce0"/>
          <table:table-cell table:style-name="ce0"/>
          <table:table-cell table:style-name="ce0" office:value-type="string">
            <text:p>....Do................... it......................</text:p>
          </table:table-cell>
          <table:table-cell table:number-columns-repeated="1020"/>
        </table:table-row>
        <table:table-row>
          <table:table-cell table:style-name="ce0" office:value-type="string">
            <text:p>\C[6]放尿の快楽に身も心も押し流された。</text:p>
          </table:table-cell>
          <table:table-cell table:style-name="ce0"/>
          <table:table-cell table:style-name="ce0"/>
          <table:table-cell table:style-name="ce0" office:value-type="string">
            <text:p>\C[6]The sheer delight of urination washed over
her, body and soul.</text:p>
          </table:table-cell>
          <table:table-cell table:number-columns-repeated="1020"/>
        </table:table-row>
        <table:table-row>
          <table:table-cell table:style-name="ce0" office:value-type="string">
            <text:p>\C[6]女の子の“おしっこ”。</text:p>
          </table:table-cell>
          <table:table-cell table:style-name="ce0"/>
          <table:table-cell table:style-name="ce0"/>
          <table:table-cell table:style-name="ce0" office:value-type="string">
            <text:p>\C[6]A girl's “peeing”.</text:p>
          </table:table-cell>
          <table:table-cell table:number-columns-repeated="1020"/>
        </table:table-row>
        <table:table-row>
          <table:table-cell table:style-name="ce0" office:value-type="string">
            <text:p>\C[6]それは日常行為であるにも関わらず、決して
誰の目に触れることなく、壁で隔て、音やにおい
を遮断し、その全てが最初から無かったことの
ように秘密のまま終始する、乙女の秘め事。</text:p>
          </table:table-cell>
          <table:table-cell table:style-name="ce0"/>
          <table:table-cell table:style-name="ce0"/>
          <table:table-cell table:style-name="ce0" office:value-type="string">
            <text:p>\C[6]An everyday act, and yet always invisible to
everyone, separated by walls, isolated in
sound and scent. A maiden's private affair,
so secret it may never have happened at all.</text:p>
          </table:table-cell>
          <table:table-cell table:number-columns-repeated="1020"/>
        </table:table-row>
        <table:table-row>
          <table:table-cell table:style-name="ce0" office:value-type="string">
            <text:p>\C[6]しかし、この瞬間、それらの隠蔽の全てを封じ
られた少女は、本来なら絶対にこらえなければ
ならない羞恥の濁流をどうにも我慢することが
できなくなり、</text:p>
          </table:table-cell>
          <table:table-cell table:style-name="ce0"/>
          <table:table-cell table:style-name="ce0"/>
          <table:table-cell table:style-name="ce0" office:value-type="string">
            <text:p>\C[6]But at that moment, with none of those
concealments anywhere to be seen, the
girl couldn't hold back her stream of
shame that should've been stifled.</text:p>
          </table:table-cell>
          <table:table-cell table:number-columns-repeated="1020"/>
        </table:table-row>
        <table:table-row>
          <table:table-cell table:style-name="ce0" office:value-type="string">
            <text:p>\C[6]そのありったけのおしっこを“野ション”によって
地面へ叩きつけた。</text:p>
          </table:table-cell>
          <table:table-cell table:style-name="ce0"/>
          <table:table-cell table:style-name="ce0"/>
          <table:table-cell table:style-name="ce0" office:value-type="string">
            <text:p>\C[6]She peed all of it out freely onto the ground in
a “wild pee”.</text:p>
          </table:table-cell>
          <table:table-cell table:number-columns-repeated="1020"/>
        </table:table-row>
        <table:table-row>
          <table:table-cell table:style-name="ce0" office:value-type="string">
            <text:p>・・・・ぁぁぁぁぁぁぁぁあああああああっ♪//////</text:p>
          </table:table-cell>
          <table:table-cell table:style-name="ce0"/>
          <table:table-cell table:style-name="ce0"/>
          <table:table-cell table:style-name="ce0" office:value-type="string">
            <text:p>.....Aaaaaaaaaaahhhhhhhhhhhhh ♪ //////</text:p>
          </table:table-cell>
          <table:table-cell table:number-columns-repeated="1020"/>
        </table:table-row>
        <table:table-row>
          <table:table-cell table:style-name="ce0" office:value-type="string">
            <text:p>・・・・きもちいい・・・・・きもちいいいぃ・・・・・・・・・
・・・・・・・ぉ、・・・おしっこ・・・・・・・・・・・・・・・・・っ
・・きもち、いいいぃぃ・・・・・・・っ♪///////////</text:p>
          </table:table-cell>
          <table:table-cell table:style-name="ce0"/>
          <table:table-cell table:style-name="ce0"/>
          <table:table-cell table:style-name="ce0" office:value-type="string">
            <text:p>....So good...... so goooooood.............
.........p..... peeing.........................
....feels so goooooooood......... ♪ /////////////</text:p>
          </table:table-cell>
          <table:table-cell table:number-columns-repeated="1020"/>
        </table:table-row>
        <table:table-row>
          <table:table-cell table:style-name="ce0" office:value-type="string">
            <text:p>\C[6]限界の限界までおしっこを我慢していた少女は、
数秒前まで彼女を束縛していた羞恥心や敵
への警戒心を全て忘れ、貪欲に、本能のまま
に、股間を揺るがす放尿の快楽を味わう。</text:p>
          </table:table-cell>
          <table:table-cell table:style-name="ce0"/>
          <table:table-cell table:style-name="ce0"/>
          <table:table-cell table:style-name="ce0" office:value-type="string">
            <text:p>\C[6]The girl, who had been holding her pee to the
absolute limit, greedily basked in the
pleasure of urination, forgetting the shame
and enemies who had her trapped.</text:p>
          </table:table-cell>
          <table:table-cell table:number-columns-repeated="1020"/>
        </table:table-row>
        <table:table-row>
          <table:table-cell table:style-name="ce0" office:value-type="string">
            <text:p>\C[6]まるで快感の波を体の隅々まで浸透させる
かのように、全ての力を弛緩させ、そのあまりの
気持ち良さに性的興奮さえ覚えてしまった少女
は、熱く悩ましい吐息と共に顔をとろけさせた。</text:p>
          </table:table-cell>
          <table:table-cell table:style-name="ce0"/>
          <table:table-cell table:style-name="ce0"/>
          <table:table-cell table:style-name="ce0" office:value-type="string">
            <text:p>\C[6]A wave of delight permeated every inch of her
body, dissipating all of the tension in
her body, even arousing her, as she let
out hot, seductive breaths.</text:p>
          </table:table-cell>
          <table:table-cell table:number-columns-repeated="1020"/>
        </table:table-row>
        <table:table-row>
          <table:table-cell table:style-name="ce0" office:value-type="string">
            <text:p>追っ手
「ん？　この水音は・・・」</text:p>
          </table:table-cell>
          <table:table-cell table:style-name="ce0"/>
          <table:table-cell table:style-name="ce0"/>
          <table:table-cell table:style-name="ce0" office:value-type="string">
            <text:p>Pursuer
“Hm? What's that sound...?”</text:p>
          </table:table-cell>
          <table:table-cell table:number-columns-repeated="1020"/>
        </table:table-row>
        <table:table-row>
          <table:table-cell table:style-name="ce0" office:value-type="string">
            <text:p>追っ手
「あいつの小便の音・・・！！！」</text:p>
          </table:table-cell>
          <table:table-cell table:style-name="ce0"/>
          <table:table-cell table:style-name="ce0"/>
          <table:table-cell table:style-name="ce0" office:value-type="string">
            <text:p>Pursuer
“The sound of her takin' a piss...!!!”</text:p>
          </table:table-cell>
          <table:table-cell table:number-columns-repeated="1020"/>
        </table:table-row>
        <table:table-row>
          <table:table-cell table:style-name="ce0" office:value-type="string">
            <text:p>追っ手
「・・・にしてはデカすぎるな。　たぶん雨でも
　降ってきたんだろうな。」</text:p>
          </table:table-cell>
          <table:table-cell table:style-name="ce0"/>
          <table:table-cell table:style-name="ce0"/>
          <table:table-cell table:style-name="ce0" office:value-type="string">
            <text:p>Pursuer
“..'Cept that it's way too loud. Probably
just the rain.”</text:p>
          </table:table-cell>
          <table:table-cell table:number-columns-repeated="1020"/>
        </table:table-row>
        <table:table-row>
          <table:table-cell table:style-name="ce0" office:value-type="string">
            <text:p>追っ手2
「だめだ、こっちにはどこにも居ない。」</text:p>
          </table:table-cell>
          <table:table-cell table:style-name="ce0"/>
          <table:table-cell table:style-name="ce0"/>
          <table:table-cell table:style-name="ce0" office:value-type="string">
            <text:p>Pursuer 2
“Nope, she's nowhere to be found over
there.”</text:p>
          </table:table-cell>
          <table:table-cell table:number-columns-repeated="1020"/>
        </table:table-row>
        <table:table-row>
          <table:table-cell table:style-name="ce0" office:value-type="string">
            <text:p>追っ手2
「そっちはどうだ？　・・・って、何だこの音？」</text:p>
          </table:table-cell>
          <table:table-cell table:style-name="ce0"/>
          <table:table-cell table:style-name="ce0"/>
          <table:table-cell table:style-name="ce0" office:value-type="string">
            <text:p>Pursuer 2
“What about on your end? ...Hey, what's
that noise?”</text:p>
          </table:table-cell>
          <table:table-cell table:number-columns-repeated="1020"/>
        </table:table-row>
        <table:table-row>
          <table:table-cell table:style-name="ce0" office:value-type="string">
            <text:p>追っ手1
「雨だろうよ。　けっこう曇ってたし。」</text:p>
          </table:table-cell>
          <table:table-cell table:style-name="ce0"/>
          <table:table-cell table:style-name="ce0"/>
          <table:table-cell table:style-name="ce0" office:value-type="string">
            <text:p>Pursuer 1
“Just the rain. It's really pourin'
out there.”</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追っ手2
「いや、あっちは確か行き止まりだったはず
　だぜ？」</text:p>
          </table:table-cell>
          <table:table-cell table:style-name="ce0"/>
          <table:table-cell table:style-name="ce0"/>
          <table:table-cell table:style-name="ce0" office:value-type="string">
            <text:p>Pursuer 2
“But I'm pretty sure it's just a dead-end
over there.”</text:p>
          </table:table-cell>
          <table:table-cell table:number-columns-repeated="1020"/>
        </table:table-row>
        <table:table-row>
          <table:table-cell table:style-name="ce0" office:value-type="string">
            <text:p>追っ手2
「外の音がこんなにハッキリ聞こえて来るか？」</text:p>
          </table:table-cell>
          <table:table-cell table:style-name="ce0"/>
          <table:table-cell table:style-name="ce0"/>
          <table:table-cell table:style-name="ce0" office:value-type="string">
            <text:p>Pursuer 2
“You wouldn't be able to hear the outside
world that clearly, right?”</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な、な、な・・・」</text:p>
          </table:table-cell>
          <table:table-cell table:style-name="ce0"/>
          <table:table-cell table:style-name="ce0"/>
          <table:table-cell table:style-name="ce0" office:value-type="string">
            <text:p>Pursuer 2
“Wh-Wh-Wh...”</text:p>
          </table:table-cell>
          <table:table-cell table:number-columns-repeated="1020"/>
        </table:table-row>
        <table:table-row>
          <table:table-cell table:style-name="ce0" office:value-type="string">
            <text:p>追っ手×2
「なんじゃこりゃああぁぁぁぁぁああっ！？！？」</text:p>
          </table:table-cell>
          <table:table-cell table:style-name="ce0"/>
          <table:table-cell table:style-name="ce0"/>
          <table:table-cell table:style-name="ce0" office:value-type="string">
            <text:p>Pursuer 2
“WHAT THE HELL IS THIIIIIIIIS?!?!”</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あ・・・・ぁ・・・・ぁ、ぁ、・・・や・・・・////////</text:p>
          </table:table-cell>
          <table:table-cell table:style-name="ce0"/>
          <table:table-cell table:style-name="ce0"/>
          <table:table-cell table:style-name="ce0" office:value-type="string">
            <text:p>....Ah.... ah.... ah, ah.... no..... ////////</text:p>
          </table:table-cell>
          <table:table-cell table:number-columns-repeated="1020"/>
        </table:table-row>
        <table:table-row>
          <table:table-cell table:style-name="ce0" office:value-type="string">
            <text:p>\C[6]これだけの大音量を響かせ続けていたのだ。
少女は、もっと早くこの結末を予測し、覚悟を
固めておくべきであった。</text:p>
          </table:table-cell>
          <table:table-cell table:style-name="ce0"/>
          <table:table-cell table:style-name="ce0"/>
          <table:table-cell table:style-name="ce0" office:value-type="string">
            <text:p>\C[6]The deafening sound continued to ring
throughout the cave. The girl should have
predicted this outcome and prepared for
it.</text:p>
          </table:table-cell>
          <table:table-cell table:number-columns-repeated="1020"/>
        </table:table-row>
        <table:table-row>
          <table:table-cell table:style-name="ce0" office:value-type="string">
            <text:p>\C[6]が、股間から脳天へと突き抜ける途方も無い
快感に酔いしれ、現実の向こう側へと放心して
いた少女は、突然の来訪者に虚を突かれて
目を白黒させる。</text:p>
          </table:table-cell>
          <table:table-cell table:style-name="ce0"/>
          <table:table-cell table:style-name="ce0"/>
          <table:table-cell table:style-name="ce0" office:value-type="string">
            <text:p>\C[6]But, drunk on the pleasure that permeated from
her crotch to her brain, having let go
of reality, the girl was flustered by
her sudden visitors.</text:p>
          </table:table-cell>
          <table:table-cell table:number-columns-repeated="1020"/>
        </table:table-row>
        <table:table-row>
          <table:table-cell table:style-name="ce0" office:value-type="string">
            <text:p>\C[6]しかし、対する追っ手の二人組みもまた、その
予想だにしなかった黄金郷の迫力に圧倒され、
意識のすべてを煌くおしっこの海へと持って
行かれてしまったのだ。</text:p>
          </table:table-cell>
          <table:table-cell table:style-name="ce0"/>
          <table:table-cell table:style-name="ce0"/>
          <table:table-cell table:style-name="ce0" office:value-type="string">
            <text:p>\C[6]On the other hand, the two pursuers were also
overwhelmed by the unexpected sight of
the shimmering golden sea that lay before
them, drawing them in.</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s ×2
“.................................................”</text:p>
          </table:table-cell>
          <table:table-cell table:number-columns-repeated="1020"/>
        </table:table-row>
        <table:table-row>
          <table:table-cell table:style-name="ce0" office:value-type="string">
            <text:p>\C[6]2分、いや、3分かそれ以上の膨大な時間を
費やし、少女の膀胱はようやくその中身を全て
吐き出し、元の女の子らしいサイズに戻った。</text:p>
          </table:table-cell>
          <table:table-cell table:style-name="ce0"/>
          <table:table-cell table:style-name="ce0"/>
          <table:table-cell table:style-name="ce0" office:value-type="string">
            <text:p>\C[6]After at least two or three long minutes, the
girl finally ejected the last of the
contents of her bladder, which then returned
to its normal feminine size.</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さて、少女の長く激しい放尿が終わった今も、
彼らは目の前に広がる羞恥の泉をクローズ
アップし続けており、</text:p>
          </table:table-cell>
          <table:table-cell table:style-name="ce0"/>
          <table:table-cell table:style-name="ce0"/>
          <table:table-cell table:style-name="ce0" office:value-type="string">
            <text:p>\C[6]Now, even after the girl had finished her long
and furious pee, they still had a close-up
of the pool of shame that spread out before
them.</text:p>
          </table:table-cell>
          <table:table-cell table:number-columns-repeated="1020"/>
        </table:table-row>
        <table:table-row>
          <table:table-cell table:style-name="ce0" office:value-type="string">
            <text:p>\C[6]おかげで絶対に逃してはならない最大の攻撃
チャンスを棒に振ってしまったことに、未だに
気付かない。</text:p>
          </table:table-cell>
          <table:table-cell table:style-name="ce0"/>
          <table:table-cell table:style-name="ce0"/>
          <table:table-cell table:style-name="ce0" office:value-type="string">
            <text:p>\C[6]They still had not realized that they had
squandered their number-one opportunity
to strike.</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そしてようやく我に返った彼らの目に最初に
飛び込んで来た光景は、</text:p>
          </table:table-cell>
          <table:table-cell table:style-name="ce0"/>
          <table:table-cell table:style-name="ce0"/>
          <table:table-cell table:style-name="ce0" office:value-type="string">
            <text:p>\C[6]And when they finally came to their senses,
the first sight that jumped out of them...</text:p>
          </table:table-cell>
          <table:table-cell table:number-columns-repeated="1020"/>
        </table:table-row>
        <table:table-row>
          <table:table-cell table:style-name="ce0" office:value-type="string">
            <text:p>\C[6]怒りと恥ずかしさからトマトのように顔を真っ赤
に染めつつ、修羅がごとく猛撃を打ち込まんと
飛び掛かって来る死神少女の姿であった。</text:p>
          </table:table-cell>
          <table:table-cell table:style-name="ce0"/>
          <table:table-cell table:style-name="ce0"/>
          <table:table-cell table:style-name="ce0" office:value-type="string">
            <text:p>\C[6]...Was that of a Shinigami girl, red as a
tomato from fury and embarrassment, leaping
at them to strike with the power of a
vengeful god.</text:p>
          </table:table-cell>
          <table:table-cell table:number-columns-repeated="1020"/>
        </table:table-row>
        <table:table-row>
          <table:table-cell table:style-name="ce0" office:value-type="string">
            <text:p>\C[6]その後、彼女は洞窟の隅々まで駆け巡り、目に
映ったすべての死神たちを完膚なきまでに叩き
のめし、その絶叫を轟かせ続けたという。</text:p>
          </table:table-cell>
          <table:table-cell table:style-name="ce0"/>
          <table:table-cell table:style-name="ce0"/>
          <table:table-cell table:style-name="ce0" office:value-type="string">
            <text:p>\C[6]After that, she toured every nook and cranny
of that cave, beating every Shinigami in
sight to a pulp, their screams echoing out
as she went.</text:p>
          </table:table-cell>
          <table:table-cell table:number-columns-repeated="1020"/>
        </table:table-row>
        <table:table-row>
          <table:table-cell table:style-name="ce0" office:value-type="string">
            <text:p>\C[6]今日、少女が受けた屈辱と芽生えたての羞恥心
が鎮まり切るまで、彼らの夜は明けない。</text:p>
          </table:table-cell>
          <table:table-cell table:style-name="ce0"/>
          <table:table-cell table:style-name="ce0"/>
          <table:table-cell table:style-name="ce0" office:value-type="string">
            <text:p>\C[6]For them, it would be a long night. Until the
every ounce of the girl's humiliation had
been repaid, they would not see the light
of dawn.</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20+02:00</meta:creation-date>
    <dc:date>2020-07-18T17:08:20+02:00</dc:date>
    <dc:title>Untitled Spreadsheet</dc:title>
    <dc:description/>
    <dc:subject/>
    <meta:keyword/>
    <meta:user-defined meta:name="Company">Microsoft Corporation</meta:user-defined>
    <meta:user-defined meta:name="category"/>
  </office:meta>
</office:document-meta>
</file>